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S F:\F Drive&gt; At line:1 char:3</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current day of the month is assumed.</text:p>
      <text:p text:style-name="Standard">"command" <text:s text:c="9"/>Is the Windows NT command, or batch program to be run.</text:p>
      <text:p text:style-name="Standard"/>
      <text:p text:style-name="Standard">PS F:\F Drive&gt; + - `logs\` and `.gitkeep` files to track empties</text:p>
      <text:p text:style-name="Standard">At line:1 char:4</text:p>
      <text:p text:style-name="Standard">+ + - `logs\` and `.gitkeep` files to track empties</text:p>
      <text:p text:style-name="Standard">+ <text:s text:c="3"/>~</text:p>
      <text:p text:style-name="Standard">Missing expression after unary operator '-'.</text:p>
      <text:p text:style-name="Standard">At line:1 char:5</text:p>
      <text:p text:style-name="Standard">+ + - `logs\` and `.gitkeep` files to track empties</text:p>
      <text:p text:style-name="Standard">+ <text:s text:c="4"/>~~~~~~~~~~~</text:p>
      <text:p text:style-name="Standard"><text:s text:c="4"/>+ FullyQualifiedErrorId : MissingExpressionAfterOperator</text:p>
      <text:p text:style-name="Standard"/>
      <text:p text:style-name="Standard">PS F:\F Drive&gt; + <text:s text:c="2"/>~~~~~~~~~~~</text:p>
      <text:p text:style-name="Standard">At line:1 char:2</text:p>
      <text:p text:style-name="Standard">+ + <text:s text:c="2"/>~~~~~~~~~~~</text:p>
      <text:p text:style-name="Standard">+ <text:s/>~</text:p>
      <text:p text:style-name="Standard">Missing expression after unary operator '+'.</text:p>
      <text:p text:style-name="Standard">+ + <text:s text:c="2"/>~~~~~~~~~~~</text:p>
      <text:p text:style-name="Standard">+ <text:s text:c="4"/>~~~~~~~~~~~</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text:soft-page-break/></text:p>
      <text:p text:style-name="Standard">PS F:\F Drive&gt; Unexpected token '`logs\` and' in expression or statement.</text:p>
      <text:p text:style-name="Standard">program. Check the spelling of the name, or if a path was included, verify that the path is correct and try again.</text:p>
      <text:p text:style-name="Standard">At line:1 char:1</text:p>
      <text:p text:style-name="Standard">+ Unexpected token '`logs\` and' in expression or statement.</text:p>
      <text:p text:style-name="Standard">+ ~~~~~~~~~~</text:p>
      <text:p text:style-name="Standard"><text:s text:c="4"/>+ CategoryInfo <text:s text:c="9"/>: ObjectNotFound: (Unexpected:String) [], CommandNotFoundException</text:p>
      <text:p text:style-name="Standard"><text:s text:c="4"/>+ FullyQualifiedErrorId : CommandNotFoundException</text:p>
      <text:p text:style-name="Standard"/>
      <text:p text:style-name="Standard">PS F:\F Drive&gt; <text:s text:c="4"/>+ CategoryInfo <text:s text:c="9"/>: ParserError: (:) [], ParentContainsErrorRecordException</text:p>
      <text:p text:style-name="Standard">+ <text:s text:c="4"/>+ CategoryInfo <text:s text:c="9"/>: ParserError: (:) [], ParentContainsErro ...</text:p>
      <text:p text:style-name="Standard">+ <text:s text:c="5"/>~</text:p>
      <text:p text:style-name="Standard">Missing expression after unary operator '+'.</text:p>
      <text:p text:style-name="Standard">At line:1 char:7</text:p>
      <text:p text:style-name="Standard">+ <text:s text:c="4"/>+ CategoryInfo <text:s text:c="9"/>: ParserError: (:) [], ParentContainsErro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MissingExpressionAfterOperator</text:p>
      <text:p text:style-name="Standard">At line:1 char:6</text:p>
      <text:p text:style-name="Standard">+ <text:s text:c="4"/>+ FullyQualifiedErrorId : MissingExpressionAfterOperator</text:p>
      <text:p text:style-name="Standard">+ <text:s text:c="5"/>~</text:p>
      <text:p text:style-name="Standard">Missing expression after unary operator '+'.</text:p>
      <text:p text:style-name="Standard">At line:1 char:7</text:p>
      <text:p text:style-name="Standard">+ <text:s text:c="4"/>+ FullyQualifiedErrorId : MissingExpressionAfterOperator</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S F:\F Drive&gt;</text:p>
      <text:p text:style-name="Standard">Get-Process : A positional parameter cannot be found that accepts argument 'Drive&gt;'.</text:p>
      <text:p text:style-name="Standard">At line:1 char:1</text:p>
      <text:p text:style-name="Standard">+ PS F:\F Drive&gt;</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text:p>
      <text:p text:style-name="Standard">At line:1 char:1</text:p>
      <text:p text:style-name="Standard">+ PS F:\F Drive&gt; ---</text:p>
      <text:p text:style-name="Standard">+ ~~~~~~~~~~~~~~~~~~</text:p>
      <text:p text:style-name="Standard"><text:s text:c="4"/>+ CategoryInfo <text:s text:c="9"/>: InvalidArgument: (:) [Get-Process], ParameterBindingException</text:p>
      <text:p text:style-name="Standard"><text:soft-page-break/><text:s text:c="4"/>+ FullyQualifiedErrorId : PositionalParameterNotFound,Microsoft.PowerShell.Commands.GetProcessCommand</text:p>
      <text:p text:style-name="Standard"/>
      <text:p text:style-name="Standard">PS F:\F Drive&gt; &gt;&gt;</text:p>
      <text:p text:style-name="Standard">&gt;&gt; : The term '&gt;&gt;' is not recognized as the name of a cmdlet, function, script file, or operable program. Check the</text:p>
      <text:p text:style-name="Standard">spelling of the name, or if a path was included, verify that the path is correct and try again.</text:p>
      <text:p text:style-name="Standard">At line:1 char:1</text:p>
      <text:p text:style-name="Standard">+ &gt;&gt;</text:p>
      <text:p text:style-name="Standard">+ ~~</text:p>
      <text:p text:style-name="Standard"><text:s text:c="4"/>+ CategoryInfo <text:s text:c="9"/>: ObjectNotFound: (&gt;&gt;:String) [], CommandNotFoundException</text:p>
      <text:p text:style-name="Standard"><text:s text:c="4"/>+ FullyQualifiedErrorId : CommandNotFoundException</text:p>
      <text:p text:style-name="Standard"/>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PS F:\F Drive&gt; + ---</text:p>
      <text:p text:style-name="Standard">&gt;&gt; + <text:s text:c="3"/>~</text:p>
      <text:p text:style-name="Standard">At line:2 char:2</text:p>
      <text:p text:style-name="Standard">+ + <text:s text:c="3"/>~</text:p>
      <text:p text:style-name="Standard">+ <text:s/>~</text:p>
      <text:p text:style-name="Standard">Missing expression after unary operator '+'.</text:p>
      <text:p text:style-name="Standard"><text:soft-page-break/>At line:2 char:6</text:p>
      <text:p text:style-name="Standard">+ + <text:s text:c="3"/>~</text:p>
      <text:p text:style-name="Standard">+ <text:s text:c="5"/>~</text:p>
      <text:p text:style-name="Standard">Unexpected token '~' in expression or statement.</text:p>
      <text:p text:style-name="Standard">+ + ---</text:p>
      <text:p text:style-name="Standard">+ <text:s text:c="4"/>~</text:p>
      <text:p text:style-name="Standard">The '--' operator works only on variables or on properties.</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Missing expression after unary operator '-'.</text:p>
      <text:p text:style-name="Standard">Missing : The term 'Missing'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Missing expression after unary operator '-'.</text:p>
      <text:p text:style-name="Standard">+ ~~~~~~~</text:p>
      <text:p text:style-name="Standard"><text:s text:c="4"/>+ CategoryInfo <text:s text:c="9"/>: ObjectNotFound: (Missing:String) [], CommandNotFoundException</text:p>
      <text:p text:style-name="Standard"><text:s text:c="4"/>+ FullyQualifiedErrorId : CommandNotFoundException</text:p>
      <text:p text:style-name="Standard"/>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text:soft-page-break/>PS F:\F Drive&gt; + ---</text:p>
      <text:p text:style-name="Standard">At line:2 char:2</text:p>
      <text:p text:style-name="Standard">+ <text:s/>~</text:p>
      <text:p text:style-name="Standard">Missing expression after unary operator '+'.</text:p>
      <text:p text:style-name="Standard">At line:2 char:5</text:p>
      <text:p text:style-name="Standard">+ + <text:s text:c="2"/>~</text:p>
      <text:p text:style-name="Standard">+ <text:s text:c="4"/>~</text:p>
      <text:p text:style-name="Standard">Unexpected token '~' in expression or statement.</text:p>
      <text:p text:style-name="Standard">At line:1 char:5</text:p>
      <text:p text:style-name="Standard">+ + ---</text:p>
      <text:p text:style-name="Standard">+ <text:s text:c="4"/>~</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he '--' operator works only on variables or on properties.</text:p>
      <text:p text:style-name="Standard">The : The term 'The' is not recognized as the name of a cmdlet, function, script file, or operable program. Check the</text:p>
      <text:p text:style-name="Standard">spelling of the name, or if a path was included, verify that the path is correct and try again.</text:p>
      <text:p text:style-name="Standard">At line:1 char:1</text:p>
      <text:p text:style-name="Standard"><text:s text:c="4"/>+ CategoryInfo <text:s text:c="9"/>: ObjectNotFound: (The:String) [], CommandNotFoundException</text:p>
      <text:p text:style-name="Standard"><text:s text:c="4"/>+ FullyQualifiedErrorId : CommandNotFoundException</text:p>
      <text:p text:style-name="Standard"/>
      <text:p text:style-name="Standard">PS F:\F Drive&gt; <text:s text:c="4"/>+ CategoryInfo <text:s text:c="9"/>: ParserError: (:) [], ParentContainsErrorRecordException</text:p>
      <text:p text:style-name="Standard">At line:1 char:6</text:p>
      <text:p text:style-name="Standard">+ <text:s text:c="4"/>+ CategoryInfo <text:s text:c="9"/>: ParserError: (:) [], ParentContainsErro ...</text:p>
      <text:p text:style-name="Standard">+ <text:s text:c="5"/>~</text:p>
      <text:p text:style-name="Standard">Missing expression after unary operator '+'.</text:p>
      <text:p text:style-name="Standard">+ <text:s text:c="4"/>+ CategoryInfo <text:s text:c="9"/>: ParserError: (:) [], ParentContainsErro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MissingExpressionAfterOperator</text:p>
      <text:p text:style-name="Standard">At line:1 char:6</text:p>
      <text:p text:style-name="Standard">+ <text:s text:c="4"/>+ FullyQualifiedErrorId : MissingExpressionAfterOperator</text:p>
      <text:p text:style-name="Standard">+ <text:s text:c="5"/>~</text:p>
      <text:p text:style-name="Standard">Missing expression after unary operator '+'.</text:p>
      <text:p text:style-name="Standard">At line:1 char:7</text:p>
      <text:p text:style-name="Standard">+ <text:s text:c="4"/>+ FullyQualifiedErrorId : MissingExpressionAfterOperator</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S F:\F Drive&gt; When you're ready, we'll start **filling in real logic** for `scripts\Reindex.ps1` (parallel indexing, Poppler detection, DOCX to text, ref regex, etc.) and then wire `Setup-ResearchBase.ps1` to call it.</text:p>
      <text:p text:style-name="Standard"><text:soft-page-break/>parallel : The term 'parallel' is not recognized as the name of a cmdlet, function, script file, or operable program.</text:p>
      <text:p text:style-name="Standard">Check the spelling of the name, or if a path was included, verify that the path is correct and try again.</text:p>
      <text:p text:style-name="Standard">At line:1 char:100</text:p>
      <text:p text:style-name="Standard">+ ... **filling in real logic** for `scripts\Reindex.ps1` (parallel indexin ...</text:p>
      <text:p text:style-name="Standard">+ <text:s text:c="57"/>~~~~~~~~</text:p>
      <text:p text:style-name="Standard"><text:s text:c="4"/>+ CategoryInfo <text:s text:c="9"/>: ObjectNotFound: (parallel:String) [], CommandNotFoundException</text:p>
      <text:p text:style-name="Standard"><text:s text:c="4"/>+ FullyQualifiedErrorId : CommandNotFoundException</text:p>
      <text:p text:style-name="Standard"/>
      <text:p text:style-name="Standard">PS F:\F Drive&gt; parallel : The term 'parallel' is not recognized as the name of a cmdlet, function, script file, or operable program.</text:p>
      <text:p text:style-name="Standard">At line:1 char:9</text:p>
      <text:p text:style-name="Standard">+ <text:s text:c="8"/>~</text:p>
      <text:p text:style-name="Standard">Missing statement body after keyword 'parallel'.</text:p>
      <text:p text:style-name="Standard"><text:s text:c="4"/>+ CategoryInfo <text:s text:c="9"/>: ParserError: (:) [], ParentContainsErrorRecordException</text:p>
      <text:p text:style-name="Standard"><text:s text:c="4"/>+ FullyQualifiedErrorId : MissingStatementAfterKeyword</text:p>
      <text:p text:style-name="Standard"/>
      <text:p text:style-name="Standard">PS F:\F Drive&gt; Check the spelling of the name, or if a path was included, verify that the path is correct and try again.</text:p>
      <text:p text:style-name="Standard">Check : The term 'Check' is not recognized as the name of a cmdlet, function, script file, or operable program. Check</text:p>
      <text:p text:style-name="Standard">the spelling of the name, or if a path was included, verify that the path is correct and try again.</text:p>
      <text:p text:style-name="Standard">At line:1 char:1</text:p>
      <text:p text:style-name="Standard">+ Check the spelling of the name, or if a path was included, verify tha ...</text:p>
      <text:p text:style-name="Standard">+ ~~~~~</text:p>
      <text:p text:style-name="Standard"><text:s text:c="4"/>+ CategoryInfo <text:s text:c="9"/>: ObjectNotFound: (Check:String) [], CommandNotFoundException</text:p>
      <text:p text:style-name="Standard"><text:s text:c="4"/>+ FullyQualifiedErrorId : CommandNotFoundException</text:p>
      <text:p text:style-name="Standard"/>
      <text:p text:style-name="Standard">PS F:\F Drive&gt; At line:1 char:85</text:p>
      <text:p text:style-name="Standard">The AT command has been deprecated. Please use schtasks.exe instead.</text:p>
      <text:p text:style-name="Standard"/>
      <text:p text:style-name="Standard">Invalid command.</text:p>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oft-page-break/><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command" <text:s text:c="9"/>Is the Windows NT command, or batch program to be run.</text:p>
      <text:p text:style-name="Standard"/>
      <text:p text:style-name="Standard">PS F:\F Drive&gt; + ... **filling in real logic** for `scripts\Reindex.ps1` (parallel indexin ...</text:p>
      <text:p text:style-name="Standard">&gt;&gt; + <text:s text:c="57"/>~~~~~~~~</text:p>
      <text:p text:style-name="Standard">At line:1 char:2</text:p>
      <text:p text:style-name="Standard">+ + ... **filling in real logic** for `scripts\Reindex.ps1` (parallel i ...</text:p>
      <text:p text:style-name="Standard">+ <text:s/>~</text:p>
      <text:p text:style-name="Standard">Missing expression after unary operator '+'.</text:p>
      <text:p text:style-name="Standard">At line:1 char:5</text:p>
      <text:p text:style-name="Standard">+ + ... **filling in real logic** for `scripts\Reindex.ps1` (parallel i ...</text:p>
      <text:p text:style-name="Standard">You must provide a value expression following the '..' operator.</text:p>
      <text:p text:style-name="Standard">At line:1 char:5</text:p>
      <text:p text:style-name="Standard">+ + ... **filling in real logic** for `scripts\Reindex.ps1` (parallel i ...</text:p>
      <text:p text:style-name="Standard">+ <text:s text:c="4"/>~</text:p>
      <text:p text:style-name="Standard">Unexpected token '.' in expression or statement.</text:p>
      <text:p text:style-name="Standard">At line:1 char:80</text:p>
      <text:p text:style-name="Standard">+ ... lling in real logic** for `scripts\Reindex.ps1` (parallel indexin ...</text:p>
      <text:p text:style-name="Standard">+ <text:s text:c="73"/>~</text:p>
      <text:p text:style-name="Standard">Missing closing ')' in expression.</text:p>
      <text:p text:style-name="Standard"><text:s text:c="4"/>+ FullyQualifiedErrorId : MissingExpressionAfterOperator</text:p>
      <text:p text:style-name="Standard"/>
      <text:p text:style-name="Standard">PS F:\F Drive&gt; <text:s text:c="4"/>+ CategoryInfo <text:s text:c="9"/>: ObjectNotFound: (parallel:String) [], CommandNotFoundException</text:p>
      <text:p text:style-name="Standard">At line:1 char:6</text:p>
      <text:p text:style-name="Standard">+ <text:s text:c="4"/>+ CategoryInfo <text:s text:c="9"/>: ObjectNotFound: (parallel:String) [], C ...</text:p>
      <text:p text:style-name="Standard">+ <text:s text:c="5"/>~</text:p>
      <text:p text:style-name="Standard">Missing expression after unary operator '+'.</text:p>
      <text:p text:style-name="Standard">At line:1 char:7</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At line:1 char:6</text:p>
      <text:p text:style-name="Standard">+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text:soft-page-break/></text:p>
      <text:p text:style-name="Standard">PS F:\F Drive&gt;</text:p>
      <text:p text:style-name="Standard">PS F:\F Drive&gt; PS F:\F Drive&gt; ::contentReference[oaicite:0]{index=0}</text:p>
      <text:p text:style-name="Standard">Get-Process : A positional parameter cannot be found that accepts argument 'Drive&gt;'.</text:p>
      <text:p text:style-name="Standard">At line:1 char:1</text:p>
      <text:p text:style-name="Standard">+ PS F:\F Drive&gt; ::contentReference[oaicite:0]{index=0}</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contentReference[oaicite:0] : The term '::contentReference[oaicite:0]' is not recognized as the name of a cmdlet,</text:p>
      <text:p text:style-name="Standard">&gt;&gt; function, script file, or operable program. Check the spelling of the name, or if a path was included, verify that the</text:p>
      <text:p text:style-name="Standard">::contentReference[oaicite:0] : The term '::contentReference[oaicite:0]' is not recognized as the name of a cmdlet,</text:p>
      <text:p text:style-name="Standard">path is correct and try again.</text:p>
      <text:p text:style-name="Standard">At line:1 char:1</text:p>
      <text:p text:style-name="Standard">+ ::contentReference[oaicite:0] : The term '::contentReference[oaicite: ...</text:p>
      <text:p text:style-name="Standard">+ ~~~~~~~~~~~~~~~~~~~~~~~~~~~~~</text:p>
      <text:p text:style-name="Standard"><text:s text:c="4"/>+ CategoryInfo <text:s text:c="9"/>: ObjectNotFound: (::contentReference[oaicite:0]:String) [], CommandNotFoundException</text:p>
      <text:p text:style-name="Standard"><text:s text:c="4"/>+ FullyQualifiedErrorId : CommandNotFoundException</text:p>
      <text:p text:style-name="Standard"/>
      <text:p text:style-name="Standard">PS F:\F Drive&gt; path is correct and try again.</text:p>
      <text:p text:style-name="Standard">path : The term 'path' is not recognized as the name of a cmdlet, function, script file, or operable program. Check</text:p>
      <text:p text:style-name="Standard">the spelling of the name, or if a path was included, verify that the path is correct and try again.</text:p>
      <text:p text:style-name="Standard">At line:1 char:1</text:p>
      <text:p text:style-name="Standard">+ ~~~~</text:p>
      <text:p text:style-name="Standard"><text:s text:c="4"/>+ CategoryInfo <text:s text:c="9"/>: ObjectNotFound: (path:String) [], CommandNotFoundException</text:p>
      <text:p text:style-name="Standard"><text:s text:c="4"/>+ FullyQualifiedErrorId : CommandNotFoundException</text:p>
      <text:p text:style-name="Standard"/>
      <text:p text:style-name="Standard">PS F:\F Drive&gt; At line:1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oft-page-break/><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 + ::contentReference[oaicite:0]{index=0}</text:p>
      <text:p text:style-name="Standard">+ <text:s/>~</text:p>
      <text:p text:style-name="Standard">Missing expression after unary operator '+'.</text:p>
      <text:p text:style-name="Standard">At line:1 char:3</text:p>
      <text:p text:style-name="Standard">+ + ::contentReference[oaicite:0]{index=0}</text:p>
      <text:p text:style-name="Standard">+ <text:s text:c="2"/>~~~~~~~~~~~~~~~~~~~~~~~~~~~~~</text:p>
      <text:p text:style-name="Standard">Unexpected token '::contentReference[oaicite:0]' in expression or statement.</text:p>
      <text:p text:style-name="Standard"><text:s text:c="4"/>+ CategoryInfo <text:s text:c="9"/>: ParserError: (:) [], ParentContainsErrorRecordException</text:p>
      <text:p text:style-name="Standard"/>
      <text:p text:style-name="Standard">PS F:\F Drive&gt; + ~~~~~~~~~~~~~~~~~~~~~~~~~~~~~</text:p>
      <text:p text:style-name="Standard">At line:1 char:2</text:p>
      <text:p text:style-name="Standard">+ + ~~~~~~~~~~~~~~~~~~~~~~~~~~~~~</text:p>
      <text:p text:style-name="Standard">+ <text:s/>~</text:p>
      <text:p text:style-name="Standard">Missing expression after unary operator '+'.</text:p>
      <text:p text:style-name="Standard">At line:1 char:3</text:p>
      <text:p text:style-name="Standard">+ + ~~~~~~~~~~~~~~~~~~~~~~~~~~~~~</text:p>
      <text:p text:style-name="Standard">+ <text:s text:c="2"/>~~~~~~~~~~~~~~~~~~~~~~~~~~~~~</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CategoryInfo <text:s text:c="9"/>: ObjectNotFound: (::contentReference[oaicite:0]:String) [], CommandNotFoundException</text:p>
      <text:p text:style-name="Standard">At line:1 char:6</text:p>
      <text:p text:style-name="Standard">+ <text:s text:c="5"/>~</text:p>
      <text:p text:style-name="Standard">Missing expression after unary operator '+'.</text:p>
      <text:p text:style-name="Standard">At line:1 char:7</text:p>
      <text:p text:style-name="Standard">+ <text:s text:c="4"/>+ CategoryInfo <text:s text:c="9"/>: ObjectNotFound: (::contentReference[oai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
      <text:p text:style-name="Standard">PS F:\F Drive&gt; <text:s text:c="4"/>+ FullyQualifiedErrorId : CommandNotFoundException</text:p>
      <text:p text:style-name="Standard">At line:1 char:6</text:p>
      <text:p text:style-name="Standard"><text:soft-page-break/>+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S F:\F Drive&gt; .\Run-ResearchBase.cmd</text:p>
      <text:p text:style-name="Standard">Get-Process : A positional parameter cannot be found that accepts argument 'Drive&gt;'.</text:p>
      <text:p text:style-name="Standard">At line:1 char:1</text:p>
      <text:p text:style-name="Standard">+ PS F:\F Drive&gt; .\Run-ResearchBase.cmd</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Run-ResearchBase.cmd : The term '.\Run-ResearchBase.cmd' is not recognized as the name of a cmdlet, function, script</text:p>
      <text:p text:style-name="Standard">At line:1 char:2517</text:p>
      <text:p text:style-name="Standard">+ ... } catch { } } } ; Write-Host 'Done.' -ForegroundColor Green;, F:\F Dr ...</text:p>
      <text:p text:style-name="Standard">+ <text:s text:c="65"/>~</text:p>
      <text:p text:style-name="Standard">Missing expression after unary operator ','.</text:p>
      <text:p text:style-name="Standard">At line:1 char:2518</text:p>
      <text:p text:style-name="Standard">+ ... tch { } } } ; Write-Host 'Done.' -ForegroundColor Green;, F:\F Drive"</text:p>
      <text:p text:style-name="Standard">+ <text:s text:c="62"/>~~~~</text:p>
      <text:p text:style-name="Standard">Unexpected token 'F:\F' in expression or statement.</text:p>
      <text:p text:style-name="Standard">At line:1 char:2528</text:p>
      <text:p text:style-name="Standard">+ ... tch { } } } ; Write-Host 'Done.' -ForegroundColor Green;, F:\F Drive"</text:p>
      <text:p text:style-name="Standard">+ <text:s text:c="72"/>~</text:p>
      <text:p text:style-name="Standard">The string is missing the terminator: ".</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file, or operable program. Check the spelling of the name, or if a path was included, verify that the patAt line:1 char:5</text:p>
      <text:p text:style-name="Standard">+ file, or operable program. Check the spelling of the name, or if a pa ...</text:p>
      <text:p text:style-name="Standard">+ <text:s text:c="4"/>~</text:p>
      <text:p text:style-name="Standard">Missing argument in parameter list.</text:p>
      <text:p text:style-name="Standard"><text:s text:c="4"/>+ CategoryInfo <text:s text:c="9"/>: ParserError: (:) [], ParentContainsErrorRecordException</text:p>
      <text:p text:style-name="Standard"><text:s text:c="4"/>+ FullyQualifiedErrorId : MissingArgument</text:p>
      <text:p text:style-name="Standard"/>
      <text:p text:style-name="Standard">PS F:\F Drive&gt; and try again.</text:p>
      <text:p text:style-name="Standard">and : The term 'and' is not recognized as the name of a cmdlet, function, script file, or operable program. Check the</text:p>
      <text:p text:style-name="Standard">spelling of the name, or if a path was included, verify that the path is correct and try again.</text:p>
      <text:p text:style-name="Standard">At line:1 char:1</text:p>
      <text:p text:style-name="Standard"><text:soft-page-break/>+ ~~~</text:p>
      <text:p text:style-name="Standard"><text:s text:c="4"/>+ CategoryInfo <text:s text:c="9"/>: ObjectNotFound: (and:String) [], CommandNotFoundException</text:p>
      <text:p text:style-name="Standard"><text:s text:c="4"/>+ FullyQualifiedErrorId : CommandNotFoundException</text:p>
      <text:p text:style-name="Standard"/>
      <text:p text:style-name="Standard">PS F:\F Drive&gt; At line:1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 + .\Run-ResearchBase.cmd</text:p>
      <text:p text:style-name="Standard">+ <text:s/>~</text:p>
      <text:p text:style-name="Standard">Missing expression after unary operator '+'.</text:p>
      <text:p text:style-name="Standard">At line:1 char:3</text:p>
      <text:p text:style-name="Standard">+ + .\Run-ResearchBase.cmd</text:p>
      <text:p text:style-name="Standard">+ <text:s text:c="2"/>~~~~~~~~~~~~~~~~~~~~~~</text:p>
      <text:p text:style-name="Standard">Unexpected token '.\Run-ResearchBase.cmd' in expression or statement.</text:p>
      <text:p text:style-name="Standard"><text:s text:c="4"/>+ CategoryInfo <text:s text:c="9"/>: ParserError: (:) [], ParentContainsErrorRecordException</text:p>
      <text:p text:style-name="Standard"/>
      <text:p text:style-name="Standard">PS F:\F Drive&gt; + ~~~~~~~~~~~~~~~~~~~~~~</text:p>
      <text:p text:style-name="Standard">At line:1 char:2</text:p>
      <text:p text:style-name="Standard">+ + ~~~~~~~~~~~~~~~~~~~~~~</text:p>
      <text:p text:style-name="Standard">+ <text:s/>~</text:p>
      <text:p text:style-name="Standard">Missing expression after unary operator '+'.</text:p>
      <text:p text:style-name="Standard">At line:1 char:3</text:p>
      <text:p text:style-name="Standard"><text:soft-page-break/>+ + ~~~~~~~~~~~~~~~~~~~~~~</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CategoryInfo <text:s text:c="9"/>: ObjectNotFound: (.\Run-ResearchBase.cmd:String) [], CommandNotFoundException</text:p>
      <text:p text:style-name="Standard">At line:1 char:6</text:p>
      <text:p text:style-name="Standard">+ <text:s text:c="4"/>+ CategoryInfo <text:s text:c="9"/>: ObjectNotFound: (.\Run-ResearchBase.cmd ...</text:p>
      <text:p text:style-name="Standard">Missing expression after unary operator '+'.</text:p>
      <text:p text:style-name="Standard">At line:1 char:7</text:p>
      <text:p text:style-name="Standard">+ <text:s text:c="4"/>+ CategoryInfo <text:s text:c="9"/>: ObjectNotFound: (.\Run-ResearchBase.cmd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At line:1 char:6</text:p>
      <text:p text:style-name="Standard">+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S F:\F Drive&gt; .\Setup-ResearchBase.ps1</text:p>
      <text:p text:style-name="Standard">Get-Process : A positional parameter cannot be found that accepts argument 'Drive&gt;'.</text:p>
      <text:p text:style-name="Standard">At line:1 char:1</text:p>
      <text:p text:style-name="Standard">+ PS F:\F Drive&gt; .\Setup-ResearchBase.ps1</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Setup-ResearchBase.ps1 : File F:\F Drive\Setup-ResearchBase.ps1 cannot be loaded because running scripts is disabled</text:p>
      <text:p text:style-name="Standard">At line:1 char:1</text:p>
      <text:p text:style-name="Standard">+ .\Setup-ResearchBase.ps1 : File F:\F Drive\Setup-ResearchBase.ps1 can ...</text:p>
      <text:p text:style-name="Standard">+ ~~~~~~~~~~~~~~~~~~~~~~~~~~~~~~~~~~~~~~~~~~~~~~~~~~~~~~~~~~~~~~~~~~~~~</text:p>
      <text:p text:style-name="Standard"><text:s text:c="4"/>+ CategoryInfo <text:s text:c="9"/>: InvalidArgument: (:) [Setup-ResearchBase.ps1], ParameterBindingException</text:p>
      <text:p text:style-name="Standard"><text:s text:c="4"/>+ FullyQualifiedErrorId : PositionalParameterNotFound,Setup-ResearchBase.ps1</text:p>
      <text:p text:style-name="Standard"/>
      <text:p text:style-name="Standard">PS F:\F Drive&gt; on this system. For more information, see about_Execution_Policies at https:/go.microsoft.com/fwlink/?LinkID=135170.</text:p>
      <text:p text:style-name="Standard"><text:soft-page-break/>on : The term 'on' is not recognized as the name of a cmdlet, function, script file, or operable program. Check the</text:p>
      <text:p text:style-name="Standard">spelling of the name, or if a path was included, verify that the path is correct and try again.</text:p>
      <text:p text:style-name="Standard">At line:1 char:1</text:p>
      <text:p text:style-name="Standard">+ ~~</text:p>
      <text:p text:style-name="Standard"><text:s text:c="4"/>+ CategoryInfo <text:s text:c="9"/>: ObjectNotFound: (on:String) [], CommandNotFoundException</text:p>
      <text:p text:style-name="Standard"><text:s text:c="4"/>+ FullyQualifiedErrorId : CommandNotFoundException</text:p>
      <text:p text:style-name="Standard"/>
      <text:p text:style-name="Standard">PS F:\F Drive&gt; At line:1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Setup-ResearchBase.ps1</text:p>
      <text:p text:style-name="Standard">At line:1 char:2</text:p>
      <text:p text:style-name="Standard">+ + .\Setup-ResearchBase.ps1</text:p>
      <text:p text:style-name="Standard">+ <text:s/>~</text:p>
      <text:p text:style-name="Standard">Missing expression after unary operator '+'.</text:p>
      <text:p text:style-name="Standard">At line:1 char:3</text:p>
      <text:p text:style-name="Standard">+ + .\Setup-ResearchBase.ps1</text:p>
      <text:p text:style-name="Standard">+ <text:s text:c="2"/>~~~~~~~~~~~~~~~~~~~~~~~~</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p>
      <text:p text:style-name="Standard"><text:soft-page-break/>At line:1 char:2</text:p>
      <text:p text:style-name="Standard">+ + ~~~~~~~~~~~~~~~~~~~~~~~~</text:p>
      <text:p text:style-name="Standard">+ <text:s/>~</text:p>
      <text:p text:style-name="Standard">Missing expression after unary operator '+'.</text:p>
      <text:p text:style-name="Standard">At line:1 char:3</text:p>
      <text:p text:style-name="Standard">+ + ~~~~~~~~~~~~~~~~~~~~~~~~</text:p>
      <text:p text:style-name="Standard">+ <text:s text:c="2"/>~~~~~~~~~~~~~~~~~~~~~~~~</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PS F:\F Drive&gt; <text:s text:c="4"/>+ CategoryInfo <text:s text:c="9"/>: SecurityError: (:) [], PSSecurityException</text:p>
      <text:p text:style-name="Standard">At line:1 char:6</text:p>
      <text:p text:style-name="Standard">+ <text:s text:c="4"/>+ CategoryInfo <text:s text:c="9"/>: SecurityError: (:) [], PSSecurityExcept ...</text:p>
      <text:p text:style-name="Standard">+ <text:s text:c="5"/>~</text:p>
      <text:p text:style-name="Standard">Missing expression after unary operator '+'.</text:p>
      <text:p text:style-name="Standard">At line:1 char:7</text:p>
      <text:p text:style-name="Standard">+ <text:s text:c="4"/>+ CategoryInfo <text:s text:c="9"/>: SecurityError: (:) [], PSSecurityExcept ...</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UnauthorizedAccess</text:p>
      <text:p text:style-name="Standard">At line:1 char:6</text:p>
      <text:p text:style-name="Standard">+ <text:s text:c="4"/>+ FullyQualifiedErrorId : UnauthorizedAccess</text:p>
      <text:p text:style-name="Standard">+ <text:s text:c="5"/>~</text:p>
      <text:p text:style-name="Standard">At line:1 char:7</text:p>
      <text:p text:style-name="Standard">+ <text:s text:c="4"/>+ FullyQualifiedErrorId : UnauthorizedAccess</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PS F:\F Drive&gt; Run-ResearchBase.cmd</text:p>
      <text:p text:style-name="Standard">Get-Process : A positional parameter cannot be found that accepts argument 'Drive&gt;'.</text:p>
      <text:p text:style-name="Standard">At line:1 char:1</text:p>
      <text:p text:style-name="Standard">+ PS F:\F Drive&gt; Run-ResearchBase.cmd</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Run-ResearchBase.cmd : The term 'Run-ResearchBase.cmd' is not recognized as the name of a cmdlet, function, script</text:p>
      <text:p text:style-name="Standard">Run-ResearchBase.cmd : The term 'Run-ResearchBase.cmd' is not recognized as the name of a cmdlet, function, script</text:p>
      <text:p text:style-name="Standard">file, or operable program. Check the spelling of the name, or if a path was included, verify that the path is correct</text:p>
      <text:p text:style-name="Standard">and try again.</text:p>
      <text:p text:style-name="Standard">At line:1 char:1</text:p>
      <text:p text:style-name="Standard"><text:soft-page-break/>+ Run-ResearchBase.cmd : The term 'Run-ResearchBase.cmd' is not recogni ...</text:p>
      <text:p text:style-name="Standard">+ ~~~~~~~~~~~~~~~~~~~~</text:p>
      <text:p text:style-name="Standard"><text:s text:c="4"/>+ CategoryInfo <text:s text:c="9"/>: ObjectNotFound: (Run-ResearchBase.cmd:String) [], CommandNotFoundException</text:p>
      <text:p text:style-name="Standard"><text:s text:c="4"/>+ FullyQualifiedErrorId : CommandNotFoundException</text:p>
      <text:p text:style-name="Standard"/>
      <text:p text:style-name="Standard"/>
      <text:p text:style-name="Standard">Suggestion [3,General]: The command Run-ResearchBase.cmd was not found, but does exist in the current location. Windows PowerShell does not load commands from the current location by default. If you trust this command, instead type: ".\Run-ResearchBase.cmd". See "get-help about_Command_Precedence" for more details.</text:p>
      <text:p text:style-name="Standard">PS F:\F Drive&gt; file, or operable program. Check the spelling of the name, or if a path was included, verify that the patAt line:1 char:5</text:p>
      <text:p text:style-name="Standard">+ file, or operable program. Check the spelling of the name, or if a pa ...</text:p>
      <text:p text:style-name="Standard">+ <text:s text:c="4"/>~</text:p>
      <text:p text:style-name="Standard">Missing argument in parameter list.</text:p>
      <text:p text:style-name="Standard"><text:s text:c="4"/>+ CategoryInfo <text:s text:c="9"/>: ParserError: (:) [], ParentContainsErrorRecordException</text:p>
      <text:p text:style-name="Standard"><text:s text:c="4"/>+ FullyQualifiedErrorId : MissingArgument</text:p>
      <text:p text:style-name="Standard"/>
      <text:p text:style-name="Standard">PS F:\F Drive&gt; and try again.</text:p>
      <text:p text:style-name="Standard">and : The term 'and' is not recognized as the name of a cmdlet, function, script file, or operable program. Check the</text:p>
      <text:p text:style-name="Standard">spelling of the name, or if a path was included, verify that the path is correct and try again.</text:p>
      <text:p text:style-name="Standard">At line:1 char:1</text:p>
      <text:p text:style-name="Standard">+ ~~~</text:p>
      <text:p text:style-name="Standard"><text:s text:c="4"/>+ CategoryInfo <text:s text:c="9"/>: ObjectNotFound: (and:String) [], CommandNotFoundException</text:p>
      <text:p text:style-name="Standard"><text:s text:c="4"/>+ FullyQualifiedErrorId : CommandNotFoundException</text:p>
      <text:p text:style-name="Standard"/>
      <text:p text:style-name="Standard">PS F:\F Drive&gt; At line:1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oft-page-break/><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At line:1 char:2</text:p>
      <text:p text:style-name="Standard">+ + Run-ResearchBase.cmd</text:p>
      <text:p text:style-name="Standard">Missing expression after unary operator '+'.</text:p>
      <text:p text:style-name="Standard">At line:1 char:3</text:p>
      <text:p text:style-name="Standard">+ + Run-ResearchBase.cmd</text:p>
      <text:p text:style-name="Standard">+ <text:s text:c="2"/>~~~~~~~~~~~~~~~~~~~~</text:p>
      <text:p text:style-name="Standard">Unexpected token 'Run-ResearchBase.cm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At line:1 char:2</text:p>
      <text:p text:style-name="Standard">+ + ~~~~~~~~~~~~~~~~~~~~</text:p>
      <text:p text:style-name="Standard">+ <text:s/>~</text:p>
      <text:p text:style-name="Standard">Missing expression after unary operator '+'.</text:p>
      <text:p text:style-name="Standard">At line:1 char:3</text:p>
      <text:p text:style-name="Standard">+ + ~~~~~~~~~~~~~~~~~~~~</text:p>
      <text:p text:style-name="Standard">+ <text:s text:c="2"/>~~~~~~~~~~~~~~~~~~~~</text:p>
      <text:p text:style-name="Standard">Unexpected token '~~~~~~~~~~~~~~~~~~~~' in expression or statement.</text:p>
      <text:p text:style-name="Standard"><text:s text:c="4"/>+ FullyQualifiedErrorId : MissingExpressionAfterOperator</text:p>
      <text:p text:style-name="Standard"/>
      <text:p text:style-name="Standard">PS F:\F Drive&gt; <text:s text:c="4"/>+ CategoryInfo <text:s text:c="9"/>: ObjectNotFound: (Run-ResearchBase.cmd:String) [], CommandNotFoundException</text:p>
      <text:p text:style-name="Standard">At line:1 char:6</text:p>
      <text:p text:style-name="Standard">+ <text:s text:c="4"/>+ CategoryInfo <text:s text:c="9"/>: ObjectNotFound: (Run-ResearchBase.cmd:S ...</text:p>
      <text:p text:style-name="Standard">+ <text:s text:c="5"/>~</text:p>
      <text:p text:style-name="Standard">Missing expression after unary operator '+'.</text:p>
      <text:p text:style-name="Standard">At line:1 char:7</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At line:1 char:6</text:p>
      <text:p text:style-name="Standard">+ <text:s text:c="4"/>+ FullyQualifiedErrorId : CommandNotFoundException</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oft-page-break/><text:s text:c="4"/>+ FullyQualifiedErrorId : MissingExpressionAfterOperator</text:p>
      <text:p text:style-name="Standard"/>
      <text:p text:style-name="Standard">PS F:\F Drive&gt;</text:p>
      <text:p text:style-name="Standard">PS F:\F Drive&gt;</text:p>
      <text:p text:style-name="Standard">PS F:\F Drive&gt; Suggestion [3,General]: The command Run-ResearchBase.cmd was not found, but does exist in the current location. Windows PowerShell does not load commands from the current location by default. If you trust this command, instead type: ".\Run-ResearchBase.cmd". See "get-help about_Command_Precedence" for more details.</text:p>
      <text:p text:style-name="Standard">Suggestion : The term 'Suggestion' is not recognized as the name of a cmdlet, function, script file, or operable</text:p>
      <text:p text:style-name="Standard">program. Check the spelling of the name, or if a path was included, verify that the path is correct and try again.</text:p>
      <text:p text:style-name="Standard">At line:1 char:1</text:p>
      <text:p text:style-name="Standard">+ Suggestion [3,General]: The command Run-ResearchBase.cmd was not foun ...</text:p>
      <text:p text:style-name="Standard">+ ~~~~~~~~~~</text:p>
      <text:p text:style-name="Standard"><text:s text:c="4"/>+ CategoryInfo <text:s text:c="9"/>: ObjectNotFound: (Suggestion:String) [], CommandNotFoundException</text:p>
      <text:p text:style-name="Standard"><text:s text:c="4"/>+ FullyQualifiedErrorId : CommandNotFoundException</text:p>
      <text:p text:style-name="Standard"/>
      <text:p text:style-name="Standard">PS F:\F Drive&gt; PS F:\F Drive&gt; .\QuickSearch.ps1 "logos|???π?"</text:p>
      <text:p text:style-name="Standard">Get-Process : A positional parameter cannot be found that accepts argument 'Drive&gt;'.</text:p>
      <text:p text:style-name="Standard">At line:1 char:1</text:p>
      <text:p text:style-name="Standard">+ PS F:\F Drive&gt; .\QuickSearch.ps1 "logos|???π?"</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QuickSearch.ps1 : File F:\F Drive\QuickSearch.ps1 cannot be loaded because running scripts is disabled on this</text:p>
      <text:p text:style-name="Standard">At line:1 char:1</text:p>
      <text:p text:style-name="Standard">+ .\QuickSearch.ps1 : File F:\F Drive\QuickSearch.ps1 cannot be loaded <text:s/>...</text:p>
      <text:p text:style-name="Standard">+ ~~~~~~~~~~~~~~~~~~~~~~~~~~~~~~~~~~~~~~~~~~~~~~~~~~~~~~~~~~~~~~~~~~~~~</text:p>
      <text:p text:style-name="Standard"><text:s text:c="4"/>+ CategoryInfo <text:s text:c="9"/>: InvalidArgument: (:) [QuickSearch.ps1], ParameterBindingException</text:p>
      <text:p text:style-name="Standard"><text:s text:c="4"/>+ FullyQualifiedErrorId : PositionalParameterNotFound,QuickSearch.ps1</text:p>
      <text:p text:style-name="Standard"/>
      <text:p text:style-name="Standard">PS F:\F Drive&gt; system. For more information, see about_Execution_Policies at https:/go.microsoft.com/fwlink/?LinkID=135170.</text:p>
      <text:p text:style-name="Standard">system. : The term 'system.'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text:p>
      <text:p text:style-name="Standard"><text:s text:c="4"/>+ CategoryInfo <text:s text:c="9"/>: ObjectNotFound: (system.:String) [], CommandNotFoundException</text:p>
      <text:p text:style-name="Standard"><text:s text:c="4"/>+ FullyQualifiedErrorId : CommandNotFoundException</text:p>
      <text:p text:style-name="Standard"/>
      <text:p text:style-name="Standard">PS F:\F Drive&gt; At line:1 char:1</text:p>
      <text:p text:style-name="Standard">The AT command has been deprecated. Please use schtasks.exe instead.</text:p>
      <text:p text:style-name="Standard"/>
      <text:p text:style-name="Standard">Invalid command.</text:p>
      <text:p text:style-name="Standard"><text:soft-page-break/></text:p>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QuickSearch.ps1 "logos|ἀγάπη"</text:p>
      <text:p text:style-name="Standard">At line:1 char:2</text:p>
      <text:p text:style-name="Standard">+ + .\QuickSearch.ps1 "logos|ἀγάπη"</text:p>
      <text:p text:style-name="Standard">+ <text:s/>~</text:p>
      <text:p text:style-name="Standard">Missing expression after unary operator '+'.</text:p>
      <text:p text:style-name="Standard">At line:1 char:3</text:p>
      <text:p text:style-name="Standard">+ + .\QuickSearch.ps1 "logos|ἀγάπη"</text:p>
      <text:p text:style-name="Standard">+ <text:s text:c="2"/>~~~~~~~~~~~~~~~~~</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p>
      <text:p text:style-name="Standard">At line:1 char:2</text:p>
      <text:p text:style-name="Standard">+ + ~~~~~~~~~~~~~~~~~</text:p>
      <text:p text:style-name="Standard">+ <text:s/>~</text:p>
      <text:p text:style-name="Standard">Missing expression after unary operator '+'.</text:p>
      <text:p text:style-name="Standard">+ + ~~~~~~~~~~~~~~~~~</text:p>
      <text:p text:style-name="Standard">+ <text:s text:c="2"/>~~~~~~~~~~~~~~~~~</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CategoryInfo <text:s text:c="9"/>: SecurityError: (:) [], PSSecurityException</text:p>
      <text:p text:style-name="Standard">At line:1 char:6</text:p>
      <text:p text:style-name="Standard"><text:soft-page-break/>+ <text:s text:c="5"/>~</text:p>
      <text:p text:style-name="Standard">Missing expression after unary operator '+'.</text:p>
      <text:p text:style-name="Standard">At line:1 char:7</text:p>
      <text:p text:style-name="Standard">+ <text:s text:c="4"/>+ CategoryInfo <text:s text:c="9"/>: SecurityError: (:) [], PSSecurityExcept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UnauthorizedAccess</text:p>
      <text:p text:style-name="Standard">At line:1 char:6</text:p>
      <text:p text:style-name="Standard">+ <text:s text:c="4"/>+ FullyQualifiedErrorId : UnauthorizedAccess</text:p>
      <text:p text:style-name="Standard">+ <text:s text:c="5"/>~</text:p>
      <text:p text:style-name="Standard">Missing expression after unary operator '+'.</text:p>
      <text:p text:style-name="Standard">At line:1 char:7</text:p>
      <text:p text:style-name="Standard">+ <text:s text:c="4"/>+ FullyQualifiedErrorId : UnauthorizedAccess</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PS F:\F Drive&gt; .\Search-Refs.ps1 "Rom 8:28"</text:p>
      <text:p text:style-name="Standard">Get-Process : A positional parameter cannot be found that accepts argument 'Drive&gt;'.</text:p>
      <text:p text:style-name="Standard">At line:1 char:1</text:p>
      <text:p text:style-name="Standard">+ PS F:\F Drive&gt; .\Search-Refs.ps1 "Rom 8:28"</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Search-Refs.ps1 : File F:\F Drive\Search-Refs.ps1 cannot be loaded because running scripts is disabled on this</text:p>
      <text:p text:style-name="Standard">At line:1 char:1</text:p>
      <text:p text:style-name="Standard">+ .\Search-Refs.ps1 : File F:\F Drive\Search-Refs.ps1 cannot be loaded <text:s/>...</text:p>
      <text:p text:style-name="Standard">+ ~~~~~~~~~~~~~~~~~~~~~~~~~~~~~~~~~~~~~~~~~~~~~~~~~~~~~~~~~~~~~~~~~~~~~</text:p>
      <text:p text:style-name="Standard"><text:s text:c="4"/>+ CategoryInfo <text:s text:c="9"/>: InvalidArgument: (:) [Search-Refs.ps1], ParameterBindingException</text:p>
      <text:p text:style-name="Standard"><text:s text:c="4"/>+ FullyQualifiedErrorId : PositionalParameterNotFound,Search-Refs.ps1</text:p>
      <text:p text:style-name="Standard"/>
      <text:p text:style-name="Standard">PS F:\F Drive&gt; system. For more information, see about_Execution_Policies at https:/go.microsoft.com/fwlink/?LinkID=135170.</text:p>
      <text:p text:style-name="Standard">system. : The term 'system.'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text:p>
      <text:p text:style-name="Standard"><text:s text:c="4"/>+ CategoryInfo <text:s text:c="9"/>: ObjectNotFound: (system.:String) [], CommandNotFoundException</text:p>
      <text:p text:style-name="Standard"><text:s text:c="4"/>+ FullyQualifiedErrorId : CommandNotFoundException</text:p>
      <text:p text:style-name="Standard"/>
      <text:p text:style-name="Standard">PS F:\F Drive&gt; At line:1 char:1</text:p>
      <text:p text:style-name="Standard"><text:soft-page-break/>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Search-Refs.ps1 "Rom 8:28"</text:p>
      <text:p text:style-name="Standard">At line:1 char:2</text:p>
      <text:p text:style-name="Standard">+ + .\Search-Refs.ps1 "Rom 8:28"</text:p>
      <text:p text:style-name="Standard">+ <text:s/>~</text:p>
      <text:p text:style-name="Standard">Missing expression after unary operator '+'.</text:p>
      <text:p text:style-name="Standard">At line:1 char:3</text:p>
      <text:p text:style-name="Standard">+ + .\Search-Refs.ps1 "Rom 8:28"</text:p>
      <text:p text:style-name="Standard">Unexpected token '.\Search-Refs.ps1'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p>
      <text:p text:style-name="Standard">At line:1 char:2</text:p>
      <text:p text:style-name="Standard">+ + ~~~~~~~~~~~~~~~~~</text:p>
      <text:p text:style-name="Standard">+ <text:s/>~</text:p>
      <text:p text:style-name="Standard">Missing expression after unary operator '+'.</text:p>
      <text:p text:style-name="Standard">At line:1 char:3</text:p>
      <text:p text:style-name="Standard">+ + ~~~~~~~~~~~~~~~~~</text:p>
      <text:p text:style-name="Standard">+ <text:s text:c="2"/>~~~~~~~~~~~~~~~~~</text:p>
      <text:p text:style-name="Standard">Unexpected token '~~~~~~~~~~~~~~~~~' in expression or statement.</text:p>
      <text:p text:style-name="Standard"><text:s text:c="4"/>+ FullyQualifiedErrorId : MissingExpressionAfterOperator</text:p>
      <text:p text:style-name="Standard"><text:soft-page-break/></text:p>
      <text:p text:style-name="Standard">PS F:\F Drive&gt; <text:s text:c="4"/>+ CategoryInfo <text:s text:c="9"/>: SecurityError: (:) [], PSSecurityException</text:p>
      <text:p text:style-name="Standard">At line:1 char:6</text:p>
      <text:p text:style-name="Standard">+ <text:s text:c="4"/>+ CategoryInfo <text:s text:c="9"/>: SecurityError: (:) [], PSSecurityExcept ...</text:p>
      <text:p text:style-name="Standard">+ <text:s text:c="5"/>~</text:p>
      <text:p text:style-name="Standard">Missing expression after unary operator '+'.</text:p>
      <text:p text:style-name="Standard">At line:1 char:7</text:p>
      <text:p text:style-name="Standard">+ <text:s text:c="4"/>+ CategoryInfo <text:s text:c="9"/>: SecurityError: (:) [], PSSecurityExcept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PS F:\F Drive&gt; <text:s text:c="4"/>+ FullyQualifiedErrorId : UnauthorizedAccess</text:p>
      <text:p text:style-name="Standard">At line:1 char:6</text:p>
      <text:p text:style-name="Standard">+ <text:s text:c="4"/>+ FullyQualifiedErrorId : UnauthorizedAccess</text:p>
      <text:p text:style-name="Standard">+ <text:s text:c="5"/>~</text:p>
      <text:p text:style-name="Standard">Missing expression after unary operator '+'.</text:p>
      <text:p text:style-name="Standard">At line:1 char:7</text:p>
      <text:p text:style-name="Standard">+ <text:s text:c="4"/>+ FullyQualifiedErrorId : UnauthorizedAccess</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PS F:\F Drive&gt; Get-ChildItem -Name *.ps1,*.cmd</text:p>
      <text:p text:style-name="Standard">At line:1 char:1</text:p>
      <text:p text:style-name="Standard">+ PS F:\F Drive&gt; Get-ChildItem -Name *.ps1,*.cmd</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Backup-ResearchBase.ps1</text:p>
      <text:p text:style-name="Standard">Backup-ResearchBase.ps1 : The term 'Backup-ResearchBase.ps1' is not recognized as the name of a cmdlet, function,</text:p>
      <text:p text:style-name="Standard">script file, or operable program. Check the spelling of the name, or if a path was included, verify that the path is</text:p>
      <text:p text:style-name="Standard">correct and try again.</text:p>
      <text:p text:style-name="Standard">At line:1 char:1</text:p>
      <text:p text:style-name="Standard">+ Backup-ResearchBase.ps1</text:p>
      <text:p text:style-name="Standard">+ ~~~~~~~~~~~~~~~~~~~~~~~</text:p>
      <text:p text:style-name="Standard"><text:s text:c="4"/>+ FullyQualifiedErrorId : CommandNotFoundException</text:p>
      <text:p text:style-name="Standard"/>
      <text:p text:style-name="Standard"/>
      <text:p text:style-name="Standard">Suggestion [3,General]: The command Backup-ResearchBase.ps1 was not found, but does exist in the current location. Windows PowerShell does not load commands from the current location by default. If you trust this command, instead type: ".\Backup-ResearchBase.ps1". See "get-help about_Command_Precedence" for more details.</text:p>
      <text:p text:style-name="Standard">PS F:\F Drive&gt; Bootstrap-Placeholders.ps1</text:p>
      <text:p text:style-name="Standard"><text:soft-page-break/>Bootstrap-Placeholders.ps1 : The term 'Bootstrap-Placeholders.ps1' is not recognized as the name of a cmdlet,</text:p>
      <text:p text:style-name="Standard">function, script file, or operable program. Check the spelling of the name, or if a path was included, verify that the</text:p>
      <text:p text:style-name="Standard">path is correct and try again.</text:p>
      <text:p text:style-name="Standard">At line:1 char:1</text:p>
      <text:p text:style-name="Standard">+ Bootstrap-Placeholders.ps1</text:p>
      <text:p text:style-name="Standard">+ ~~~~~~~~~~~~~~~~~~~~~~~~~~</text:p>
      <text:p text:style-name="Standard"><text:s text:c="4"/>+ FullyQualifiedErrorId : CommandNotFoundException</text:p>
      <text:p text:style-name="Standard"/>
      <text:p text:style-name="Standard"/>
      <text:p text:style-name="Standard">Suggestion [3,General]: The command Bootstrap-Placeholders.ps1 was not found, but does exist in the current location. Windows PowerShell does not load commands from the current location by default. If you trust this command, instead type: ".\Bootstrap-Placeholders.ps1". See "get-help about_Command_Precedence" for more details.</text:p>
      <text:p text:style-name="Standard">PS F:\F Drive&gt; Build-Indices.ps1</text:p>
      <text:p text:style-name="Standard">Build-Indices.ps1 : The term 'Build-Indices.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Build-Indices.ps1</text:p>
      <text:p text:style-name="Standard">+ ~~~~~~~~~~~~~~~~~</text:p>
      <text:p text:style-name="Standard"><text:s text:c="4"/>+ FullyQualifiedErrorId : CommandNotFoundException</text:p>
      <text:p text:style-name="Standard"/>
      <text:p text:style-name="Standard"/>
      <text:p text:style-name="Standard">Suggestion [3,General]: The command Build-Indices.ps1 was not found, but does exist in the current location. Windows PowerShell does not load commands from the current location by default. If you trust this command, instead type: ".\Build-Indices.ps1". See "get-help about_Command_Precedence" for more details.</text:p>
      <text:p text:style-name="Standard">PS F:\F Drive&gt; Clean-Indices.ps1</text:p>
      <text:p text:style-name="Standard">Clean-Indices.ps1 : The term 'Clean-Indices.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Clean-Indices.ps1</text:p>
      <text:p text:style-name="Standard">+ ~~~~~~~~~~~~~~~~~</text:p>
      <text:p text:style-name="Standard"><text:s text:c="4"/>+ FullyQualifiedErrorId : CommandNotFoundException</text:p>
      <text:p text:style-name="Standard"/>
      <text:p text:style-name="Standard"/>
      <text:p text:style-name="Standard">Suggestion [3,General]: The command Clean-Indices.ps1 was not found, but does exist in the current location. Windows PowerShell does not load commands from the current location by default. If you trust this command, instead type: ".\Clean-Indices.ps1". See "get-help about_Command_Precedence" for more details.</text:p>
      <text:p text:style-name="Standard">PS F:\F Drive&gt; Convert-PDFs.ps1</text:p>
      <text:p text:style-name="Standard"><text:soft-page-break/>Convert-PDFs.ps1 : The term 'Convert-PDFs.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Convert-PDFs.ps1</text:p>
      <text:p text:style-name="Standard">+ ~~~~~~~~~~~~~~~~</text:p>
      <text:p text:style-name="Standard"><text:s text:c="4"/>+ FullyQualifiedErrorId : CommandNotFoundException</text:p>
      <text:p text:style-name="Standard"/>
      <text:p text:style-name="Standard"/>
      <text:p text:style-name="Standard">Suggestion [3,General]: The command Convert-PDFs.ps1 was not found, but does exist in the current location. Windows PowerShell does not load commands from the current location by default. If you trust this command, instead type: ".\Convert-PDFs.ps1". See "get-help about_Command_Precedence" for more details.</text:p>
      <text:p text:style-name="Standard">PS F:\F Drive&gt; Download-Poppler.ps1</text:p>
      <text:p text:style-name="Standard">Download-Poppler.ps1 : The term 'Download-Poppler.ps1' is not recognized as the name of a cmdlet, function, script</text:p>
      <text:p text:style-name="Standard">file, or operable program. Check the spelling of the name, or if a path was included, verify that the path is correct</text:p>
      <text:p text:style-name="Standard">and try again.</text:p>
      <text:p text:style-name="Standard">At line:1 char:1</text:p>
      <text:p text:style-name="Standard">+ Download-Poppler.ps1</text:p>
      <text:p text:style-name="Standard">+ ~~~~~~~~~~~~~~~~~~~~</text:p>
      <text:p text:style-name="Standard"><text:s text:c="4"/>+ FullyQualifiedErrorId : CommandNotFoundException</text:p>
      <text:p text:style-name="Standard"/>
      <text:p text:style-name="Standard"/>
      <text:p text:style-name="Standard">Suggestion [3,General]: The command Download-Poppler.ps1 was not found, but does exist in the current location. Windows PowerShell does not load commands from the current location by default. If you trust this command, instead type: ".\Download-Poppler.ps1". See "get-help about_Command_Precedence" for more details.</text:p>
      <text:p text:style-name="Standard">PS F:\F Drive&gt; Export-Index.ps1</text:p>
      <text:p text:style-name="Standard">Export-Index.ps1 : The term 'Export-Index.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Export-Index.ps1</text:p>
      <text:p text:style-name="Standard">+ ~~~~~~~~~~~~~~~~</text:p>
      <text:p text:style-name="Standard"><text:s text:c="4"/>+ FullyQualifiedErrorId : CommandNotFoundException</text:p>
      <text:p text:style-name="Standard"/>
      <text:p text:style-name="Standard"/>
      <text:p text:style-name="Standard">Suggestion [3,General]: The command Export-Index.ps1 was not found, but does exist in the current location. Windows PowerShell does not load commands from the current location by default. If you trust this command, instead type: ".\Export-Index.ps1". See "get-help about_Command_Precedence" for more details.</text:p>
      <text:p text:style-name="Standard">PS F:\F Drive&gt; Find-Poppler.ps1</text:p>
      <text:p text:style-name="Standard"><text:soft-page-break/>Find-Poppler.ps1 : The term 'Find-Poppler.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Find-Poppler.ps1</text:p>
      <text:p text:style-name="Standard">+ ~~~~~~~~~~~~~~~~</text:p>
      <text:p text:style-name="Standard"><text:s text:c="4"/>+ FullyQualifiedErrorId : CommandNotFoundException</text:p>
      <text:p text:style-name="Standard"/>
      <text:p text:style-name="Standard"/>
      <text:p text:style-name="Standard">Suggestion [3,General]: The command Find-Poppler.ps1 was not found, but does exist in the current location. Windows PowerShell does not load commands from the current location by default. If you trust this command, instead type: ".\Find-Poppler.ps1". See "get-help about_Command_Precedence" for more details.</text:p>
      <text:p text:style-name="Standard">PS F:\F Drive&gt; Install-Poppler.ps1</text:p>
      <text:p text:style-name="Standard">Install-Poppler.ps1 : The term 'Install-Poppler.ps1' is not recognized as the name of a cmdlet, function, script file,</text:p>
      <text:p text:style-name="Standard">or operable program. Check the spelling of the name, or if a path was included, verify that the path is correct and</text:p>
      <text:p text:style-name="Standard">try again.</text:p>
      <text:p text:style-name="Standard">At line:1 char:1</text:p>
      <text:p text:style-name="Standard">+ Install-Poppler.ps1</text:p>
      <text:p text:style-name="Standard">+ ~~~~~~~~~~~~~~~~~~~</text:p>
      <text:p text:style-name="Standard"><text:s text:c="4"/>+ FullyQualifiedErrorId : CommandNotFoundException</text:p>
      <text:p text:style-name="Standard"/>
      <text:p text:style-name="Standard"/>
      <text:p text:style-name="Standard">Suggestion [3,General]: The command Install-Poppler.ps1 was not found, but does exist in the current location. Windows PowerShell does not load commands from the current location by default. If you trust this command, instead type: ".\Install-Poppler.ps1". See "get-help about_Command_Precedence" for more details.</text:p>
      <text:p text:style-name="Standard">PS F:\F Drive&gt; Menu-ResearchBase.ps1</text:p>
      <text:p text:style-name="Standard">Menu-ResearchBase.ps1 : The term 'Menu-ResearchBase.ps1' is not recognized as the name of a cmdlet, function, script</text:p>
      <text:p text:style-name="Standard">file, or operable program. Check the spelling of the name, or if a path was included, verify that the path is correct</text:p>
      <text:p text:style-name="Standard">and try again.</text:p>
      <text:p text:style-name="Standard">At line:1 char:1</text:p>
      <text:p text:style-name="Standard">+ Menu-ResearchBase.ps1</text:p>
      <text:p text:style-name="Standard">+ ~~~~~~~~~~~~~~~~~~~~~</text:p>
      <text:p text:style-name="Standard"><text:s text:c="4"/>+ FullyQualifiedErrorId : CommandNotFoundException</text:p>
      <text:p text:style-name="Standard"/>
      <text:p text:style-name="Standard"/>
      <text:p text:style-name="Standard">Suggestion [3,General]: The command Menu-ResearchBase.ps1 was not found, but does exist in the current location. Windows PowerShell does not load commands from the current location by default. If you trust this command, instead type: ".\Menu-ResearchBase.ps1". See "get-help about_Command_Precedence" for more details.</text:p>
      <text:p text:style-name="Standard">PS F:\F Drive&gt; Open-Indices.ps1</text:p>
      <text:p text:style-name="Standard"><text:soft-page-break/>Open-Indices.ps1 : The term 'Open-Indices.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Open-Indices.ps1</text:p>
      <text:p text:style-name="Standard"><text:s text:c="4"/>+ CategoryInfo <text:s text:c="9"/>: ObjectNotFound: (Open-Indices.ps1:String) [], CommandNotFoundException</text:p>
      <text:p text:style-name="Standard"><text:s text:c="4"/>+ FullyQualifiedErrorId : CommandNotFoundException</text:p>
      <text:p text:style-name="Standard"/>
      <text:p text:style-name="Standard"/>
      <text:p text:style-name="Standard">Suggestion [3,General]: The command Open-Indices.ps1 was not found, but does exist in the current location. Windows PowerShell does not load commands from the current location by default. If you trust this command, instead type: ".\Open-Indices.ps1". See "get-help about_Command_Precedence" for more details.</text:p>
      <text:p text:style-name="Standard">PS F:\F Drive&gt; Open-Project.ps1</text:p>
      <text:p text:style-name="Standard">Open-Project.ps1 : The term 'Open-Project.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Open-Project.ps1</text:p>
      <text:p text:style-name="Standard"><text:s text:c="4"/>+ CategoryInfo <text:s text:c="9"/>: ObjectNotFound: (Open-Project.ps1:String) [], CommandNotFoundException</text:p>
      <text:p text:style-name="Standard"><text:s text:c="4"/>+ FullyQualifiedErrorId : CommandNotFoundException</text:p>
      <text:p text:style-name="Standard"/>
      <text:p text:style-name="Standard"/>
      <text:p text:style-name="Standard">Suggestion [3,General]: The command Open-Project.ps1 was not found, but does exist in the current location. Windows PowerShell does not load commands from the current location by default. If you trust this command, instead type: ".\Open-Project.ps1". See "get-help about_Command_Precedence" for more details.</text:p>
      <text:p text:style-name="Standard">PS F:\F Drive&gt; QuickSearch.ps1</text:p>
      <text:p text:style-name="Standard">QuickSearch.ps1 : The term 'QuickSearch.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text:p>
      <text:p text:style-name="Standard"><text:s text:c="4"/>+ CategoryInfo <text:s text:c="9"/>: ObjectNotFound: (QuickSearch.ps1:String) [], CommandNotFoundException</text:p>
      <text:p text:style-name="Standard"><text:s text:c="4"/>+ FullyQualifiedErrorId : CommandNotFoundException</text:p>
      <text:p text:style-name="Standard"/>
      <text:p text:style-name="Standard"/>
      <text:p text:style-name="Standard">Suggestion [3,General]: The command QuickSearch.ps1 was not found, but does exist in the current location. Windows PowerShell does not load commands from the current location by default. If you trust this command, instead type: ".\QuickSearch.ps1". See "get-help about_Command_Precedence" for more details.</text:p>
      <text:p text:style-name="Standard">PS F:\F Drive&gt; rb.ps1</text:p>
      <text:p text:style-name="Standard"><text:soft-page-break/>rb.ps1 : The term 'rb.ps1'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rb.ps1</text:p>
      <text:p text:style-name="Standard"><text:s text:c="4"/>+ CategoryInfo <text:s text:c="9"/>: ObjectNotFound: (rb.ps1:String) [], CommandNotFoundException</text:p>
      <text:p text:style-name="Standard"><text:s text:c="4"/>+ FullyQualifiedErrorId : CommandNotFoundException</text:p>
      <text:p text:style-name="Standard"/>
      <text:p text:style-name="Standard"/>
      <text:p text:style-name="Standard">Suggestion [3,General]: The command rb.ps1 was not found, but does exist in the current location. Windows PowerShell does not load commands from the current location by default. If you trust this command, instead type: ".\rb.ps1". See "get-help about_Command_Precedence" for more details.</text:p>
      <text:p text:style-name="Standard">PS F:\F Drive&gt; Reindex-And-Open.ps1</text:p>
      <text:p text:style-name="Standard">Reindex-And-Open.ps1 : The term 'Reindex-And-Open.ps1' is not recognized as the name of a cmdlet, function, script</text:p>
      <text:p text:style-name="Standard">file, or operable program. Check the spelling of the name, or if a path was included, verify that the path is correct</text:p>
      <text:p text:style-name="Standard">and try again.</text:p>
      <text:p text:style-name="Standard">At line:1 char:1</text:p>
      <text:p text:style-name="Standard">+ Reindex-And-Open.ps1</text:p>
      <text:p text:style-name="Standard"><text:s text:c="4"/>+ CategoryInfo <text:s text:c="9"/>: ObjectNotFound: (Reindex-And-Open.ps1:String) [], CommandNotFoundException</text:p>
      <text:p text:style-name="Standard"><text:s text:c="4"/>+ FullyQualifiedErrorId : CommandNotFoundException</text:p>
      <text:p text:style-name="Standard"/>
      <text:p text:style-name="Standard"/>
      <text:p text:style-name="Standard">Suggestion [3,General]: The command Reindex-And-Open.ps1 was not found, but does exist in the current location. Windows PowerShell does not load commands from the current location by default. If you trust this command, instead type: ".\Reindex-And-Open.ps1". See "get-help about_Command_Precedence" for more details.</text:p>
      <text:p text:style-name="Standard">PS F:\F Drive&gt; Reindex.ps1</text:p>
      <text:p text:style-name="Standard">Reindex.ps1 : The term 'Reindex.ps1' is not recognized as the name of a cmdlet, function, script file, or operable</text:p>
      <text:p text:style-name="Standard">program. Check the spelling of the name, or if a path was included, verify that the path is correct and try again.</text:p>
      <text:p text:style-name="Standard">At line:1 char:1</text:p>
      <text:p text:style-name="Standard">+ Reindex.ps1</text:p>
      <text:p text:style-name="Standard">+ ~~~~~~~~~~~</text:p>
      <text:p text:style-name="Standard"><text:s text:c="4"/>+ FullyQualifiedErrorId : CommandNotFoundException</text:p>
      <text:p text:style-name="Standard"/>
      <text:p text:style-name="Standard"/>
      <text:p text:style-name="Standard">Suggestion [3,General]: The command Reindex.ps1 was not found, but does exist in the current location. Windows PowerShell does not load commands from the current location by default. If you trust this command, instead type: ".\Reindex.ps1". See "get-help about_Command_Precedence" for more details.</text:p>
      <text:p text:style-name="Standard">PS F:\F Drive&gt; Run-ResearchBase.ps1</text:p>
      <text:p text:style-name="Standard">Run-ResearchBase.ps1 : The term 'Run-ResearchBase.ps1' is not recognized as the name of a cmdlet, function, script</text:p>
      <text:p text:style-name="Standard">file, or operable program. Check the spelling of the name, or if a path was included, verify that the path is correct</text:p>
      <text:p text:style-name="Standard"><text:soft-page-break/>and try again.</text:p>
      <text:p text:style-name="Standard">At line:1 char:1</text:p>
      <text:p text:style-name="Standard">+ Run-ResearchBase.ps1</text:p>
      <text:p text:style-name="Standard">+ ~~~~~~~~~~~~~~~~~~~~</text:p>
      <text:p text:style-name="Standard"><text:s text:c="4"/>+ FullyQualifiedErrorId : CommandNotFoundException</text:p>
      <text:p text:style-name="Standard"/>
      <text:p text:style-name="Standard"/>
      <text:p text:style-name="Standard">Suggestion [3,General]: The command Run-ResearchBase.ps1 was not found, but does exist in the current location. Windows PowerShell does not load commands from the current location by default. If you trust this command, instead type: ".\Run-ResearchBase.ps1". See "get-help about_Command_Precedence" for more details.</text:p>
      <text:p text:style-name="Standard">PS F:\F Drive&gt; Search-Refs.ps1</text:p>
      <text:p text:style-name="Standard">Search-Refs.ps1 : The term 'Search-Refs.ps1'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Search-Refs.ps1</text:p>
      <text:p text:style-name="Standard">+ ~~~~~~~~~~~~~~~</text:p>
      <text:p text:style-name="Standard"><text:s text:c="4"/>+ FullyQualifiedErrorId : CommandNotFoundException</text:p>
      <text:p text:style-name="Standard"/>
      <text:p text:style-name="Standard"/>
      <text:p text:style-name="Standard">Suggestion [3,General]: The command Search-Refs.ps1 was not found, but does exist in the current location. Windows PowerShell does not load commands from the current location by default. If you trust this command, instead type: ".\Search-Refs.ps1". See "get-help about_Command_Precedence" for more details.</text:p>
      <text:p text:style-name="Standard">PS F:\F Drive&gt; SelfTest-ResearchBase.ps1</text:p>
      <text:p text:style-name="Standard">SelfTest-ResearchBase.ps1 : The term 'SelfTest-ResearchBase.ps1' is not recognized as the name of a cmdlet, function,</text:p>
      <text:p text:style-name="Standard">script file, or operable program. Check the spelling of the name, or if a path was included, verify that the path is</text:p>
      <text:p text:style-name="Standard">correct and try again.</text:p>
      <text:p text:style-name="Standard">At line:1 char:1</text:p>
      <text:p text:style-name="Standard">+ SelfTest-ResearchBase.ps1</text:p>
      <text:p text:style-name="Standard">+ ~~~~~~~~~~~~~~~~~~~~~~~~~</text:p>
      <text:p text:style-name="Standard"><text:s text:c="4"/>+ FullyQualifiedErrorId : CommandNotFoundException</text:p>
      <text:p text:style-name="Standard"/>
      <text:p text:style-name="Standard"/>
      <text:p text:style-name="Standard">Suggestion [3,General]: The command SelfTest-ResearchBase.ps1 was not found, but does exist in the current location. Windows PowerShell does not load commands from the current location by default. If you trust this command, instead type: ".\SelfTest-ResearchBase.ps1". See "get-help about_Command_Precedence" for more details.</text:p>
      <text:p text:style-name="Standard">PS F:\F Drive&gt; Setup-ResearchBase.ps1</text:p>
      <text:p text:style-name="Standard">file, or operable program. Check the spelling of the name, or if a path was included, verify that the path is correct</text:p>
      <text:p text:style-name="Standard">and try again.</text:p>
      <text:p text:style-name="Standard">At line:1 char:1</text:p>
      <text:p text:style-name="Standard">+ Setup-ResearchBase.ps1</text:p>
      <text:p text:style-name="Standard"><text:soft-page-break/>+ ~~~~~~~~~~~~~~~~~~~~~~</text:p>
      <text:p text:style-name="Standard"><text:s text:c="4"/>+ CategoryInfo <text:s text:c="9"/>: ObjectNotFound: (Setup-ResearchBase.ps1:String) [], CommandNotFoundException</text:p>
      <text:p text:style-name="Standard"><text:s text:c="4"/>+ FullyQualifiedErrorId : CommandNotFoundException</text:p>
      <text:p text:style-name="Standard">Suggestion [3,General]: The command Setup-ResearchBase.ps1 was not found, but does exist in the current location. Windows PowerShell does not load commands from the current location by default. If you trust this command, instead type: ".\Setup-ResearchBase.ps1". See "get-help about_Command_Precedence" for more details.</text:p>
      <text:p text:style-name="Standard">PS F:\F Drive&gt; Update-Manifest.ps1</text:p>
      <text:p text:style-name="Standard">Update-Manifest.ps1 : The term 'Update-Manifest.ps1' is not recognized as the name of a cmdlet, function, script file,</text:p>
      <text:p text:style-name="Standard">or operable program. Check the spelling of the name, or if a path was included, verify that the path is correct and</text:p>
      <text:p text:style-name="Standard">try again.</text:p>
      <text:p text:style-name="Standard">At line:1 char:1</text:p>
      <text:p text:style-name="Standard">+ Update-Manifest.ps1</text:p>
      <text:p text:style-name="Standard"><text:s text:c="4"/>+ CategoryInfo <text:s text:c="9"/>: ObjectNotFound: (Update-Manifest.ps1:String) [], CommandNotFoundException</text:p>
      <text:p text:style-name="Standard"><text:s text:c="4"/>+ FullyQualifiedErrorId : CommandNotFoundException</text:p>
      <text:p text:style-name="Standard"/>
      <text:p text:style-name="Standard"/>
      <text:p text:style-name="Standard">Suggestion [3,General]: The command Update-Manifest.ps1 was not found, but does exist in the current location. Windows PowerShell does not load commands from the current location by default. If you trust this command, instead type: ".\Update-Manifest.ps1". See "get-help about_Command_Precedence" for more details.</text:p>
      <text:p text:style-name="Standard">PS F:\F Drive&gt; Run-ResearchBase.cmd</text:p>
      <text:p text:style-name="Standard">Run-ResearchBase.cmd : The term 'Run-ResearchBase.cmd' is not recognized as the name of a cmdlet, function, script</text:p>
      <text:p text:style-name="Standard">file, or operable program. Check the spelling of the name, or if a path was included, verify that the path is correct</text:p>
      <text:p text:style-name="Standard">and try again.</text:p>
      <text:p text:style-name="Standard">At line:1 char:1</text:p>
      <text:p text:style-name="Standard">+ Run-ResearchBase.cmd</text:p>
      <text:p text:style-name="Standard">+ ~~~~~~~~~~~~~~~~~~~~</text:p>
      <text:p text:style-name="Standard"><text:s text:c="4"/>+ CategoryInfo <text:s text:c="9"/>: ObjectNotFound: (Run-ResearchBase.cmd:String) [], CommandNotFoundException</text:p>
      <text:p text:style-name="Standard"><text:s text:c="4"/>+ FullyQualifiedErrorId : CommandNotFoundException</text:p>
      <text:p text:style-name="Standard"/>
      <text:p text:style-name="Standard"/>
      <text:p text:style-name="Standard">Suggestion [3,General]: The command Run-ResearchBase.cmd was not found, but does exist in the current location. Windows PowerShell does not load commands from the current location by default. If you trust this command, instead type: ".\Run-ResearchBase.cmd". See "get-help about_Command_Precedence" for more details.</text:p>
      <text:p text:style-name="Standard">PS F:\F Drive&gt; PS F:\F Drive&gt; Set-ExecutionPolicy -Scope CurrentUser -ExecutionPolicy RemoteSigned -Force</text:p>
      <text:p text:style-name="Standard">Get-Process : A positional parameter cannot be found that accepts argument 'Drive&gt;'.</text:p>
      <text:p text:style-name="Standard">At line:1 char:1</text:p>
      <text:p text:style-name="Standard">+ PS F:\F Drive&gt; Set-ExecutionPolicy -Scope CurrentUser -ExecutionPolic ...</text:p>
      <text:p text:style-name="Standard">+ ~~~~~~~~~~~~~~~~~~~~~~~~~~~~~~~~~~~~~~~~~~~~~~~~~~~~~~~~~~~~~~~~~~~~~</text:p>
      <text:p text:style-name="Standard"><text:soft-page-break/><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Get-ExecutionPolicy -List <text:s/># (optional: confirm CurrentUser=RemoteSigned)</text:p>
      <text:p text:style-name="Standard">Get-Process : A positional parameter cannot be found that accepts argument 'Drive&gt;'.</text:p>
      <text:p text:style-name="Standard">At line:1 char:1</text:p>
      <text:p text:style-name="Standard">+ PS F:\F Drive&gt; Get-ExecutionPolicy -List <text:s/># (optional: confirm Curren ...</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text:p>
      <text:p text:style-name="Standard">PS F:\F Drive&gt; <text:s text:c="8"/>Scope ExecutionPolicy</text:p>
      <text:p text:style-name="Standard">Scope : The term 'Scope' is not recognized as the name of a cmdlet, function, script file, or operable program. Check</text:p>
      <text:p text:style-name="Standard">the spelling of the name, or if a path was included, verify that the path is correct and try again.</text:p>
      <text:p text:style-name="Standard">At line:1 char:9</text:p>
      <text:p text:style-name="Standard">+ <text:s text:c="8"/>Scope ExecutionPolicy</text:p>
      <text:p text:style-name="Standard">+ <text:s text:c="8"/>~~~~~</text:p>
      <text:p text:style-name="Standard"><text:s text:c="4"/>+ FullyQualifiedErrorId : CommandNotFoundException</text:p>
      <text:p text:style-name="Standard"/>
      <text:p text:style-name="Standard">PS F:\F Drive&gt; <text:s text:c="8"/>----- ---------------</text:p>
      <text:p text:style-name="Standard">&gt;&gt; MachinePolicy <text:s text:c="6"/>Undefined</text:p>
      <text:p text:style-name="Standard">At line:1 char:30</text:p>
      <text:p text:style-name="Standard">+ <text:s text:c="8"/>----- ---------------</text:p>
      <text:p text:style-name="Standard">+ <text:s text:c="29"/>~</text:p>
      <text:p text:style-name="Standard">Missing expression after unary operator '-'.</text:p>
      <text:p text:style-name="Standard">+ MachinePolicy <text:s text:c="6"/>Undefined</text:p>
      <text:p text:style-name="Standard">+ ~~~~~~~~~~~~~</text:p>
      <text:p text:style-name="Standard">Unexpected token 'MachinePolicy' in expression or statement.</text:p>
      <text:p text:style-name="Standard">At line:1 char:11</text:p>
      <text:p text:style-name="Standard">+ <text:s text:c="8"/>----- ---------------</text:p>
      <text:p text:style-name="Standard">+ <text:s text:c="10"/>~~~~~~~~~~~~~~~~~~~</text:p>
      <text:p text:style-name="Standard">The '--' operator works only on variables or on properties.</text:p>
      <text:p text:style-name="Standard">At line:1 char:13</text:p>
      <text:p text:style-name="Standard">+ <text:s text:c="8"/>----- ---------------</text:p>
      <text:p text:style-name="Standard">+ <text:s text:c="12"/>~~~~~~~~~~~~~~~~~</text:p>
      <text:p text:style-name="Standard">The '--' operator works only on variables or on properties.</text:p>
      <text:p text:style-name="Standard">+ <text:s text:c="8"/>----- ---------------</text:p>
      <text:p text:style-name="Standard">+ <text:s text:c="16"/>~~~~~~~~~~~~~</text:p>
      <text:p text:style-name="Standard">The '--' operator works only on variables or on properties.</text:p>
      <text:p text:style-name="Standard">At line:1 char:19</text:p>
      <text:p text:style-name="Standard">+ <text:s text:c="8"/>----- ---------------</text:p>
      <text:p text:style-name="Standard">+ <text:s text:c="18"/>~~~~~~~~~~~</text:p>
      <text:p text:style-name="Standard">The '--' operator works only on variables or on properties.</text:p>
      <text:p text:style-name="Standard">At line:1 char:21</text:p>
      <text:p text:style-name="Standard"><text:soft-page-break/>+ <text:s text:c="20"/>~~~~~~~~~</text:p>
      <text:p text:style-name="Standard">The '--' operator works only on variables or on properties.</text:p>
      <text:p text:style-name="Standard">At line:1 char:23</text:p>
      <text:p text:style-name="Standard">+ <text:s text:c="8"/>----- ---------------</text:p>
      <text:p text:style-name="Standard">+ <text:s text:c="22"/>~~~~~~~</text:p>
      <text:p text:style-name="Standard">The '--' operator works only on variables or on properties.</text:p>
      <text:p text:style-name="Standard">At line:1 char:25</text:p>
      <text:p text:style-name="Standard">+ <text:s text:c="8"/>----- ---------------</text:p>
      <text:p text:style-name="Standard">+ <text:s text:c="8"/>----- ---------------</text:p>
      <text:p text:style-name="Standard">+ <text:s text:c="26"/>~~~</text:p>
      <text:p text:style-name="Standard">The '--' operator works only on variables or on properties.</text:p>
      <text:p text:style-name="Standard">Not all parse errors were reported. <text:s/>Correct the reported errors and try again.</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UserPolicy : The term 'UserPolicy' is not recognized as the name of a cmdlet, function, script file, or operable</text:p>
      <text:p text:style-name="Standard">program. Check the spelling of the name, or if a path was included, verify that the path is correct and try again.</text:p>
      <text:p text:style-name="Standard">At line:1 char:4</text:p>
      <text:p text:style-name="Standard">+ <text:s text:c="3"/>UserPolicy <text:s text:c="6"/>Undefined</text:p>
      <text:p text:style-name="Standard">+ <text:s text:c="3"/>~~~~~~~~~~</text:p>
      <text:p text:style-name="Standard"><text:s text:c="4"/>+ CategoryInfo <text:s text:c="9"/>: ObjectNotFound: (UserPolicy:String) [], CommandNotFoundException</text:p>
      <text:p text:style-name="Standard"><text:s text:c="4"/>+ FullyQualifiedErrorId : CommandNotFoundException</text:p>
      <text:p text:style-name="Standard">PS F:\F Drive&gt; <text:s text:c="6"/>Process <text:s text:c="6"/>Undefined</text:p>
      <text:p text:style-name="Standard">At line:1 char:14</text:p>
      <text:p text:style-name="Standard">+ <text:s text:c="6"/>Process <text:s text:c="6"/>Undefined</text:p>
      <text:p text:style-name="Standard">+ <text:s text:c="13"/>~</text:p>
      <text:p text:style-name="Standard">Missing statement block after 'process'.</text:p>
      <text:p text:style-name="Standard">At line:1 char:21</text:p>
      <text:p text:style-name="Standard">+ <text:s text:c="6"/>Process <text:s text:c="6"/>Undefined</text:p>
      <text:p text:style-name="Standard">+ <text:s text:c="20"/>~~~~~~~~~</text:p>
      <text:p text:style-name="Standard">Unexpected token 'Undefined' in expression or statement.</text:p>
      <text:p text:style-name="Standard"><text:s text:c="4"/>+ CategoryInfo <text:s text:c="9"/>: ParserError: (:) [], ParentContainsErrorRecordException</text:p>
      <text:p text:style-name="Standard"><text:s text:c="4"/>+ FullyQualifiedErrorId : MissingNamedStatementBlock</text:p>
      <text:p text:style-name="Standard"/>
      <text:p text:style-name="Standard">PS F:\F Drive&gt; <text:s text:c="2"/>CurrentUser <text:s text:c="3"/>RemoteSigned</text:p>
      <text:p text:style-name="Standard">CurrentUser : The term 'CurrentUser' is not recognized as the name of a cmdlet, function, script file, or operable</text:p>
      <text:p text:style-name="Standard">program. Check the spelling of the name, or if a path was included, verify that the path is correct and try again.</text:p>
      <text:p text:style-name="Standard">At line:1 char:3</text:p>
      <text:p text:style-name="Standard">+ <text:s text:c="2"/>CurrentUser <text:s text:c="3"/>RemoteSigned</text:p>
      <text:p text:style-name="Standard">+ <text:s text:c="2"/>~~~~~~~~~~~</text:p>
      <text:p text:style-name="Standard"><text:s text:c="4"/>+ CategoryInfo <text:s text:c="9"/>: ObjectNotFound: (CurrentUser:String) [], CommandNotFoundException</text:p>
      <text:p text:style-name="Standard"><text:s text:c="4"/>+ FullyQualifiedErrorId : CommandNotFoundException</text:p>
      <text:p text:style-name="Standard"/>
      <text:p text:style-name="Standard">PS F:\F Drive&gt; <text:s/>LocalMachine <text:s text:c="6"/>Undefined</text:p>
      <text:p text:style-name="Standard"><text:soft-page-break/>LocalMachine : The term 'LocalMachine' is not recognized as the name of a cmdlet, function, script file, or operable</text:p>
      <text:p text:style-name="Standard">program. Check the spelling of the name, or if a path was included, verify that the path is correct and try again.</text:p>
      <text:p text:style-name="Standard">At line:1 char:2</text:p>
      <text:p text:style-name="Standard">+ <text:s/>LocalMachine <text:s text:c="6"/>Undefined</text:p>
      <text:p text:style-name="Standard">+ <text:s/>~~~~~~~~~~~~</text:p>
      <text:p text:style-name="Standard"><text:s text:c="4"/>+ CategoryInfo <text:s text:c="9"/>: ObjectNotFound: (LocalMachine:String) [], CommandNotFoundException</text:p>
      <text:p text:style-name="Standard"><text:s text:c="4"/>+ FullyQualifiedErrorId : CommandNotFoundException</text:p>
      <text:p text:style-name="Standard"/>
      <text:p text:style-name="Standard">PS F:\F Drive&gt;</text:p>
      <text:p text:style-name="Standard">PS F:\F Drive&gt; PS F:\F Drive&gt; Get-ChildItem -File -Recurse *.ps1 | Unblock-File</text:p>
      <text:p text:style-name="Standard">Get-Process : A positional parameter cannot be found that accepts argument 'Drive&gt;'.</text:p>
      <text:p text:style-name="Standard">At line:1 char:1</text:p>
      <text:p text:style-name="Standard">+ PS F:\F Drive&gt; Get-ChildItem -File -Recurse *.ps1 | Unblock-File</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Run-ResearchBase.cmd</text:p>
      <text:p text:style-name="Standard">Get-Process : A positional parameter cannot be found that accepts argument 'Drive&gt;'.</text:p>
      <text:p text:style-name="Standard">At line:1 char:1</text:p>
      <text:p text:style-name="Standard">+ PS F:\F Drive&gt; .\Run-ResearchBase.cmd</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At line:1 char:2517</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oft-page-break/><text:s text:c="19"/>confirmation is desired.</text:p>
      <text:p text:style-name="Standard">time <text:s text:c="14"/>Specifies the time when command is to run.</text:p>
      <text:p text:style-name="Standard">/interactive <text:s text:c="6"/>Allows the job to interact with the desktop of the user</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PS F:\F Drive&gt; + ... } catch { } } } ; Write-Host 'Done.' -ForegroundColor Green;, F:\F Dr ...</text:p>
      <text:p text:style-name="Standard">At line:1 char:2</text:p>
      <text:p text:style-name="Standard">+ + ... } catch { } } } ; Write-Host 'Done.' -ForegroundColor Green;, F ...</text:p>
      <text:p text:style-name="Standard">Missing expression after unary operator '+'.</text:p>
      <text:p text:style-name="Standard">At line:1 char:5</text:p>
      <text:p text:style-name="Standard">+ + ... } catch { } } } ; Write-Host 'Done.' -ForegroundColor Green;, F ...</text:p>
      <text:p text:style-name="Standard">+ <text:s text:c="4"/>~</text:p>
      <text:p text:style-name="Standard">You must provide a value expression following the '..' operator.</text:p>
      <text:p text:style-name="Standard">At line:1 char:5</text:p>
      <text:p text:style-name="Standard">+ + ... } catch { } } } ; Write-Host 'Done.' -ForegroundColor Green;, F ...</text:p>
      <text:p text:style-name="Standard">+ <text:s text:c="4"/>~</text:p>
      <text:p text:style-name="Standard">At line:1 char:5</text:p>
      <text:p text:style-name="Standard">+ + ... } catch { } } } ; Write-Host 'Done.' -ForegroundColor Green;, F ...</text:p>
      <text:p text:style-name="Standard">+ <text:s text:c="4"/>~</text:p>
      <text:p text:style-name="Standard">Missing expression after '.' in pipeline element.</text:p>
      <text:p text:style-name="Standard">At line:1 char:7</text:p>
      <text:p text:style-name="Standard">+ + ... } catch { } } } ; Write-Host 'Done.' -ForegroundColor Green;, F ...</text:p>
      <text:p text:style-name="Standard">+ <text:s text:c="6"/>~</text:p>
      <text:p text:style-name="Standard">Unexpected token '}' in expression or statement.</text:p>
      <text:p text:style-name="Standard">At line:1 char:19</text:p>
      <text:p text:style-name="Standard">+ + ... } catch { } } } ; Write-Host 'Done.' -ForegroundColor Green;, F ...</text:p>
      <text:p text:style-name="Standard">+ <text:s text:c="18"/>~</text:p>
      <text:p text:style-name="Standard">Unexpected token '}' in expression or statement.</text:p>
      <text:p text:style-name="Standard">At line:1 char:21</text:p>
      <text:p text:style-name="Standard">+ + ... } catch { } } } ; Write-Host 'Done.' -ForegroundColor Green;, F ...</text:p>
      <text:p text:style-name="Standard">+ <text:s text:c="20"/>~</text:p>
      <text:p text:style-name="Standard">Unexpected token '}' in expression or statement.</text:p>
      <text:p text:style-name="Standard">At line:1 char:68</text:p>
      <text:p text:style-name="Standard">+ ... } catch { } } } ; Write-Host 'Done.' -ForegroundColor Green;, F:\F Dr ...</text:p>
      <text:p text:style-name="Standard">+ <text:s text:c="65"/>~</text:p>
      <text:p text:style-name="Standard">Missing expression after unary operator ','.</text:p>
      <text:p text:style-name="Standard">At line:1 char:69</text:p>
      <text:p text:style-name="Standard">+ ... tch { } } } ; Write-Host 'Done.' -ForegroundColor Green;, F:\F Dr ...</text:p>
      <text:p text:style-name="Standard">+ <text:s text:c="62"/>~~~~</text:p>
      <text:p text:style-name="Standard">Unexpected token 'F:\F'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text:soft-page-break/>PS F:\F Drive&gt; + <text:s text:c="65"/>~</text:p>
      <text:p text:style-name="Standard">At line:1 char:2</text:p>
      <text:p text:style-name="Standard">+ + <text:s text:c="65"/>~</text:p>
      <text:p text:style-name="Standard">+ <text:s/>~</text:p>
      <text:p text:style-name="Standard">Missing expression after unary operator '+'.</text:p>
      <text:p text:style-name="Standard">At line:1 char:68</text:p>
      <text:p text:style-name="Standard">+ + <text:s text:c="65"/>~</text:p>
      <text:p text:style-name="Standard">+ <text:s text:c="67"/>~</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Missing expression after unary operator ','.</text:p>
      <text:p text:style-name="Standard">Missing : The term 'Missing'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Missing expression after unary operator ','.</text:p>
      <text:p text:style-name="Standard">+ ~~~~~~~</text:p>
      <text:p text:style-name="Standard"><text:s text:c="4"/>+ CategoryInfo <text:s text:c="9"/>: ObjectNotFound: (Missing:String) [], CommandNotFoundException</text:p>
      <text:p text:style-name="Standard"><text:s text:c="4"/>+ FullyQualifiedErrorId : CommandNotFoundException</text:p>
      <text:p text:style-name="Standard"/>
      <text:p text:style-name="Standard">PS F:\F Drive&gt; At line:1 char:2518</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oft-page-break/><text:s text:c="19"/>current day of the month is assumed.</text:p>
      <text:p text:style-name="Standard">"command" <text:s text:c="9"/>Is the Windows NT command, or batch program to be run.</text:p>
      <text:p text:style-name="Standard"/>
      <text:p text:style-name="Standard">PS F:\F Drive&gt; + ... tch { } } } ; Write-Host 'Done.' -ForegroundColor Green;, F:\F Drive"</text:p>
      <text:p text:style-name="Standard">&gt;&gt; + <text:s text:c="62"/>~~~~</text:p>
      <text:p text:style-name="Standard">&gt;&gt; Unexpected token 'F:\F' in expression or statement.</text:p>
      <text:p text:style-name="Standard">&gt;&gt; At line:1 char:2528</text:p>
      <text:p text:style-name="Standard">&gt;&gt; + ... tch { } } } ; Write-Host 'Done.' -ForegroundColor Green;, F:\F Drive"</text:p>
      <text:p text:style-name="Standard">At line:1 char:2</text:p>
      <text:p text:style-name="Standard">+ + ... tch { } } } ; Write-Host 'Done.' -ForegroundColor Green;, F:\F <text:s/>...</text:p>
      <text:p text:style-name="Standard">+ <text:s/>~</text:p>
      <text:p text:style-name="Standard">Missing expression after unary operator '+'.</text:p>
      <text:p text:style-name="Standard">At line:1 char:5</text:p>
      <text:p text:style-name="Standard">+ + ... tch { } } } ; Write-Host 'Done.' -ForegroundColor Green;, F:\F <text:s/>...</text:p>
      <text:p text:style-name="Standard">+ <text:s text:c="4"/>~</text:p>
      <text:p text:style-name="Standard">You must provide a value expression following the '..' operator.</text:p>
      <text:p text:style-name="Standard">At line:1 char:5</text:p>
      <text:p text:style-name="Standard">+ + ... tch { } } } ; Write-Host 'Done.' -ForegroundColor Green;, F:\F <text:s/>...</text:p>
      <text:p text:style-name="Standard">+ <text:s text:c="4"/>~</text:p>
      <text:p text:style-name="Standard">Unexpected token '.' in expression or statement.</text:p>
      <text:p text:style-name="Standard">At line:1 char:15</text:p>
      <text:p text:style-name="Standard">+ + ... tch { } } } ; Write-Host 'Done.' -ForegroundColor Green;, F:\F <text:s/>...</text:p>
      <text:p text:style-name="Standard">+ <text:s text:c="14"/>~</text:p>
      <text:p text:style-name="Standard">Unexpected token '}' in expression or statement.</text:p>
      <text:p text:style-name="Standard">At line:1 char:17</text:p>
      <text:p text:style-name="Standard">+ + ... tch { } } } ; Write-Host 'Done.' -ForegroundColor Green;, F:\F <text:s/>...</text:p>
      <text:p text:style-name="Standard">+ <text:s text:c="16"/>~</text:p>
      <text:p text:style-name="Standard">Unexpected token '}' in expression or statement.</text:p>
      <text:p text:style-name="Standard">At line:1 char:64</text:p>
      <text:p text:style-name="Standard">+ ... ... tch { } } } ; Write-Host 'Done.' -ForegroundColor Green;, F:\F Dr ...</text:p>
      <text:p text:style-name="Standard">+ <text:s text:c="65"/>~</text:p>
      <text:p text:style-name="Standard">Missing expression after unary operator ','.</text:p>
      <text:p text:style-name="Standard">At line:1 char:65</text:p>
      <text:p text:style-name="Standard">+ ... tch { } } } ; Write-Host 'Done.' -ForegroundColor Green;, F:\F Drive"</text:p>
      <text:p text:style-name="Standard">+ <text:s text:c="62"/>~~~~</text:p>
      <text:p text:style-name="Standard">Unexpected token 'F:\F'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s text:c="72"/>~</text:p>
      <text:p text:style-name="Standard">At line:1 char:2</text:p>
      <text:p text:style-name="Standard">+ + <text:s text:c="68"/>...</text:p>
      <text:p text:style-name="Standard">+ <text:s/>~</text:p>
      <text:p text:style-name="Standard">Missing expression after unary operator '+'.</text:p>
      <text:p text:style-name="Standard">At line:1 char:75</text:p>
      <text:p text:style-name="Standard">+ ... <text:s text:c="68"/>~</text:p>
      <text:p text:style-name="Standard">+ <text:s text:c="72"/>~</text:p>
      <text:p text:style-name="Standard">Unexpected token '~' in expression or statement.</text:p>
      <text:p text:style-name="Standard"><text:s text:c="4"/>+ CategoryInfo <text:s text:c="9"/>: ParserError: (:) [], ParentContainsErrorRecordException</text:p>
      <text:p text:style-name="Standard"><text:soft-page-break/><text:s text:c="4"/>+ FullyQualifiedErrorId : MissingExpressionAfterOperator</text:p>
      <text:p text:style-name="Standard"/>
      <text:p text:style-name="Standard">PS F:\F Drive&gt; The string is missing the terminator: ".</text:p>
      <text:p text:style-name="Standard">&gt;&gt; <text:s text:c="4"/>+ CategoryInfo <text:s text:c="9"/>: ParserError: (:) [], ParentContainsErrorRecordException</text:p>
      <text:p text:style-name="Standard">&gt;&gt; <text:s text:c="4"/>+ FullyQualifiedErrorId : MissingExpressionAfterOperator</text:p>
      <text:p text:style-name="Standard">&gt;&gt;</text:p>
      <text:p text:style-name="Standard">&gt;&gt; PS F:\F Drive&gt;</text:p>
      <text:p text:style-name="Standard">&gt;&gt; PS F:\F Drive&gt; powershell -NoProfile -ExecutionPolicy Bypass -File .\Setup-ResearchBase.ps1</text:p>
      <text:p text:style-name="Standard">&gt;&gt; At F:\F Drive\modules\ResearchBaseTools\ResearchBaseTools.psm1:8 char:344</text:p>
      <text:p text:style-name="Standard">&gt;&gt; + ... <text:s/>-join '|'); $pat = ("\b(?:{0})\s+\d{{1,3}}:\d{{1,3}}(?:[â-]\d{{1,3 ...</text:p>
      <text:p text:style-name="Standard">&gt;&gt; + <text:s text:c="65"/>~</text:p>
      <text:p text:style-name="Standard">&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gt;&gt; Unexpected token ']' in expression or statement.</text:p>
      <text:p text:style-name="Standard">&gt;&gt; At F:\F Drive\modules\ResearchBaseTools\ResearchBaseTools.psm1:8 char:344</text:p>
      <text:p text:style-name="Standard">&gt;&gt; + ... <text:s/>-join '|'); $pat = ("\b(?:{0})\s+\d{{1,3}}:\d{{1,3}}(?:[â-]\d{{1,3 ...</text:p>
      <text:p text:style-name="Standard">&gt;&gt; + <text:s text:c="65"/>~</text:p>
      <text:p text:style-name="Standard">&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gt;&gt; + <text:s text:c="16"/>~~~~~~~~~~~~~~~~~~~~~~~~~~~~~~~~~~~~~~~~~~~~~~~~~~~~~~~~~</text:p>
      <text:p text:style-name="Standard">&gt;&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Import-Module : The module to process 'ResearchBaseTools.psm1', listed in field 'ModuleToProcess/RootModule' of module</text:p>
      <text:p text:style-name="Standard">&gt;&gt; manifest 'F:\F Drive\modules\ResearchBaseTools\ResearchBaseTools.psd1' was not processed because no valid module was</text:p>
      <text:p text:style-name="Standard">&gt;&gt; found in any module directory.</text:p>
      <text:p text:style-name="Standard">&gt;&gt; At F:\F Drive\Setup-ResearchBase.ps1:5 char:1</text:p>
      <text:p text:style-name="Standard">&gt;&gt; + Import-Module -Force (Join-Path $ProjectRoot 'modules\ResearchBaseToo ...</text:p>
      <text:p text:style-name="Standard">&gt;&gt; + ~~~~~~~~~~~~~~~~~~~~~~~~~~~~~~~~~~~~~~~~~~~~~~~~~~~~~~~~~~~~~~~~~~~~~</text:p>
      <text:p text:style-name="Standard">&gt;&gt; <text:s text:c="4"/>+ CategoryInfo <text:s text:c="9"/>: ResourceUnavailable: (ResearchBaseTools:String) [Import-Module], PSInvalidOperationExcep</text:p>
      <text:p text:style-name="Standard">&gt;&gt; <text:s text:c="3"/>tion</text:p>
      <text:p text:style-name="Standard">&gt;&gt; <text:s text:c="4"/>+ FullyQualifiedErrorId : Modules_ModuleFileNotFound,Microsoft.PowerShell.Commands.ImportModuleCommand</text:p>
      <text:p text:style-name="Standard">&gt;&gt;</text:p>
      <text:p text:style-name="Standard"><text:soft-page-break/>&gt;&gt; Find-RBPoppler : The term 'Find-RBPoppler' is not recognized as the name of a cmdlet, function, script file, or</text:p>
      <text:p text:style-name="Standard">&gt;&gt; operable program. Check the spelling of the name, or if a path was included, verify that the path is correct and try</text:p>
      <text:p text:style-name="Standard">&gt;&gt; again.</text:p>
      <text:p text:style-name="Standard">&gt;&gt; At F:\F Drive\Setup-ResearchBase.ps1:10 char:16</text:p>
      <text:p text:style-name="Standard">&gt;&gt; + <text:s text:c="2"/>$PdfToText = Find-RBPoppler</text:p>
      <text:p text:style-name="Standard">&gt;&gt; + <text:s text:c="15"/>~~~~~~~~~~~~~~</text:p>
      <text:p text:style-name="Standard">&gt;&gt; <text:s text:c="4"/>+ CategoryInfo <text:s text:c="9"/>: ObjectNotFound: (Find-RBPoppler:String) [], CommandNotFoundException</text:p>
      <text:p text:style-name="Standard">&gt;&gt; <text:s text:c="4"/>+ FullyQualifiedErrorId : CommandNotFoundException</text:p>
      <text:p text:style-name="Standard">&gt;&gt;</text:p>
      <text:p text:style-name="Standard">&gt;&gt; Ensure-RBPoppler : The term 'Ensure-RBPoppler' is not recognized as the name of a cmdlet, function, script file, or</text:p>
      <text:p text:style-name="Standard">&gt;&gt; operable program. Check the spelling of the name, or if a path was included, verify that the path is correct and try</text:p>
      <text:p text:style-name="Standard">&gt;&gt; again.</text:p>
      <text:p text:style-name="Standard">&gt;&gt; At F:\F Drive\Setup-ResearchBase.ps1:11 char:88</text:p>
      <text:p text:style-name="Standard">&gt;&gt; + ... ler -or (-not $SkipPopplerInstall))){ $PdfToText = Ensure-RBPoppler }</text:p>
      <text:p text:style-name="Standard">&gt;&gt; + <text:s text:c="55"/>~~~~~~~~~~~~~~~~</text:p>
      <text:p text:style-name="Standard">&gt;&gt; <text:s text:c="4"/>+ CategoryInfo <text:s text:c="9"/>: ObjectNotFound: (Ensure-RBPoppler:String) [], CommandNotFoundException</text:p>
      <text:p text:style-name="Standard">&gt;&gt; <text:s text:c="4"/>+ FullyQualifiedErrorId : CommandNotFoundException</text:p>
      <text:p text:style-name="Standard">&gt;&gt;</text:p>
      <text:p text:style-name="Standard">&gt;&gt; pdftotext not available; PDFs skipped.</text:p>
      <text:p text:style-name="Standard">&gt;&gt; Index-RB : The term 'Index-RB' is not recognized as the name of a cmdlet, function, script file, or operable program.</text:p>
      <text:p text:style-name="Standard">&gt;&gt; Check the spelling of the name, or if a path was included, verify that the path is correct and try again.</text:p>
      <text:p text:style-name="Standard">&gt;&gt; At F:\F Drive\Setup-ResearchBase.ps1:14 char:1</text:p>
      <text:p text:style-name="Standard">&gt;&gt; + Index-RB -ProjectRoot $ProjectRoot -PdfToText $PdfToText</text:p>
      <text:p text:style-name="Standard">&gt;&gt; + ~~~~~~~~</text:p>
      <text:p text:style-name="Standard">&gt;&gt; <text:s text:c="4"/>+ CategoryInfo <text:s text:c="9"/>: ObjectNotFound: (Index-RB:String) [], CommandNotFoundException</text:p>
      <text:p text:style-name="Standard">&gt;&gt; <text:s text:c="4"/>+ FullyQualifiedErrorId : CommandNotFoundException</text:p>
      <text:p text:style-name="Standard">&gt;&gt;</text:p>
      <text:p text:style-name="Standard">&gt;&gt; Setup &amp; Index complete.</text:p>
      <text:p text:style-name="Standard">&gt;&gt; PS F:\F Drive&gt;</text:p>
      <text:p text:style-name="Standard">&gt;&gt; PS F:\F Drive&gt; .\QuickSearch.ps1 "logos|???π?"</text:p>
      <text:p text:style-name="Standard">&gt;&gt; Import-Module : File F:\F Drive\modules\ResearchBaseTools\ResearchBaseTools.psm1 cannot be loaded. The file F:\F</text:p>
      <text:p text:style-name="Standard">&gt;&gt; Drive\modules\ResearchBaseTools\ResearchBaseTools.psm1 is not digitally signed. You cannot run this script on the</text:p>
      <text:p text:style-name="Standard">&gt;&gt; current system. For more information about running scripts and setting execution policy, see about_Execution_Policies</text:p>
      <text:p text:style-name="Standard">&gt;&gt; at https:/go.microsoft.com/fwlink/?LinkID=135170.</text:p>
      <text:p text:style-name="Standard">&gt;&gt; At F:\F Drive\rb.ps1:14 char:1</text:p>
      <text:p text:style-name="Standard">&gt;&gt; + Import-Module -Force (Join-Path (Get-Location).Path 'modules\Research ...</text:p>
      <text:p text:style-name="Standard">&gt;&gt; + ~~~~~~~~~~~~~~~~~~~~~~~~~~~~~~~~~~~~~~~~~~~~~~~~~~~~~~~~~~~~~~~~~~~~~</text:p>
      <text:p text:style-name="Standard">&gt;&gt; <text:s text:c="4"/>+ CategoryInfo <text:s text:c="9"/>: SecurityError: (:) [Import-Module], PSSecurityException</text:p>
      <text:p text:style-name="Standard"><text:soft-page-break/>&gt;&gt; <text:s text:c="4"/>+ FullyQualifiedErrorId : UnauthorizedAccess,Microsoft.PowerShell.Commands.ImportModuleCommand</text:p>
      <text:p text:style-name="Standard">&gt;&gt; PS F:\F Drive&gt; .\Search-Refs.ps1 "Rom 8:28"</text:p>
      <text:p text:style-name="Standard">&gt;&gt; Import-Module : File F:\F Drive\modules\ResearchBaseTools\ResearchBaseTools.psm1 cannot be loaded. The file F:\F</text:p>
      <text:p text:style-name="Standard">&gt;&gt; Drive\modules\ResearchBaseTools\ResearchBaseTools.psm1 is not digitally signed. You cannot run this script on the</text:p>
      <text:p text:style-name="Standard">&gt;&gt; current system. For more information about running scripts and setting execution policy, see about_Execution_Policies</text:p>
      <text:p text:style-name="Standard">&gt;&gt; at https:/go.microsoft.com/fwlink/?LinkID=135170.</text:p>
      <text:p text:style-name="Standard">&gt;&gt; At F:\F Drive\rb.ps1:14 char:1</text:p>
      <text:p text:style-name="Standard">&gt;&gt; + Import-Module -Force (Join-Path (Get-Location).Path 'modules\Research ...</text:p>
      <text:p text:style-name="Standard">&gt;&gt; + ~~~~~~~~~~~~~~~~~~~~~~~~~~~~~~~~~~~~~~~~~~~~~~~~~~~~~~~~~~~~~~~~~~~~~</text:p>
      <text:p text:style-name="Standard">&gt;&gt; <text:s text:c="4"/>+ CategoryInfo <text:s text:c="9"/>: SecurityError: (:) [Import-Module], PSSecurityException</text:p>
      <text:p text:style-name="Standard">&gt;&gt; <text:s text:c="4"/>+ FullyQualifiedErrorId : UnauthorizedAccess,Microsoft.PowerShell.Commands.ImportModuleCommand</text:p>
      <text:p text:style-name="Standard">&gt;&gt; PS F:\F Drive&gt; [Console]::OutputEncoding = [System.Text.Encoding]::UTF8</text:p>
      <text:p text:style-name="Standard">&gt;&gt; PS F:\F Drive&gt; $OutputEncoding = [System.Text.Encoding]::UTF8</text:p>
      <text:p text:style-name="Standard">&gt;&gt; PS F:\F Drive&gt; Set-ExecutionPolicy -Scope CurrentUser -ExecutionPolicy RemoteSigned -Force</text:p>
      <text:p text:style-name="Standard">&gt;&gt; PS F:\F Drive&gt; Get-ChildItem -Recurse -Filter *.ps1 | Unblock-File</text:p>
      <text:p text:style-name="Standard">&gt;&gt; PS F:\F Drive&gt; [Console]::OutputEncoding = [System.Text.Encoding]::UTF8</text:p>
      <text:p text:style-name="Standard">&gt;&gt; PS F:\F Drive&gt; $OutputEncoding = [System.Text.Encoding]::UTF8</text:p>
      <text:p text:style-name="Standard">&gt;&gt; At line:1 char:2517</text:p>
      <text:p text:style-name="Standard">&gt;&gt; + ... } catch { } } } ; Write-Host 'Done.' -ForegroundColor Green;, F:\F Dr ...</text:p>
      <text:p text:style-name="Standard">&gt;&gt; + <text:s text:c="65"/>~</text:p>
      <text:p text:style-name="Standard">&gt;&gt; Missing expression after unary operator ','.</text:p>
      <text:p text:style-name="Standard">&gt;&gt; At line:1 char:2518</text:p>
      <text:p text:style-name="Standard">&gt;&gt; + ... tch { } } } ; Write-Host 'Done.' -ForegroundColor Green;, F:\F Drive"</text:p>
      <text:p text:style-name="Standard">&gt;&gt; + <text:s text:c="62"/>~~~~</text:p>
      <text:p text:style-name="Standard">&gt;&gt; Unexpected token 'F:\F' in expression or statement.</text:p>
      <text:p text:style-name="Standard">&gt;&gt; At line:1 char:2528</text:p>
      <text:p text:style-name="Standard">&gt;&gt; + ... tch { } } } ; Write-Host 'Done.' -ForegroundColor Green;, F:\F Drive"</text:p>
      <text:p text:style-name="Standard">&gt;&gt; + <text:s text:c="72"/>~</text:p>
      <text:p text:style-name="Standard">&gt;&gt; The string is missing the terminator: ".</text:p>
      <text:p text:style-name="Standard">&gt;&gt; <text:s text:c="4"/>+ CategoryInfo <text:s text:c="9"/>: ParserError: (:) [], ParentContainsErrorRecordException</text:p>
      <text:p text:style-name="Standard">&gt;&gt; <text:s text:c="4"/>+ FullyQualifiedErrorId : MissingExpressionAfterOperator</text:p>
      <text:p text:style-name="Standard">&gt;&gt;</text:p>
      <text:p text:style-name="Standard">&gt;&gt; PS F:\F Drive&gt; powershell -NoProfile -ExecutionPolicy Bypass -File .\Setup-ResearchBase.ps1</text:p>
      <text:p text:style-name="Standard">&gt;&gt; At F:\F Drive\modules\ResearchBaseTools\ResearchBaseTools.psm1:8 char:344</text:p>
      <text:p text:style-name="Standard">&gt;&gt; + ... <text:s/>-join '|'); $pat = ("\b(?:{0})\s+\d{{1,3}}:\d{{1,3}}(?:[â-]\d{{1,3 ...</text:p>
      <text:p text:style-name="Standard">&gt;&gt; + <text:s text:c="65"/>~</text:p>
      <text:p text:style-name="Standard">&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gt;&gt; Unexpected token ']' in expression or statement.</text:p>
      <text:p text:style-name="Standard">&gt;&gt; At F:\F Drive\modules\ResearchBaseTools\ResearchBaseTools.psm1:8 char:344</text:p>
      <text:p text:style-name="Standard">&gt;&gt; + ... <text:s/>-join '|'); $pat = ("\b(?:{0})\s+\d{{1,3}}:\d{{1,3}}(?:[â-]\d{{1,3 ...</text:p>
      <text:p text:style-name="Standard">&gt;&gt; + <text:s text:c="65"/>~</text:p>
      <text:p text:style-name="Standard"><text:soft-page-break/>&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gt;&gt; + <text:s text:c="16"/>~~~~~~~~~~~~~~~~~~~~~~~~~~~~~~~~~~~~~~~~~~~~~~~~~~~~~~~~~</text:p>
      <text:p text:style-name="Standard">&gt;&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Import-Module : The module to process 'ResearchBaseTools.psm1', listed in field 'ModuleToProcess/RootModule' of modul&gt;&gt; manifest 'F:\F Drive\modules\ResearchBaseTools\ResearchBaseTools.psd1' was not processed because no valid module was</text:p>
      <text:p text:style-name="Standard">&gt;&gt; found in any module directory.</text:p>
      <text:p text:style-name="Standard">&gt;&gt; At F:\F Drive\Setup-ResearchBase.ps1:5 char:1</text:p>
      <text:p text:style-name="Standard">&gt;&gt; + Import-Module -Force (Join-Path $ProjectRoot 'modules\ResearchBaseToo ...</text:p>
      <text:p text:style-name="Standard">At line:8 char:77</text:p>
      <text:p text:style-name="Standard">+ ... join '|'); $pat = ("\b(?:{0})\s+\d{{1,3}}:\d{{1,3}}(?:[â-]\d{{1,3 ...</text:p>
      <text:p text:style-name="Standard">+ <text:s text:c="72"/>~</text:p>
      <text:p text:style-name="Standard">You must provide a value expression following the '..' operator.</text:p>
      <text:p text:style-name="Standard">At line:8 char:77</text:p>
      <text:p text:style-name="Standard">+ ... join '|'); $pat = ("\b(?:{0})\s+\d{{1,3}}:\d{{1,3}}(?:[â-]\d{{1,3 ...</text:p>
      <text:p text:style-name="Standard">+ <text:s text:c="72"/>~</text:p>
      <text:p text:style-name="Standard">Unexpected token '.' in expression or statement.</text:p>
      <text:p text:style-name="Standard">+ ... join '|'); $pat = ("\b(?:{0})\s+\d{{1,3}}:\d{{1,3}}(?:[â-]\d{{1,3 ...</text:p>
      <text:p text:style-name="Standard">+ <text:s text:c="72"/>~</text:p>
      <text:p text:style-name="Standard">Missing expression after '.' in pipeline element.</text:p>
      <text:p text:style-name="Standard">At line:8 char:70</text:p>
      <text:p text:style-name="Standard">+ ... join '|'); $pat = ("\b(?:{0})\s+\d{{1,3}}:\d{{1,3}}(?:[â-]\d{{1,3 ...</text:p>
      <text:p text:style-name="Standard">+ <text:s text:c="65"/>~</text:p>
      <text:p text:style-name="Standard">Missing closing '}' in statement block or type definition.</text:p>
      <text:p text:style-name="Standard">At line:9 char:2</text:p>
      <text:p text:style-name="Standard">+ + <text:s text:c="65"/>~</text:p>
      <text:p text:style-name="Standard">+ <text:s/>~</text:p>
      <text:p text:style-name="Standard">Missing expression after unary operator '+'.</text:p>
      <text:p text:style-name="Standard">+ + <text:s text:c="65"/>~</text:p>
      <text:p text:style-name="Standard">+ <text:s text:c="67"/>~</text:p>
      <text:p text:style-name="Standard">Unexpected token '~' in expression or statement.</text:p>
      <text:p text:style-name="Standard">At line:12 char:2</text:p>
      <text:p text:style-name="Standard">+ + ... -join '|'); $pat = ("\b(?:{0})\s+\d{{1,3}}:\d{{1,3}}(?:[â-]\d{{ ...</text:p>
      <text:p text:style-name="Standard">+ <text:s/>~</text:p>
      <text:p text:style-name="Standard">Missing expression after unary operator '+'.</text:p>
      <text:p text:style-name="Standard"><text:soft-page-break/>At line:12 char:5</text:p>
      <text:p text:style-name="Standard">+ + ... -join '|'); $pat = ("\b(?:{0})\s+\d{{1,3}}:\d{{1,3}}(?:[â-]\d{{ ...</text:p>
      <text:p text:style-name="Standard">You must provide a value expression following the '..' operator.</text:p>
      <text:p text:style-name="Standard">At line:12 char:5</text:p>
      <text:p text:style-name="Standard">+ + ... -join '|'); $pat = ("\b(?:{0})\s+\d{{1,3}}:\d{{1,3}}(?:[â-]\d{{ ...</text:p>
      <text:p text:style-name="Standard">+ <text:s text:c="4"/>~</text:p>
      <text:p text:style-name="Standard">Unexpected token '.' in expression or statement.</text:p>
      <text:p text:style-name="Standard">At line:8 char:69</text:p>
      <text:p text:style-name="Standard">+ ... join '|'); $pat = ("\b(?:{0})\s+\d{{1,3}}:\d{{1,3}}(?:[â-]\d{{1,3 ...</text:p>
      <text:p text:style-name="Standard">+ <text:s text:c="64"/>~</text:p>
      <text:p text:style-name="Standard">Missing closing '}' in statement block or type definition.</text:p>
      <text:p text:style-name="Standard">Not all parse errors were reported. <text:s/>Correct the reported errors and try again.</text:p>
      <text:p text:style-name="Standard"><text:s text:c="4"/>+ CategoryInfo <text:s text:c="9"/>: ParserError: (:) [], ParentContainsErrorRecordException</text:p>
      <text:p text:style-name="Standard"/>
      <text:p text:style-name="Standard">At line:1 char:2</text:p>
      <text:p text:style-name="Standard">+ + ~~~~~~~~~~~~~~~~~~~~~~~~~~~~~~~~~~~~~~~~~~~~~~~~~~~~~~~~~~~~~~~~~~~ ...</text:p>
      <text:p text:style-name="Standard">+ <text:s/>~</text:p>
      <text:p text:style-name="Standard">Missing expression after unary operator '+'.</text:p>
      <text:p text:style-name="Standard">At line:1 char:3</text:p>
      <text:p text:style-name="Standard">+ + ~~~~~~~~~~~~~~~~~~~~~~~~~~~~~~~~~~~~~~~~~~~~~~~~~~~~~~~~~~~~~~~~~~~ ...</text:p>
      <text:p text:style-name="Standard">+ <text:s text:c="2"/>~~~~~~~~~~~~~~~~~~~~~~~~~~~~~~~~~~~~~~~~~~~~~~~~~~~~~~~~~~~~~~~~~~~</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PS F:\F Drive&gt; <text:s text:c="4"/>+ CategoryInfo <text:s text:c="9"/>: ResourceUnavailable: (ResearchBaseTools:String) [Import-Module], PSInvalidOperationExcep</text:p>
      <text:p text:style-name="Standard">At line:1 char:6</text:p>
      <text:p text:style-name="Standard">+ <text:s text:c="4"/>+ CategoryInfo <text:s text:c="9"/>: ResourceUnavailable: (ResearchBaseTools ...</text:p>
      <text:p text:style-name="Standard">+ <text:s text:c="5"/>~</text:p>
      <text:p text:style-name="Standard">Missing expression after unary operator '+'.</text:p>
      <text:p text:style-name="Standard">At line:1 char:7</text:p>
      <text:p text:style-name="Standard">+ <text:s text:c="4"/>+ CategoryInfo <text:s text:c="9"/>: ResourceUnavailable: (ResearchBaseTools ...</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3"/>tion</text:p>
      <text:p text:style-name="Standard">tion : The term 'tion' is not recognized as the name of a cmdlet, function, script file, or operable program. Check</text:p>
      <text:p text:style-name="Standard">the spelling of the name, or if a path was included, verify that the path is correct and try again.</text:p>
      <text:p text:style-name="Standard">At line:1 char:4</text:p>
      <text:p text:style-name="Standard">+ <text:s text:c="3"/>~~~~</text:p>
      <text:p text:style-name="Standard"><text:s text:c="4"/>+ CategoryInfo <text:s text:c="9"/>: ObjectNotFound: (tion:String) [], CommandNotFoundException</text:p>
      <text:p text:style-name="Standard"><text:s text:c="4"/>+ FullyQualifiedErrorId : CommandNotFoundException</text:p>
      <text:p text:style-name="Standard"/>
      <text:p text:style-name="Standard">PS F:\F Drive&gt; <text:s text:c="4"/>+ FullyQualifiedErrorId : Modules_ModuleFileNotFound,Microsoft.PowerShell.Commands.ImportModuleCommand</text:p>
      <text:p text:style-name="Standard"><text:soft-page-break/>At line:1 char:6</text:p>
      <text:p text:style-name="Standard">+ <text:s text:c="4"/>+ FullyQualifiedErrorId : Modules_ModuleFileNotFound,Microsoft.Po ...</text:p>
      <text:p text:style-name="Standard">+ <text:s text:c="5"/>~</text:p>
      <text:p text:style-name="Standard">Missing expression after unary operator '+'.</text:p>
      <text:p text:style-name="Standard">At line:1 char:7</text:p>
      <text:p text:style-name="Standard">+ <text:s text:c="4"/>+ FullyQualifiedErrorId : Modules_ModuleFileNotFound,Microsoft.Po ...</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Find-RBPoppler : The term 'Find-RBPoppler' is not recognized as the name of a cmdlet, function, script file, or</text:p>
      <text:p text:style-name="Standard">Find-RBPoppler : The term 'Find-RBPoppler'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Find-RBPoppler : The term 'Find-RBPoppler' is not recognized as the n ...</text:p>
      <text:p text:style-name="Standard">+ ~~~~~~~~~~~~~~</text:p>
      <text:p text:style-name="Standard"><text:s text:c="4"/>+ CategoryInfo <text:s text:c="9"/>: ObjectNotFound: (Find-RBPoppler:String) [], CommandNotFoundException</text:p>
      <text:p text:style-name="Standard"><text:s text:c="4"/>+ FullyQualifiedErrorId : CommandNotFoundException</text:p>
      <text:p text:style-name="Standard"/>
      <text:p text:style-name="Standard">PS F:\F Drive&gt; operable program. Check the spelling of the name, or if a path was included, verify that the path is correct and try</text:p>
      <text:p text:style-name="Standard">Check the spelling of the name, or if a path was included, verify that the path is correct and try again.</text:p>
      <text:p text:style-name="Standard">At line:1 char:1</text:p>
      <text:p text:style-name="Standard">+ operable program. Check the spelling of the name, or if a path was in ...</text:p>
      <text:p text:style-name="Standard">+ ~~~~~~~~</text:p>
      <text:p text:style-name="Standard"><text:s text:c="4"/>+ CategoryInfo <text:s text:c="9"/>: ObjectNotFound: (operable:String) [], CommandNotFoundException</text:p>
      <text:p text:style-name="Standard"><text:s text:c="4"/>+ FullyQualifiedErrorId : CommandNotFoundException</text:p>
      <text:p text:style-name="Standard"/>
      <text:p text:style-name="Standard">PS F:\F Drive&gt; again.</text:p>
      <text:p text:style-name="Standard">Check the spelling of the name, or if a path was included, verify that the path is correct and try again.</text:p>
      <text:p text:style-name="Standard">At line:1 char:1</text:p>
      <text:p text:style-name="Standard">+ again.</text:p>
      <text:p text:style-name="Standard">+ ~~~~~~</text:p>
      <text:p text:style-name="Standard"><text:s text:c="4"/>+ CategoryInfo <text:s text:c="9"/>: ObjectNotFound: (again.:String) [], CommandNotFoundException</text:p>
      <text:p text:style-name="Standard"><text:s text:c="4"/>+ FullyQualifiedErrorId : CommandNotFoundException</text:p>
      <text:p text:style-name="Standard"/>
      <text:p text:style-name="Standard">PS F:\F Drive&gt; At F:\F Drive\Setup-ResearchBase.ps1:10 char:16</text:p>
      <text:p text:style-name="Standard">The AT command has been deprecated. Please use schtasks.exe instead.</text:p>
      <text:p text:style-name="Standard"/>
      <text:p text:style-name="Standard">Invalid command.</text:p>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text:soft-page-break/></text:p>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current day of the month is assumed.</text:p>
      <text:p text:style-name="Standard"/>
      <text:p text:style-name="Standard">PS F:\F Drive&gt; + <text:s text:c="2"/>$PdfToText = Find-RBPoppler</text:p>
      <text:p text:style-name="Standard">At line:1 char:1</text:p>
      <text:p text:style-name="Standard">+ + <text:s text:c="2"/>$PdfToText = Find-RBPoppler</text:p>
      <text:p text:style-name="Standard">+ ~~~~~~~~~~~~~~</text:p>
      <text:p text:style-name="Standard">The assignment expression is not valid. The input to an assignment operator must be an object that is able to accept</text:p>
      <text:p text:style-name="Standard">assignments, such as a variable or a property.</text:p>
      <text:p text:style-name="Standard"><text:s text:c="4"/>+ CategoryInfo <text:s text:c="9"/>: ParserError: (:) [], ParentContainsErrorRecordException</text:p>
      <text:p text:style-name="Standard"><text:s text:c="4"/>+ FullyQualifiedErrorId : InvalidLeftHandSide</text:p>
      <text:p text:style-name="Standard"/>
      <text:p text:style-name="Standard">At line:1 char:2</text:p>
      <text:p text:style-name="Standard">+ + <text:s text:c="15"/>~~~~~~~~~~~~~~</text:p>
      <text:p text:style-name="Standard">+ <text:s/>~</text:p>
      <text:p text:style-name="Standard">Missing expression after unary operator '+'.</text:p>
      <text:p text:style-name="Standard">At line:1 char:18</text:p>
      <text:p text:style-name="Standard">+ + <text:s text:c="15"/>~~~~~~~~~~~~~~</text:p>
      <text:p text:style-name="Standard">+ <text:s text:c="17"/>~~~~~~~~~~~~~~</text:p>
      <text:p text:style-name="Standard">Unexpected token '~~~~~~~~~~~~~~' in expression or statement.</text:p>
      <text:p text:style-name="Standard"><text:s text:c="4"/>+ FullyQualifiedErrorId : MissingExpressionAfterOperator</text:p>
      <text:p text:style-name="Standard"/>
      <text:p text:style-name="Standard">PS F:\F Drive&gt; <text:s text:c="4"/>+ CategoryInfo <text:s text:c="9"/>: ObjectNotFound: (Find-RBPoppler:String) [], CommandNotFoundException</text:p>
      <text:p text:style-name="Standard">At line:1 char:6</text:p>
      <text:p text:style-name="Standard">+ <text:s text:c="4"/>+ CategoryInfo <text:s text:c="9"/>: ObjectNotFound: (Find-RBPoppler:String) ...</text:p>
      <text:p text:style-name="Standard">+ <text:s text:c="5"/>~</text:p>
      <text:p text:style-name="Standard">Missing expression after unary operator '+'.</text:p>
      <text:p text:style-name="Standard">At line:1 char:7</text:p>
      <text:p text:style-name="Standard">+ <text:s text:c="6"/>~~~~~~~~~~~~</text:p>
      <text:p text:style-name="Standard"><text:soft-page-break/>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At line:1 char:6</text:p>
      <text:p text:style-name="Standard">+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Ensure-RBPoppler : The term 'Ensure-RBPoppler' is not recognized as the name of a cmdlet, function, script file, or</text:p>
      <text:p text:style-name="Standard">Ensure-RBPoppler : The term 'Ensure-RBPoppler' is not recognized as the name of a cmdlet, function, script file, or</text:p>
      <text:p text:style-name="Standard">operable program. Check the spelling of the name, or if a path was included, verify that the path is correct and try</text:p>
      <text:p text:style-name="Standard">again.</text:p>
      <text:p text:style-name="Standard">At line:1 char:1</text:p>
      <text:p text:style-name="Standard">+ Ensure-RBPoppler : The term 'Ensure-RBPoppler' is not recognized as t ...</text:p>
      <text:p text:style-name="Standard">+ ~~~~~~~~~~~~~~~~</text:p>
      <text:p text:style-name="Standard"><text:s text:c="4"/>+ CategoryInfo <text:s text:c="9"/>: ObjectNotFound: (Ensure-RBPoppler:String) [], CommandNotFoundException</text:p>
      <text:p text:style-name="Standard"><text:s text:c="4"/>+ FullyQualifiedErrorId : CommandNotFoundException</text:p>
      <text:p text:style-name="Standard"/>
      <text:p text:style-name="Standard">PS F:\F Drive&gt; operable program. Check the spelling of the name, or if a path was included, verify that the path is correct and try</text:p>
      <text:p text:style-name="Standard">Check the spelling of the name, or if a path was included, verify that the path is correct and try again.</text:p>
      <text:p text:style-name="Standard">At line:1 char:1</text:p>
      <text:p text:style-name="Standard">+ operable program. Check the spelling of the name, or if a path was in ...</text:p>
      <text:p text:style-name="Standard">+ ~~~~~~~~</text:p>
      <text:p text:style-name="Standard"><text:s text:c="4"/>+ CategoryInfo <text:s text:c="9"/>: ObjectNotFound: (operable:String) [], CommandNotFoundException</text:p>
      <text:p text:style-name="Standard"><text:s text:c="4"/>+ FullyQualifiedErrorId : CommandNotFoundException</text:p>
      <text:p text:style-name="Standard"/>
      <text:p text:style-name="Standard">PS F:\F Drive&gt; again.</text:p>
      <text:p text:style-name="Standard">again. : The term 'again.'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again.</text:p>
      <text:p text:style-name="Standard">+ ~~~~~~</text:p>
      <text:p text:style-name="Standard"><text:s text:c="4"/>+ CategoryInfo <text:s text:c="9"/>: ObjectNotFound: (again.:String) [], CommandNotFoundException</text:p>
      <text:p text:style-name="Standard"><text:s text:c="4"/>+ FullyQualifiedErrorId : CommandNotFoundException</text:p>
      <text:p text:style-name="Standard"><text:soft-page-break/></text:p>
      <text:p text:style-name="Standard">PS F:\F Drive&gt; At F:\F Drive\Setup-ResearchBase.ps1:11 char:88</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 ler -or (-not $SkipPopplerInstall))){ $PdfToText = Ensure-RBPoppler }</text:p>
      <text:p text:style-name="Standard">At line:1 char:2</text:p>
      <text:p text:style-name="Standard">+ + ... ler -or (-not $SkipPopplerInstall))){ $PdfToText = Ensure-RBPop ...</text:p>
      <text:p text:style-name="Standard">+ <text:s/>~</text:p>
      <text:p text:style-name="Standard">Missing expression after unary operator '+'.</text:p>
      <text:p text:style-name="Standard">At line:1 char:5</text:p>
      <text:p text:style-name="Standard">+ + ... ler -or (-not $SkipPopplerInstall))){ $PdfToText = Ensure-RBPop ...</text:p>
      <text:p text:style-name="Standard">+ <text:s text:c="4"/>~</text:p>
      <text:p text:style-name="Standard">You must provide a value expression following the '..' operator.</text:p>
      <text:p text:style-name="Standard">At line:1 char:5</text:p>
      <text:p text:style-name="Standard">+ + ... ler -or (-not $SkipPopplerInstall))){ $PdfToText = Ensure-RBPop ...</text:p>
      <text:p text:style-name="Standard">At line:1 char:41</text:p>
      <text:p text:style-name="Standard">+ + ... ler -or (-not $SkipPopplerInstall))){ $PdfToText = Ensure-RBPop ...</text:p>
      <text:p text:style-name="Standard">+ <text:s text:c="40"/>~</text:p>
      <text:p text:style-name="Standard">Unexpected token ')' in expression or statement.</text:p>
      <text:p text:style-name="Standard">At line:1 char:42</text:p>
      <text:p text:style-name="Standard">+ + ... ler -or (-not $SkipPopplerInstall))){ $PdfToText = Ensure-RBPop ...</text:p>
      <text:p text:style-name="Standard">+ <text:s text:c="41"/>~</text:p>
      <text:p text:style-name="Standard">Unexpected token ')' in expression or statement.</text:p>
      <text:p text:style-name="Standard"><text:soft-page-break/><text:s text:c="4"/>+ CategoryInfo <text:s text:c="9"/>: ParserError: (:) [], ParentContainsErrorRecordException</text:p>
      <text:p text:style-name="Standard"><text:s text:c="4"/>+ FullyQualifiedErrorId : MissingExpressionAfterOperator</text:p>
      <text:p text:style-name="Standard">PS F:\F Drive&gt; + <text:s text:c="55"/>~~~~~~~~~~~~~~~~</text:p>
      <text:p text:style-name="Standard">At line:1 char:2</text:p>
      <text:p text:style-name="Standard">+ + <text:s text:c="55"/>~~~~~~~~~~~~ ...</text:p>
      <text:p text:style-name="Standard">+ <text:s/>~</text:p>
      <text:p text:style-name="Standard">Missing expression after unary operator '+'.</text:p>
      <text:p text:style-name="Standard">At line:1 char:58</text:p>
      <text:p text:style-name="Standard">+ ... <text:s text:c="53"/>~~~~~~~~~~~~~~~~</text:p>
      <text:p text:style-name="Standard">+ <text:s text:c="57"/>~~~~~~~~~~~~~~~~</text:p>
      <text:p text:style-name="Standard"><text:s text:c="4"/>+ FullyQualifiedErrorId : MissingExpressionAfterOperator</text:p>
      <text:p text:style-name="Standard"/>
      <text:p text:style-name="Standard">PS F:\F Drive&gt; <text:s text:c="4"/>+ CategoryInfo <text:s text:c="9"/>: ObjectNotFound: (Ensure-RBPoppler:String) [], CommandNotFoundException</text:p>
      <text:p text:style-name="Standard">At line:1 char:6</text:p>
      <text:p text:style-name="Standard">+ <text:s text:c="4"/>+ CategoryInfo <text:s text:c="9"/>: ObjectNotFound: (Ensure-RBPoppler:Strin ...</text:p>
      <text:p text:style-name="Standard">+ <text:s text:c="5"/>~</text:p>
      <text:p text:style-name="Standard">Missing expression after unary operator '+'.</text:p>
      <text:p text:style-name="Standard">At line:1 char:7</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At line:1 char:6</text:p>
      <text:p text:style-name="Standard">+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dftotext not available; PDFs skipped.</text:p>
      <text:p text:style-name="Standard">I/O Error: Couldn't open file 'not': No error.</text:p>
      <text:p text:style-name="Standard">PDFs : The term 'PDFs' is not recognized as the name of a cmdlet, function, script file, or operable program. Check</text:p>
      <text:p text:style-name="Standard">the spelling of the name, or if a path was included, verify that the path is correct and try again.</text:p>
      <text:p text:style-name="Standard">At line:1 char:26</text:p>
      <text:p text:style-name="Standard">+ pdftotext not available; PDFs skipped.</text:p>
      <text:p text:style-name="Standard">+ <text:s text:c="25"/>~~~~</text:p>
      <text:p text:style-name="Standard"><text:s text:c="4"/>+ CategoryInfo <text:s text:c="9"/>: ObjectNotFound: (PDFs:String) [], CommandNotFoundException</text:p>
      <text:p text:style-name="Standard"><text:s text:c="4"/>+ FullyQualifiedErrorId : CommandNotFoundException</text:p>
      <text:p text:style-name="Standard"/>
      <text:p text:style-name="Standard"><text:soft-page-break/>PS F:\F Drive&gt; Index-RB : The term 'Index-RB' is not recognized as the name of a cmdlet, function, script file, or operable program.</text:p>
      <text:p text:style-name="Standard">Index-RB : The term 'Index-RB' is not recognized as the name of a cmdlet, function, script file, or operable program.</text:p>
      <text:p text:style-name="Standard">At line:1 char:1</text:p>
      <text:p text:style-name="Standard">+ Index-RB : The term 'Index-RB' is not recognized as the name of a cmd ...</text:p>
      <text:p text:style-name="Standard">+ ~~~~~~~~</text:p>
      <text:p text:style-name="Standard"><text:s text:c="4"/>+ CategoryInfo <text:s text:c="9"/>: ObjectNotFound: (Index-RB:String) [], CommandNotFoundException</text:p>
      <text:p text:style-name="Standard"><text:s text:c="4"/>+ FullyQualifiedErrorId : CommandNotFoundException</text:p>
      <text:p text:style-name="Standard"/>
      <text:p text:style-name="Standard">PS F:\F Drive&gt; Check the spelling of the name, or if a path was included, verify that the path is correct and try again.</text:p>
      <text:p text:style-name="Standard">Check : The term 'Check' is not recognized as the name of a cmdlet, function, script file, or operable program. Check</text:p>
      <text:p text:style-name="Standard">the spelling of the name, or if a path was included, verify that the path is correct and try again.</text:p>
      <text:p text:style-name="Standard">At line:1 char:1</text:p>
      <text:p text:style-name="Standard">+ ~~~~~</text:p>
      <text:p text:style-name="Standard"><text:s text:c="4"/>+ CategoryInfo <text:s text:c="9"/>: ObjectNotFound: (Check:String) [], CommandNotFoundException</text:p>
      <text:p text:style-name="Standard"><text:s text:c="4"/>+ FullyQualifiedErrorId : CommandNotFoundException</text:p>
      <text:p text:style-name="Standard"/>
      <text:p text:style-name="Standard">PS F:\F Drive&gt; At F:\F Drive\Setup-ResearchBase.ps1:14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text:soft-page-break/>At line:1 char:2</text:p>
      <text:p text:style-name="Standard">+ + Index-RB -ProjectRoot $ProjectRoot -PdfToText $PdfToText</text:p>
      <text:p text:style-name="Standard">+ <text:s/>~</text:p>
      <text:p text:style-name="Standard">Missing expression after unary operator '+'.</text:p>
      <text:p text:style-name="Standard">At line:1 char:3</text:p>
      <text:p text:style-name="Standard">+ + Index-RB -ProjectRoot $ProjectRoot -PdfToText $PdfToText</text:p>
      <text:p text:style-name="Standard">+ <text:s text:c="2"/>~~~~~~~~</text:p>
      <text:p text:style-name="Standard">Unexpected token 'Index-RB' in expression or statement.</text:p>
      <text:p text:style-name="Standard"><text:s text:c="4"/>+ FullyQualifiedErrorId : MissingExpressionAfterOperator</text:p>
      <text:p text:style-name="Standard"/>
      <text:p text:style-name="Standard">PS F:\F Drive&gt; + ~~~~~~~~</text:p>
      <text:p text:style-name="Standard">At line:1 char:2</text:p>
      <text:p text:style-name="Standard">+ + ~~~~~~~~</text:p>
      <text:p text:style-name="Standard">+ <text:s/>~</text:p>
      <text:p text:style-name="Standard">Missing expression after unary operator '+'.</text:p>
      <text:p text:style-name="Standard">At line:1 char:3</text:p>
      <text:p text:style-name="Standard">+ <text:s text:c="2"/>~~~~~~~~</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CategoryInfo <text:s text:c="9"/>: ObjectNotFound: (Index-RB:String) [], CommandNotFoundException</text:p>
      <text:p text:style-name="Standard">At line:1 char:6</text:p>
      <text:p text:style-name="Standard">+ <text:s text:c="4"/>+ CategoryInfo <text:s text:c="9"/>: ObjectNotFound: (Index-RB:String) [], C ...</text:p>
      <text:p text:style-name="Standard">+ <text:s text:c="5"/>~</text:p>
      <text:p text:style-name="Standard">At line:1 char:7</text:p>
      <text:p text:style-name="Standard">+ <text:s text:c="4"/>+ CategoryInfo <text:s text:c="9"/>: ObjectNotFound: (Index-RB:String) [], C ...</text:p>
      <text:p text:style-name="Standard">+ <text:s text:c="6"/>~~~~~~~~~~~~</text:p>
      <text:p text:style-name="Standard">Unexpected token 'CategoryInfo'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CommandNotFoundException</text:p>
      <text:p text:style-name="Standard">+ <text:s text:c="4"/>+ FullyQualifiedErrorId : CommandNotFoundException</text:p>
      <text:p text:style-name="Standard">+ <text:s text:c="5"/>~</text:p>
      <text:p text:style-name="Standard">Missing expression after unary operator '+'.</text:p>
      <text:p text:style-name="Standard">At line:1 char:7</text:p>
      <text:p text:style-name="Standard">+ <text:s text:c="4"/>+ FullyQualifiedErrorId : CommandNotFoundException</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
      <text:p text:style-name="Standard">PS F:\F Drive&gt;</text:p>
      <text:p text:style-name="Standard">PS F:\F Drive&gt; Setup &amp; Index complete.</text:p>
      <text:p text:style-name="Standard">At line:1 char:7</text:p>
      <text:p text:style-name="Standard">+ Setup &amp; Index complete.</text:p>
      <text:p text:style-name="Standard">+ <text:s text:c="6"/>~</text:p>
      <text:p text:style-name="Standard"><text:soft-page-break/>The ampersand (&amp;) character is not allowed. The &amp; operator is reserved for future use; wrap an ampersand in double</text:p>
      <text:p text:style-name="Standard">quotation marks ("&amp;") to pass it as part of a string.</text:p>
      <text:p text:style-name="Standard"><text:s text:c="4"/>+ CategoryInfo <text:s text:c="9"/>: ParserError: (:) [], ParentContainsErrorRecordException</text:p>
      <text:p text:style-name="Standard"><text:s text:c="4"/>+ FullyQualifiedErrorId : AmpersandNotAllowed</text:p>
      <text:p text:style-name="Standard"/>
      <text:p text:style-name="Standard">PS F:\F Drive&gt; PS F:\F Drive&gt; .\Install-Poppler.ps1</text:p>
      <text:p text:style-name="Standard">Get-Process : A positional parameter cannot be found that accepts argument 'Drive&gt;'.</text:p>
      <text:p text:style-name="Standard">At line:1 char:1</text:p>
      <text:p text:style-name="Standard">+ PS F:\F Drive&gt; .\Install-Poppler.ps1</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Get-Command : The term 'winget-ErrorAction' is not recognized as the name of a cmdlet, function, script file, or</text:p>
      <text:p text:style-name="Standard">Get-Command : The term ':'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Get-Command : The term 'winget-ErrorAction' is not recognized as the <text:s/>...</text:p>
      <text:p text:style-name="Standard">+ ~~~~~~~~~~~~~~~~~~~~~~~~~~~~~~~~~~~~~~~~~~~~~~~~~~~~~~~~~~~~~~~~~~~~~</text:p>
      <text:p text:style-name="Standard"><text:s text:c="4"/>+ CategoryInfo <text:s text:c="9"/>: ObjectNotFound: (::String) [Get-Command], CommandNotFoundException</text:p>
      <text:p text:style-name="Standard"><text:s text:c="4"/>+ FullyQualifiedErrorId : CommandNotFoundException,Microsoft.PowerShell.Commands.GetCommandCommand</text:p>
      <text:p text:style-name="Standard"/>
      <text:p text:style-name="Standard">PS F:\F Drive&gt; operable program. Check the spelling of the name, or if a path was included, verify that the path is correct and try</text:p>
      <text:p text:style-name="Standard">Check the spelling of the name, or if a path was included, verify that the path is correct and try again.</text:p>
      <text:p text:style-name="Standard">At line:1 char:1</text:p>
      <text:p text:style-name="Standard">+ operable program. Check the spelling of the name, or if a path was in ...</text:p>
      <text:p text:style-name="Standard">+ ~~~~~~~~</text:p>
      <text:p text:style-name="Standard"><text:s text:c="4"/>+ CategoryInfo <text:s text:c="9"/>: ObjectNotFound: (operable:String) [], CommandNotFoundException</text:p>
      <text:p text:style-name="Standard"><text:s text:c="4"/>+ FullyQualifiedErrorId : CommandNotFoundException</text:p>
      <text:p text:style-name="Standard"/>
      <text:p text:style-name="Standard">PS F:\F Drive&gt; again.</text:p>
      <text:p text:style-name="Standard">Check the spelling of the name, or if a path was included, verify that the path is correct and try again.</text:p>
      <text:p text:style-name="Standard">At line:1 char:1</text:p>
      <text:p text:style-name="Standard">+ again.</text:p>
      <text:p text:style-name="Standard">+ ~~~~~~</text:p>
      <text:p text:style-name="Standard"><text:s text:c="4"/>+ CategoryInfo <text:s text:c="9"/>: ObjectNotFound: (again.:String) [], CommandNotFoundException</text:p>
      <text:p text:style-name="Standard"><text:s text:c="4"/>+ FullyQualifiedErrorId : CommandNotFoundException</text:p>
      <text:p text:style-name="Standard"/>
      <text:p text:style-name="Standard">PS F:\F Drive&gt; At F:\F Drive\Install-Poppler.ps1:11 char:10</text:p>
      <text:p text:style-name="Standard">The AT command has been deprecated. Please use schtasks.exe instead.</text:p>
      <text:p text:style-name="Standard"/>
      <text:p text:style-name="Standard">Invalid command.</text:p>
      <text:p text:style-name="Standard"/>
      <text:p text:style-name="Standard"><text:soft-page-break/>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
      <text:p text:style-name="Standard">PS F:\F Drive&gt; + <text:s/>$wing = Get-Command winget-ErrorAction SilentlyContinue</text:p>
      <text:p text:style-name="Standard">At line:1 char:1</text:p>
      <text:p text:style-name="Standard">+ + <text:s/>$wing = Get-Command winget-ErrorAction SilentlyContinue</text:p>
      <text:p text:style-name="Standard">+ ~~~~~~~~</text:p>
      <text:p text:style-name="Standard">The assignment expression is not valid. The input to an assignment operator must be an object that is able to accept</text:p>
      <text:p text:style-name="Standard">assignments, such as a variable or a property.</text:p>
      <text:p text:style-name="Standard"><text:s text:c="4"/>+ FullyQualifiedErrorId : InvalidLeftHandSide</text:p>
      <text:p text:style-name="Standard"/>
      <text:p text:style-name="Standard">PS F:\F Drive&gt; + <text:s text:c="9"/>~~~~~~~~~~~~~~~~~~~~~~~~~~~~~~~~~~~~~~~~~~~~~~~</text:p>
      <text:p text:style-name="Standard">At line:1 char:2</text:p>
      <text:p text:style-name="Standard">+ + <text:s text:c="9"/>~~~~~~~~~~~~~~~~~~~~~~~~~~~~~~~~~~~~~~~~~~~~~~~</text:p>
      <text:p text:style-name="Standard">+ <text:s/>~</text:p>
      <text:p text:style-name="Standard">Missing expression after unary operator '+'.</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CategoryInfo <text:s text:c="9"/>: ObjectNotFound: (winget-ErrorAction:String) [Get-Command], CommandNotFoundException</text:p>
      <text:p text:style-name="Standard">At line:1 char:6</text:p>
      <text:p text:style-name="Standard">+ <text:s text:c="4"/>+ CategoryInfo <text:s text:c="9"/>: ObjectNotFound: (winget-ErrorAction:Str ...</text:p>
      <text:p text:style-name="Standard">+ <text:s text:c="4"/>+ CategoryInfo <text:s text:c="9"/>: ObjectNotFound: (winget-ErrorAction:Str ...</text:p>
      <text:p text:style-name="Standard">+ <text:s text:c="6"/>~~~~~~~~~~~~</text:p>
      <text:p text:style-name="Standard"><text:s text:c="4"/>+ CategoryInfo <text:s text:c="9"/>: ParserError: (:) [], ParentContainsErrorRecordException</text:p>
      <text:p text:style-name="Standard"><text:soft-page-break/><text:s text:c="4"/>+ FullyQualifiedErrorId : MissingExpressionAfterOperator</text:p>
      <text:p text:style-name="Standard"/>
      <text:p text:style-name="Standard">PS F:\F Drive&gt; <text:s text:c="4"/>+ FullyQualifiedErrorId : CommandNotFoundException,Microsoft.PowerShell.Commands.GetCommandCommand</text:p>
      <text:p text:style-name="Standard">At line:1 char:6</text:p>
      <text:p text:style-name="Standard">+ <text:s text:c="4"/>+ FullyQualifiedErrorId : CommandNotFoundException,Microsoft.Powe ...</text:p>
      <text:p text:style-name="Standard">+ <text:s text:c="5"/>~</text:p>
      <text:p text:style-name="Standard">Missing expression after unary operator '+'.</text:p>
      <text:p text:style-name="Standard">At line:1 char:7</text:p>
      <text:p text:style-name="Standard">+ <text:s text:c="4"/>+ FullyQualifiedErrorId : CommandNotFoundException,Microsoft.Powe ...</text:p>
      <text:p text:style-name="Standard">+ <text:s text:c="6"/>~~~~~~~~~~~~~~~~~~~~~</text:p>
      <text:p text:style-name="Standard">Unexpected token 'FullyQualifiedErrorId'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text:p>
      <text:p text:style-name="Standard">PS F:\F Drive&gt; PS F:\F Drive&gt; # Index files should exist now:</text:p>
      <text:p text:style-name="Standard">Get-Process : A positional parameter cannot be found that accepts argument 'Drive&gt;'.</text:p>
      <text:p text:style-name="Standard">At line:1 char:1</text:p>
      <text:p text:style-name="Standard">+ PS F:\F Drive&gt; # Index files should exist now:</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Get-ChildItem ".\ResearchBase\09_datasets_indices\*.ndjson"</text:p>
      <text:p text:style-name="Standard">Get-Process : A positional parameter cannot be found that accepts argument 'Drive&gt;'.</text:p>
      <text:p text:style-name="Standard">At line:1 char:1</text:p>
      <text:p text:style-name="Standard">+ PS F:\F Drive&gt; Get-ChildItem ".\ResearchBase\09_datasets_indices\*.nd ...</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text:p>
      <text:p text:style-name="Standard">PS F:\F Drive&gt;</text:p>
      <text:p text:style-name="Standard">PS F:\F Drive&gt; <text:s text:c="4"/>Directory: F:\F Drive\ResearchBase\09_datasets_indices</text:p>
      <text:p text:style-name="Standard">Directory: : The term 'Directory:' is not recognized as the name of a cmdlet, function, script file, or operable</text:p>
      <text:p text:style-name="Standard">program. Check the spelling of the name, or if a path was included, verify that the path is correct and try again.</text:p>
      <text:p text:style-name="Standard">At line:1 char:5</text:p>
      <text:p text:style-name="Standard">+ <text:s text:c="4"/>Directory: F:\F Drive\ResearchBase\09_datasets_indices</text:p>
      <text:p text:style-name="Standard">+ <text:s text:c="4"/>~~~~~~~~~~</text:p>
      <text:p text:style-name="Standard"><text:s text:c="4"/>+ CategoryInfo <text:s text:c="9"/>: ObjectNotFound: (Directory::String) [], CommandNotFoundException</text:p>
      <text:p text:style-name="Standard"><text:s text:c="4"/>+ FullyQualifiedErrorId : CommandNotFoundException</text:p>
      <text:p text:style-name="Standard"/>
      <text:p text:style-name="Standard">PS F:\F Drive&gt;</text:p>
      <text:p text:style-name="Standard">PS F:\F Drive&gt; Mode <text:s text:c="16"/>LastWriteTime <text:s text:c="8"/>Length Name</text:p>
      <text:p text:style-name="Standard"><text:soft-page-break/>Invalid parameter - LastWriteTime</text:p>
      <text:p text:style-name="Standard">PS F:\F Drive&gt; ---- <text:s text:c="16"/>------------- <text:s text:c="8"/>------ ----</text:p>
      <text:p text:style-name="Standard">&gt;&gt; -a---- <text:s text:c="7"/>10/16/2025 <text:s text:c="2"/>1:27 AM <text:s text:c="10"/>9811 fulltext.ndjson</text:p>
      <text:p text:style-name="Standard">At line:1 char:55</text:p>
      <text:p text:style-name="Standard">+ ---- <text:s text:c="16"/>------------- <text:s text:c="8"/>------ ----</text:p>
      <text:p text:style-name="Standard">+ <text:s text:c="54"/>~</text:p>
      <text:p text:style-name="Standard">Missing expression after unary operator '--'.</text:p>
      <text:p text:style-name="Standard">+ -a---- <text:s text:c="7"/>10/16/2025 <text:s text:c="2"/>1:27 AM <text:s text:c="10"/>9811 fulltext.ndjson</text:p>
      <text:p text:style-name="Standard">+ ~~</text:p>
      <text:p text:style-name="Standard">Unexpected token '-a' in expression or statement.</text:p>
      <text:p text:style-name="Standard">At line:2 char:3</text:p>
      <text:p text:style-name="Standard">+ -a---- <text:s text:c="7"/>10/16/2025 <text:s text:c="2"/>1:27 AM <text:s text:c="10"/>9811 fulltext.ndjson</text:p>
      <text:p text:style-name="Standard">+ <text:s text:c="2"/>~~~~</text:p>
      <text:p text:style-name="Standard">Unexpected token '----' in expression or statement.</text:p>
      <text:p text:style-name="Standard">At line:2 char:28</text:p>
      <text:p text:style-name="Standard">At line:1 char:3</text:p>
      <text:p text:style-name="Standard">+ ---- <text:s text:c="16"/>------------- <text:s text:c="8"/>------ ----</text:p>
      <text:p text:style-name="Standard">+ <text:s text:c="2"/>~~~~~~~~~~~~~~~~~~~~~~~~~~~~~~~~~~~~~~~~~~~~~~~~~~~~</text:p>
      <text:p text:style-name="Standard">The '--' operator works only on variables or on properties.</text:p>
      <text:p text:style-name="Standard">At line:1 char:22</text:p>
      <text:p text:style-name="Standard">+ ---- <text:s text:c="16"/>------------- <text:s text:c="8"/>------ ----</text:p>
      <text:p text:style-name="Standard">+ <text:s text:c="21"/>~~~~~~~~~~~~~~~~~~~~~~~~~~~~~~~~~</text:p>
      <text:p text:style-name="Standard">At line:1 char:24</text:p>
      <text:p text:style-name="Standard">+ ---- <text:s text:c="16"/>------------- <text:s text:c="8"/>------ ----</text:p>
      <text:p text:style-name="Standard">+ <text:s text:c="23"/>~~~~~~~~~~~~~~~~~~~~~~~~~~~~~~~</text:p>
      <text:p text:style-name="Standard">The '--' operator works only on variables or on properties.</text:p>
      <text:p text:style-name="Standard">At line:1 char:26</text:p>
      <text:p text:style-name="Standard">+ ---- <text:s text:c="16"/>------------- <text:s text:c="8"/>------ ----</text:p>
      <text:p text:style-name="Standard">+ <text:s text:c="25"/>~~~~~~~~~~~~~~~~~~~~~~~~~~~~~</text:p>
      <text:p text:style-name="Standard">At line:1 char:28</text:p>
      <text:p text:style-name="Standard">+ ---- <text:s text:c="16"/>------------- <text:s text:c="8"/>------ ----</text:p>
      <text:p text:style-name="Standard">+ <text:s text:c="27"/>~~~~~~~~~~~~~~~~~~~~~~~~~~~</text:p>
      <text:p text:style-name="Standard">The '--' operator works only on variables or on properties.</text:p>
      <text:p text:style-name="Standard">At line:1 char:30</text:p>
      <text:p text:style-name="Standard">+ ---- <text:s text:c="16"/>------------- <text:s text:c="8"/>------ ----</text:p>
      <text:p text:style-name="Standard">+ <text:s text:c="29"/>~~~~~~~~~~~~~~~~~~~~~~~~~</text:p>
      <text:p text:style-name="Standard">The '--' operator works only on variables or on properties.</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a---- <text:s text:c="7"/>10/16/2025 <text:s text:c="2"/>1:27 AM <text:s text:c="9"/>45446 lines.ndjson</text:p>
      <text:p text:style-name="Standard">-a---- : The term '-a----'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a---- <text:s text:c="7"/>10/16/2025 <text:s text:c="2"/>1:27 AM <text:s text:c="9"/>45446 lines.ndjson</text:p>
      <text:p text:style-name="Standard"><text:s text:c="4"/>+ CategoryInfo <text:s text:c="9"/>: ObjectNotFound: (-a----:String) [], CommandNotFoundException</text:p>
      <text:p text:style-name="Standard"><text:s text:c="4"/>+ FullyQualifiedErrorId : CommandNotFoundException</text:p>
      <text:p text:style-name="Standard"/>
      <text:p text:style-name="Standard"><text:soft-page-break/>PS F:\F Drive&gt; -a---- <text:s text:c="7"/>10/16/2025 <text:s text:c="2"/>1:27 AM <text:s text:c="11"/>320 refs.ndjson</text:p>
      <text:p text:style-name="Standard">-a---- : The term '-a----'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a---- <text:s text:c="7"/>10/16/2025 <text:s text:c="2"/>1:27 AM <text:s text:c="11"/>320 refs.ndjson</text:p>
      <text:p text:style-name="Standard">+ ~~~~~~</text:p>
      <text:p text:style-name="Standard"><text:s text:c="4"/>+ FullyQualifiedErrorId : CommandNotFoundException</text:p>
      <text:p text:style-name="Standard"/>
      <text:p text:style-name="Standard">PS F:\F Drive&gt;</text:p>
      <text:p text:style-name="Standard">PS F:\F Drive&gt;</text:p>
      <text:p text:style-name="Standard">PS F:\F Drive&gt; PS F:\F Drive&gt;</text:p>
      <text:p text:style-name="Standard">Get-Process : A positional parameter cannot be found that accepts argument 'Drive&gt;'.</text:p>
      <text:p text:style-name="Standard">At line:1 char:1</text:p>
      <text:p text:style-name="Standard">+ PS F:\F Drive&gt;</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 Try a text search and a reference search:</text:p>
      <text:p text:style-name="Standard">Get-Process : A positional parameter cannot be found that accepts argument 'Drive&gt;'.</text:p>
      <text:p text:style-name="Standard">At line:1 char:1</text:p>
      <text:p text:style-name="Standard">+ PS F:\F Drive&gt; # Try a text search and a reference search:</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QuickSearch.ps1 "logos|ἀγάπη"</text:p>
      <text:p text:style-name="Standard">Get-Process : A positional parameter cannot be found that accepts argument 'Drive&gt;'.</text:p>
      <text:p text:style-name="Standard">At line:1 char:1</text:p>
      <text:p text:style-name="Standard">+ PS F:\F Drive&gt; .\QuickSearch.ps1 "logos|ἀγάπη"</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Import-Module : File F:\F Drive\modules\ResearchBaseTools\ResearchBaseTools.psm1 cannot be loaded. The file F:\F</text:p>
      <text:p text:style-name="Standard">Import-Module : A positional parameter cannot be found that accepts argument 'File'.</text:p>
      <text:p text:style-name="Standard">At line:1 char:1</text:p>
      <text:p text:style-name="Standard">+ Import-Module : File F:\F Drive\modules\ResearchBaseTools\ResearchBas ...</text:p>
      <text:p text:style-name="Standard">+ ~~~~~~~~~~~~~~~~~~~~~~~~~~~~~~~~~~~~~~~~~~~~~~~~~~~~~~~~~~~~~~~~~~~~~</text:p>
      <text:p text:style-name="Standard"><text:s text:c="4"/>+ CategoryInfo <text:s text:c="9"/>: InvalidArgument: (:) [Import-Module], ParameterBindingException</text:p>
      <text:p text:style-name="Standard"><text:s text:c="4"/>+ FullyQualifiedErrorId : PositionalParameterNotFound,Microsoft.PowerShell.Commands.ImportModuleCommand</text:p>
      <text:p text:style-name="Standard"/>
      <text:p text:style-name="Standard">PS F:\F Drive&gt; Drive\modules\ResearchBaseTools\ResearchBaseTools.psm1 is not digitally signed. You cannot run this script on the</text:p>
      <text:p text:style-name="Standard"><text:soft-page-break/>Drive\modules\ResearchBaseTools\ResearchBaseTools.psm1 : The module 'Drive' could not be loaded. For more information,</text:p>
      <text:p text:style-name="Standard">At line:1 char:1</text:p>
      <text:p text:style-name="Standard">+ Drive\modules\ResearchBaseTools\ResearchBaseTools.psm1 is not digital ...</text:p>
      <text:p text:style-name="Standard">+ ~~~~~~~~~~~~~~~~~~~~~~~~~~~~~~~~~~~~~~~~~~~~~~~~~~~~~~</text:p>
      <text:p text:style-name="Standard"><text:s text:c="4"/>+ CategoryInfo <text:s text:c="9"/>: ObjectNotFound: (Drive\modules\R...hBaseTools.psm1:String) [], CommandNotFoundException</text:p>
      <text:p text:style-name="Standard"><text:s text:c="4"/>+ FullyQualifiedErrorId : CouldNotAutoLoadModule</text:p>
      <text:p text:style-name="Standard"/>
      <text:p text:style-name="Standard">PS F:\F Drive&gt; current system. For more information about running scripts and setting execution policy, see about_Execution_Policies</text:p>
      <text:p text:style-name="Standard">current : The term 'current' is not recognized as the name of a cmdlet, function, script file, or operable program.</text:p>
      <text:p text:style-name="Standard">Check the spelling of the name, or if a path was included, verify that the path is correct and try again.</text:p>
      <text:p text:style-name="Standard">At line:1 char:1</text:p>
      <text:p text:style-name="Standard">+ current system. For more information about running scripts and settin ...</text:p>
      <text:p text:style-name="Standard">+ ~~~~~~~</text:p>
      <text:p text:style-name="Standard"><text:s text:c="4"/>+ CategoryInfo <text:s text:c="9"/>: ObjectNotFound: (current:String) [], CommandNotFoundException</text:p>
      <text:p text:style-name="Standard"><text:s text:c="4"/>+ FullyQualifiedErrorId : CommandNotFoundException</text:p>
      <text:p text:style-name="Standard"/>
      <text:p text:style-name="Standard">PS F:\F Drive&gt; at https:/go.microsoft.com/fwlink/?LinkID=135170.</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text:soft-page-break/>"command" <text:s text:c="9"/>Is the Windows NT command, or batch program to be run.</text:p>
      <text:p text:style-name="Standard"/>
      <text:p text:style-name="Standard">PS F:\F Drive&gt; At F:\F Drive\rb.ps1:14 char:1</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
      <text:p text:style-name="Standard">PS F:\F Drive&gt; + Import-Module -Force (Join-Path (Get-Location).Path 'modules\Research ...</text:p>
      <text:p text:style-name="Standard">&gt;&gt; + ~~~~~~~~~~~~~~~~~~~~~~~~~~~~~~~~~~~~~~~~~~~~~~~~~~~~~~~~~~~~~~~~~~~~~</text:p>
      <text:p text:style-name="Standard">&gt;&gt; <text:s text:c="4"/>+ FullyQualifiedErrorId : UnauthorizedAccess,Microsoft.PowerShell.Commands.ImportModuleCommand</text:p>
      <text:p text:style-name="Standard">&gt;&gt; PS F:\F Drive&gt; .\Search-Refs.ps1 "Rom 8:28"</text:p>
      <text:p text:style-name="Standard">&gt;&gt; Import-Module : File F:\F Drive\modules\ResearchBaseTools\ResearchBaseTools.psm1 cannot be loaded. The file F:\F</text:p>
      <text:p text:style-name="Standard">&gt;&gt; Drive\modules\ResearchBaseTools\ResearchBaseTools.psm1 is not digitally signed. You cannot run this script on the</text:p>
      <text:p text:style-name="Standard">&gt;&gt; current system. For more information about running scripts and setting execution policy, see about_Execution_Policies</text:p>
      <text:p text:style-name="Standard">&gt;&gt; at https:/go.microsoft.com/fwlink/?LinkID=135170.</text:p>
      <text:p text:style-name="Standard">&gt;&gt; At F:\F Drive\rb.ps1:14 char:1</text:p>
      <text:p text:style-name="Standard">&gt;&gt; + ~~~~~~~~~~~~~~~~~~~~~~~~~~~~~~~~~~~~~~~~~~~~~~~~~~~~~~~~~~~~~~~~~~~~~</text:p>
      <text:p text:style-name="Standard">At line:1 char:2</text:p>
      <text:p text:style-name="Standard">+ + Import-Module -Force (Join-Path (Get-Location).Path 'modules\Resear ...</text:p>
      <text:p text:style-name="Standard">+ <text:s/>~</text:p>
      <text:p text:style-name="Standard"><text:soft-page-break/>Missing expression after unary operator '+'.</text:p>
      <text:p text:style-name="Standard">At line:1 char:3</text:p>
      <text:p text:style-name="Standard">+ + Import-Module -Force (Join-Path (Get-Location).Path 'modules\Resear ...</text:p>
      <text:p text:style-name="Standard">Unexpected token 'Import-Module' in expression or statement.</text:p>
      <text:p text:style-name="Standard">At line:11 char:76</text:p>
      <text:p text:style-name="Standard">+ ... rt-Module -Force (Join-Path (Get-Location).Path 'modules\Research ...</text:p>
      <text:p text:style-name="Standard">+ <text:s text:c="73"/>~</text:p>
      <text:p text:style-name="Standard">Missing closing ')' in expression.</text:p>
      <text:p text:style-name="Standard"><text:s text:c="4"/>+ CategoryInfo <text:s text:c="9"/>: ParserError: (:) [], ParentContainsErrorRecordException</text:p>
      <text:p text:style-name="Standard"><text:s text:c="4"/>+ FullyQualifiedErrorId : MissingExpressionAfterOperator</text:p>
      <text:p text:style-name="Standard">PS F:\F Drive&gt; <text:s text:c="4"/>+ CategoryInfo <text:s text:c="9"/>: SecurityError: (:) [Import-Module], PSSecurityException</text:p>
      <text:p text:style-name="Standard">At line:1 char:6</text:p>
      <text:p text:style-name="Standard">+ <text:s text:c="4"/>+ CategoryInfo <text:s text:c="9"/>: SecurityError: (:) [Import-Module], PSS ...</text:p>
      <text:p text:style-name="Standard">+ <text:s text:c="5"/>~</text:p>
      <text:p text:style-name="Standard">Missing expression after unary operator '+'.</text:p>
      <text:p text:style-name="Standard">At line:1 char:7</text:p>
      <text:p text:style-name="Standard">+ <text:s text:c="4"/>+ CategoryInfo <text:s text:c="9"/>: SecurityError: (:) [Import-Module], PSS ...</text:p>
      <text:p text:style-name="Standard">+ <text:s text:c="6"/>~~~~~~~~~~~~</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ext:s text:c="4"/>+ FullyQualifiedErrorId : UnauthorizedAccess,Microsoft.PowerShell.Commands.ImportModuleCommand</text:p>
      <text:p text:style-name="Standard">At line:1 char:6</text:p>
      <text:p text:style-name="Standard">+ <text:s text:c="4"/>+ FullyQualifiedErrorId : UnauthorizedAccess,Microsoft.PowerShell ...</text:p>
      <text:p text:style-name="Standard">+ <text:s text:c="5"/>~</text:p>
      <text:p text:style-name="Standard">At line:1 char:7</text:p>
      <text:p text:style-name="Standard">+ <text:s text:c="4"/>+ FullyQualifiedErrorId : UnauthorizedAccess,Microsoft.PowerShell ...</text:p>
      <text:p text:style-name="Standard">+ <text:s text:c="6"/>~~~~~~~~~~~~~~~~~~~~~</text:p>
      <text:p text:style-name="Standard">Unexpected token 'FullyQualifiedErrorId' in expression or statement.</text:p>
      <text:p text:style-name="Standard"><text:s text:c="4"/>+ FullyQualifiedErrorId : MissingExpressionAfterOperator</text:p>
      <text:p text:style-name="Standard"/>
      <text:p text:style-name="Standard">PS F:\F Drive&gt; PS F:\F Drive&gt; Set-ExecutionPolicy -Scope CurrentUser -ExecutionPolicy RemoteSigned -Force</text:p>
      <text:p text:style-name="Standard">Get-Process : A positional parameter cannot be found that accepts argument 'Drive&gt;'.</text:p>
      <text:p text:style-name="Standard">+ PS F:\F Drive&gt; Set-ExecutionPolicy -Scope CurrentUser -ExecutionPolic ...</text:p>
      <text:p text:style-name="Standard">+ ~~~~~~~~~~~~~~~~~~~~~~~~~~~~~~~~~~~~~~~~~~~~~~~~~~~~~~~~~~~~~~~~~~~~~</text:p>
      <text:p text:style-name="Standard"><text:s text:c="4"/>+ CategoryInfo <text:s text:c="9"/>: InvalidArgument: (:) [Get-Process], ParameterBindingException</text:p>
      <text:p text:style-name="Standard"/>
      <text:p text:style-name="Standard">PS F:\F Drive&gt; PS F:\F Drive&gt;</text:p>
      <text:p text:style-name="Standard">At line:1 char:1</text:p>
      <text:p text:style-name="Standard">+ PS F:\F Drive&gt;</text:p>
      <text:p text:style-name="Standard">+ ~~~~~~~~~~~~~~</text:p>
      <text:p text:style-name="Standard"><text:s text:c="4"/>+ FullyQualifiedErrorId : PositionalParameterNotFound,Microsoft.PowerShell.Commands.GetProcessCommand</text:p>
      <text:p text:style-name="Standard">PS F:\F Drive&gt; PS F:\F Drive&gt; Get-ChildItem -Recurse -Include *.ps1,*.psm1,*.psd1 | Unblock-File</text:p>
      <text:p text:style-name="Standard">Get-Process : A positional parameter cannot be found that accepts argument 'Drive&gt;'.</text:p>
      <text:p text:style-name="Standard">At line:1 char:1</text:p>
      <text:p text:style-name="Standard">+ ~~~~~~~~~~~~~~~~~~~~~~~~~~~~~~~~~~~~~~~~~~~~~~~~~~~~~~~~~~~~~~~~~~</text:p>
      <text:p text:style-name="Standard"><text:soft-page-break/><text:s text:c="4"/>+ CategoryInfo <text:s text:c="9"/>: InvalidArgument: (:) [Get-Process], ParameterBindingException</text:p>
      <text:p text:style-name="Standard"/>
      <text:p text:style-name="Standard">PS F:\F Drive&gt; PS F:\F Drive&gt; $mod = '.\modules\ResearchBaseTools\ResearchBaseTools.psm1'</text:p>
      <text:p text:style-name="Standard">Get-Process : A positional parameter cannot be found that accepts argument 'Drive&gt;'.</text:p>
      <text:p text:style-name="Standard">At line:1 char:1</text:p>
      <text:p text:style-name="Standard">+ PS F:\F Drive&gt; $mod = '.\modules\ResearchBaseTools\ResearchBaseTools. ...</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 PS F:\F Drive&gt; (Get-Content $mod -Raw) `</text:p>
      <text:p text:style-name="Standard">&gt;&gt; &gt;&gt; <text:s text:c="2"/>-replace 'â', '' ` <text:s text:c="11"/># fix mojibake to real EN DASH (U+2013)</text:p>
      <text:p text:style-name="Standard">Get-Process : A positional parameter cannot be found that accepts argument 'Drive&gt;'.</text:p>
      <text:p text:style-name="Standard">At line:1 char:1</text:p>
      <text:p text:style-name="Standard">+ PS F:\F Drive&gt; (Get-Content $mod -Raw) `</text:p>
      <text:p text:style-name="Standard">+ ~~~~~~~~~~~~~~~~~~~~~~~~~~~~~~~~~~~~~~~~</text:p>
      <text:p text:style-name="Standard"><text:s text:c="4"/>+ CategoryInfo <text:s text:c="9"/>: InvalidArgument: (:) [Get-Process], ParameterBindingException</text:p>
      <text:p text:style-name="Standard"><text:s text:c="4"/>+ FullyQualifiedErrorId : PositionalParameterNotFound,Microsoft.PowerShell.Commands.GetProcessCommand</text:p>
      <text:p text:style-name="Standard"/>
      <text:p text:style-name="Standard">PS F:\F Drive&gt;</text:p>
      <text:p text:style-name="Standard">PS F:\F Drive&gt; function Get-RBConfig { param([string]$ProjectRoot=(Get-Location).Path) $cfgPath=Join-Path $ProjectRoot 'config\appsettings.json'; if(-not (Test-Path $cfgPath)){ throw "Config not found: $cfgPath" }; $cfg=Get-Content -LiteralPath $cfgPath -Raw -Encoding UTF8 | ConvertFrom-Json; $idxRoot= if([IO.Path]::IsPathRooted($cfg.IndexRoot)){ $cfg.IndexRoot } else { Join-Path $ProjectRoot $cfg.IndexRoot }; $cfg | Add-Member -NotePropertyName IndexRootAbs -NotePropertyValue $idxRoot -Force; return $cfg }</text:p>
      <text:p text:style-name="Standard">PS F:\F Drive&gt; function Find-RBPoppler { $c=@('C:\Program Files\poppler-*\Library\bin\pdftotext.exe','C:\Program Files\poppler-*\bin\pdftotext.exe',"$env:LOCALAPPDATA\Programs\poppler*\Library\bin\pdftotext.exe","$env:LOCALAPPDATA\Programs\poppler*\bin\pdftotext.exe",(Join-Path (Get-Location).Path 'tools\poppler\bin\pdftotext.exe')); foreach($g in $c){ $hit=Get-ChildItem $g -ErrorAction SilentlyContinue | Select-Object -First 1 -ExpandProperty FullName; if($hit){ return $hit } } return $null }</text:p>
      <text:p text:style-name="Standard">PS F:\F Drive&gt; function Ensure-RBPoppler { param([string]$WingetId='oschwartz10612.Poppler',[switch]$Quiet) $p=Find-RBPoppler; if($p){ return $p }; $wing=Get-Command winget -ErrorAction SilentlyContinue; if(-not $wing){ return $null }; try{ winget install --id $WingetId -e --silent --accept-source-agreements --accept-package-agreements | Out-Null }catch{}; return (Find-RBPoppler) }</text:p>
      <text:p text:style-name="Standard">PS F:\F Drive&gt; function Get-RBDocxText { param([string]$Path) $w=$null;$d=$null; try{ $w=New-Object -ComObject Word.Application; $w.Visible=$false; $d=$w.Documents.Open($Path,$false,$true); return $d.Content.Text }catch{ return $null } finally{ if($d){ $d.Close([ref]0) | Out-Null }; if($w){ $w.Quit() | Out-Null } } }</text:p>
      <text:p text:style-name="Standard">PS F:\F Drive&gt; function Get-RBPdfText { param([string]$Path,[string]$PdfToText) if(-not $PdfToText){ $PdfToText=Find-RBPoppler }; if(-not $PdfToText){ return $null }; $tmp=[IO.Path]::GetTempFileName(); try{ &amp; $PdfToText -layout -enc UTF-8 -- "$Path" "$tmp" 2&gt;$null; if(Test-Path $tmp){ return (Get-Content -LiteralPath $tmp -Raw -Encoding UTF8) }; return $null } finally{ if(Test-Path $tmp){ Remove-Item $tmp -Force -ErrorAction SilentlyContinue } } }</text:p>
      <text:p text:style-name="Standard"><text:soft-page-break/>PS F:\F Drive&gt; function Get-RBPlainText { param([string]$Path) try { return (Get-Content -LiteralPath $Path -Raw -Encoding UTF8) } catch { return (Get-Content -LiteralPath $Path -Raw) } }</text:p>
      <text:p text:style-name="Standard">PS F:\F Drive&gt; function Get-RBRefRegex { $rows=Get-Content -LiteralPath (Join-Path (Get-Location).Path 'data\books.tsv') -Encoding UTF8 | Where-Object { $_ -and ($_ -notmatch '^#') }; $aliases= @(); foreach($r in $rows){ $p=$r -split '\t',2; if($p.Count -eq 2){ $aliases += $p[1] } }; $u=($aliases -join '|'); $pat = ("\b(?:{0})\s+\d{{1,3}}:\d{{1,3}}(?:[-]\d{{1,3}})?\b" -f $u); return [regex]::new($pat,[System.Text.RegularExpressions.RegexOptions]::IgnoreCase) }</text:p>
      <text:p text:style-name="Standard">PS F:\F Drive&gt; function Get-RBFileSha1 { param([string]$Path) $sha1=[Security.Cryptography.SHA1]::Create(); $fs=[IO.File]::OpenRead($Path); try { ($sha1.ComputeHash($fs) | ForEach-Object { $_.ToString('x2') }) -join '' } finally { $fs.Dispose() } }</text:p>
      <text:p text:style-name="Standard">PS F:\F Drive&gt; function Index-RB { param([string]$ProjectRoot=(Get-Location).Path,[string]$PdfToText) $cfg=Get-RBConfig -ProjectRoot $ProjectRoot; $root=$cfg.IndexRootAbs; $idx=Join-Path $root '09_datasets_indices'; $full=Join-Path $idx 'fulltext.ndjson'; $lines=Join-Path $idx 'lines.ndjson'; $refs=Join-Path $idx 'refs.ndjson'; foreach($d in @($root,$idx)){ if(-not (Test-Path $d)){ New-Item -ItemType Directory -Force -Path $d | Out-Null } }; foreach($f in @($full,$lines,$refs)){ if(-not (Test-Path $f)){ '' | Set-Content -Path $f -Encoding UTF8 } }; '' | Set-Content -Path $full -Encoding UTF8; '' | Set-Content -Path $lines -Encoding UTF8; '' | Set-Content -Path $refs -Encoding UTF8; $supported=$cfg.SupportedExtensions; $max=[int64]$cfg.MaxBytes; $files=Get-ChildItem -LiteralPath $root -Recurse -File -ErrorAction SilentlyContinue | Where-Object { $_.Length -le $max -and ($supported -contains $_.Extension.ToLower()) }; $refRx=Get-RBRefRegex; foreach($f in $files){ $rel=(Resolve-Path -LiteralPath $f.FullName).Path.Substring((Resolve-Path $root).Path.Length).TrimStart('\'); $ext=$f.Extension.ToLower(); if($ext -eq '.pdf'){ $text=Get-RBPdfText -Path $f.FullName -PdfToText $PdfToText } elseif($ext -eq '.docx'){ $text=Get-RBDocxText -Path $f.FullName } else { $text=Get-RBPlainText -Path $f.FullName }; if(-not $text){ continue }; $sha=Get-RBFileSha1 -Path $f.FullName; $meta=[ordered]@{ path=$f.FullName; rel=$rel; bytes=$f.Length; mtime=$f.LastWriteTimeUtc.ToString('o'); ext=$ext.TrimStart('.'); sha1=$sha; sample=($text.Substring(0,[Math]::Min( $full -Encoding UTF8; $ln=0; foreach($line in ($text -split "\r?\n")){ $ln++; $obj=[ordered]@{ path=$f.FullName; rel=$rel; ln=$ln; text=$line }; ($obj | ConvertTo-Json -Compress) | Add-Content -Path $lines -Encoding UTF8; $ms=$refRx.Matches($line); if($ms.Count -gt 0){ foreach($m in $ms){ $robj=[ordered]@{ path=$f.FullName; rel=$rel; ln=$ln; ref=$m.Value; text=$line }; ($robj | ConvertTo-Json -Compress) | Add-Content -Path $refs -Encoding UTF8 } } } }</text:p>
      <text:p text:style-name="Standard">&gt;&gt; function Search-RB { param([string]$Pattern) $cfg=Get-RBConfig; $idx=Join-Path $cfg.IndexRootAbs '09_datasets_indices\lines.ndjson'; $rx=[regex]::new($Pattern,[System.Text.RegularExpressions.RegexOptions]::IgnoreCase); Get-Content -LiteralPath $idx -Encoding UTF8 | ForEach-Object { if([string]::IsNullOrWhiteSpace($_)){ return }; $o = $_ | ConvertFrom-Json -Depth 4; if($rx.IsMatch($o.text)){ '{0}:{1}: {2}' -f $o.rel,$o.ln,$o.text } } }</text:p>
      <text:p text:style-name="Standard">&gt;&gt; function Search-RBRefs { param([string]$Query,[switch]$Regex) $cfg=Get-RBConfig; $idx=Join-Path $cfg.IndexRootAbs '09_datasets_indices\refs.ndjson'; $opts=[System.Text.RegularExpressions.RegexOptions]::IgnoreCase; $rx = if($Regex){ [regex]::new($Query,$opts) } else { $null }; Get-Content -LiteralPath $idx -Encoding UTF8 | ForEach-Object { if([string]::IsNullOrWhiteSpace($_)){ return }; $o = $_ | ConvertFrom-Json -Depth 4; $hit = if($Regex){ $rx.IsMatch($o.ref) } else { $o.ref -like "*$Query*" }; if($hit){ '{0}:{1} [{2}] {3}' -f $o.rel,$o.ln,$o.ref,$o.text } } }</text:p>
      <text:p text:style-name="Standard">&gt;&gt; function Export-RBIndex { param([switch]$IncludeManifest) Add-Type -AssemblyName System.IO.Compression.FileSystem; $cfg=Get-RBConfig; $root=$cfg.IndexRootAbs; $idx=Join-Path $root '09_datasets_indices'; $ts=Get-Date -Format 'yyyyMMdd_HHmmss'; $out=Join-Path (Get-Location).Path ("indices_"+$ts+".zip"); if(Test-Path $out){ Remove-Item $out -Force }; $zip=[IO.Compression.ZipFile]::Open($out,'Create'); <text:soft-page-break/>try{ [IO.Compression.ZipFileExtensions]::CreateEntryFromFile($zip,(Join-Path $idx 'fulltext.ndjson'),'09_datasets_indices/fulltext.ndjson') | Out-Null; [IO.Compression.ZipFileExtensions]::CreateEntryFromFile($zip,(Join-Path $idx 'lines.ndjson'),'09_datasets_indices/lines.ndjson') | Out-Null; [IO.Compression.ZipFileExtensions]::CreateEntryFromFile($zip,(Join-Path $idx 'refs.ndjson'),'09_datasets_indices/refs.ndjson') | Out-Null; if($IncludeManifest -and (Test-Path (Join-Path $root 'manifest.csv'))){ [IO.Compression.ZipFileExtensions]::CreateEntryFromFile($zip,(Join-Path $root 'manifest.csv'),'manifest.csv') | Out-Null } } finally { $zip.Dispose() }; Write-Output $out }</text:p>
      <text:p text:style-name="Standard">&gt;&gt; function Backup-RB { param([switch]$ExcludeIndices) Add-Type -AssemblyName System.IO.Compression.FileSystem; $cfg=Get-RBConfig; $root=$cfg.IndexRootAbs; $ts=Get-Date -Format 'yyyyMMdd_HHmmss'; $out=Join-Path (Get-Location).Path ("ResearchBase_"+$ts+".zip"); if(Test-Path $out){ Remove-Item $out -Force }; $zip=[IO.Compression.ZipFile]::Open($out,'Create'); try{ $base=Resolve-Path $root; $files=Get-ChildItem -LiteralPath $base -Recurse -File -ErrorAction SilentlyContinue; foreach($f in $files){ if($ExcludeIndices -and ($f.FullName -like '*\09_datasets_indices\*')){ continue }; $rel=$f.FullName.Substring($base.Path.Length).TrimStart('\'); [IO.Compression.ZipFileExtensions]::CreateEntryFromFile($zip,$f.FullName,$rel) | Out-Null } } finally { $zip.Dispose() }; Write-Output $out }</text:p>
      <text:p text:style-name="Standard">&gt;&gt;</text:p>
      <text:p text:style-name="Standard">&gt;&gt; PS F:\F Drive&gt; <text:s text:c="2"/>-replace '\[-', '[\u2013-]' | <text:s text:c="2"/># future-proof the character class</text:p>
      <text:p text:style-name="Standard">&gt;&gt; &gt;&gt; <text:s text:c="2"/>Set-Content $mod -Encoding UTF8 <text:s/># PS5 writes UTF-8 with BOM (good)</text:p>
      <text:p text:style-name="Standard">&gt;&gt; -replace : The term '-replace' is not recognized as the name of a cmdlet, function, script file, or operable program.</text:p>
      <text:p text:style-name="Standard">&gt;&gt; Check the spelling of the name, or if a path was included, verify that the path is correct and try again.</text:p>
      <text:p text:style-name="Standard">&gt;&gt; At line:1 char:3</text:p>
      <text:p text:style-name="Standard">&gt;&gt; + <text:s text:c="2"/>-replace '\[-', '[\u2013-]' | <text:s text:c="2"/># future-proof the character class</text:p>
      <text:p text:style-name="Standard">&gt;&gt; + <text:s text:c="2"/>~~~~~~~~</text:p>
      <text:p text:style-name="Standard">&gt;&gt; <text:s text:c="4"/>+ CategoryInfo <text:s text:c="9"/>: ObjectNotFound: (-replace:String) [], CommandNotFoundException</text:p>
      <text:p text:style-name="Standard">&gt;&gt; <text:s text:c="4"/>+ FullyQualifiedErrorId : CommandNotFoundException</text:p>
      <text:p text:style-name="Standard">&gt;&gt;</text:p>
      <text:p text:style-name="Standard">&gt;&gt; PS F:\F Drive&gt; powershell -NoProfile -ExecutionPolicy Bypass -File .\Setup-ResearchBase.ps1</text:p>
      <text:p text:style-name="Standard">&gt;&gt; At F:\F Drive\modules\ResearchBaseTools\ResearchBaseTools.psm1:8 char:344</text:p>
      <text:p text:style-name="Standard">&gt;&gt; + ... <text:s/>-join '|'); $pat = ("\b(?:{0})\s+\d{{1,3}}:\d{{1,3}}(?:[â-]\d{{1,3 ...</text:p>
      <text:p text:style-name="Standard">&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At line:12 char:2</text:p>
      <text:p text:style-name="Standard">+ + <text:s text:c="2"/>-replace '\[-', '[\u2013-]' | <text:s text:c="2"/># future-proof the character clas ...</text:p>
      <text:p text:style-name="Standard">+ <text:s/>~</text:p>
      <text:p text:style-name="Standard">Missing expression after unary operator '+'.</text:p>
      <text:p text:style-name="Standard">+ + <text:s text:c="2"/>~~~~~~~~</text:p>
      <text:p text:style-name="Standard">+ <text:s/>~</text:p>
      <text:p text:style-name="Standard">Missing expression after unary operator '+'.</text:p>
      <text:p text:style-name="Standard">At line:13 char:1</text:p>
      <text:p text:style-name="Standard">+ + <text:s text:c="2"/>~~~~~~~~</text:p>
      <text:p text:style-name="Standard">+ ~</text:p>
      <text:p text:style-name="Standard">Expressions are only allowed as the first element of a pipeline.</text:p>
      <text:p text:style-name="Standard">At line:13 char:5</text:p>
      <text:p text:style-name="Standard"><text:soft-page-break/>+ + <text:s text:c="2"/>~~~~~~~~</text:p>
      <text:p text:style-name="Standard">+ <text:s text:c="4"/>~~~~~~~~</text:p>
      <text:p text:style-name="Standard">Unexpected token '~~~~~~~~' in expression or statement.</text:p>
      <text:p text:style-name="Standard">At line:14 char:6</text:p>
      <text:p text:style-name="Standard">+ <text:s text:c="4"/>+ CategoryInfo <text:s text:c="9"/>: ObjectNotFound: (-replace:String) [], C ...</text:p>
      <text:p text:style-name="Standard">+ <text:s text:c="5"/>~</text:p>
      <text:p text:style-name="Standard">Missing expression after unary operator '+'.</text:p>
      <text:p text:style-name="Standard">At line:14 char:7</text:p>
      <text:p text:style-name="Standard">+ <text:s text:c="4"/>+ CategoryInfo <text:s text:c="9"/>: ObjectNotFound: (-replace:String) [], C ...</text:p>
      <text:p text:style-name="Standard">+ <text:s text:c="6"/>~~~~~~~~~~~~</text:p>
      <text:p text:style-name="Standard">Unexpected token 'CategoryInfo' in expression or statement.</text:p>
      <text:p text:style-name="Standard">At line:15 char:6</text:p>
      <text:p text:style-name="Standard">+ <text:s text:c="4"/>+ FullyQualifiedErrorId : CommandNotFoundException</text:p>
      <text:p text:style-name="Standard">+ <text:s text:c="5"/>~</text:p>
      <text:p text:style-name="Standard">Missing expression after unary operator '+'.</text:p>
      <text:p text:style-name="Standard">At line:15 char:7</text:p>
      <text:p text:style-name="Standard">+ <text:s text:c="4"/>+ FullyQualifiedErrorId : CommandNotFoundException</text:p>
      <text:p text:style-name="Standard">+ <text:s text:c="6"/>~~~~~~~~~~~~~~~~~~~~~</text:p>
      <text:p text:style-name="Standard">Unexpected token 'FullyQualifiedErrorId' in expression or statement.</text:p>
      <text:p text:style-name="Standard">At line:19 char:2</text:p>
      <text:p text:style-name="Standard">+ + ... <text:s/>-join '|'); $pat = ("\b(?:{0})\s+\d{{1,3}}:\d{{1,3}}(?:[â-]\d{ ...</text:p>
      <text:p text:style-name="Standard">+ <text:s/>~</text:p>
      <text:p text:style-name="Standard">Missing expression after unary operator '+'.</text:p>
      <text:p text:style-name="Standard">At line:19 char:5</text:p>
      <text:p text:style-name="Standard">+ + ... <text:s/>-join '|'); $pat = ("\b(?:{0})\s+\d{{1,3}}:\d{{1,3}}(?:[â-]\d{ ...</text:p>
      <text:p text:style-name="Standard">+ <text:s text:c="4"/>~</text:p>
      <text:p text:style-name="Standard">You must provide a value expression following the '..' operator.</text:p>
      <text:p text:style-name="Standard">Not all parse errors were reported. <text:s/>Correct the reported errors and try again.</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Unexpected token ']' in expression or statement.</text:p>
      <text:p text:style-name="Standard">Unexpected : The term 'Unexpected' is not recognized as the name of a cmdlet, function, script file, or operable</text:p>
      <text:p text:style-name="Standard">program. Check the spelling of the name, or if a path was included, verify that the path is correct and try again.</text:p>
      <text:p text:style-name="Standard">At line:1 char:1</text:p>
      <text:p text:style-name="Standard">+ ~~~~~~~~~~</text:p>
      <text:p text:style-name="Standard"><text:s text:c="4"/>+ CategoryInfo <text:s text:c="9"/>: ObjectNotFound: (Unexpected:String) [], CommandNotFoundException</text:p>
      <text:p text:style-name="Standard"><text:s text:c="4"/>+ FullyQualifiedErrorId : CommandNotFoundException</text:p>
      <text:p text:style-name="Standard"/>
      <text:p text:style-name="Standard">PS F:\F Drive&gt; At F:\F Drive\modules\ResearchBaseTools\ResearchBaseTools.psm1:8 char:344</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text:soft-page-break/></text:p>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 <text:s/>-join '|'); $pat = ("\b(?:{0})\s+\d{{1,3}}:\d{{1,3}}(?:[â-]\d{{1,3 ...</text:p>
      <text:p text:style-name="Standard">&gt;&gt; + <text:s text:c="65"/>~</text:p>
      <text:p text:style-name="Standard">&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At line:1 char:2</text:p>
      <text:p text:style-name="Standard">+ + ... <text:s/>-join '|'); $pat = ("\b(?:{0})\s+\d{{1,3}}:\d{{1,3}}(?:[â-]\d{ ...</text:p>
      <text:p text:style-name="Standard">+ <text:s/>~</text:p>
      <text:p text:style-name="Standard">Missing expression after unary operator '+'.</text:p>
      <text:p text:style-name="Standard">At line:1 char:5</text:p>
      <text:p text:style-name="Standard">+ + ... <text:s/>-join '|'); $pat = ("\b(?:{0})\s+\d{{1,3}}:\d{{1,3}}(?:[â-]\d{ ...</text:p>
      <text:p text:style-name="Standard">+ <text:s text:c="4"/>~</text:p>
      <text:p text:style-name="Standard">You must provide a value expression following the '..' operator.</text:p>
      <text:p text:style-name="Standard">At line:1 char:5</text:p>
      <text:p text:style-name="Standard">+ + ... <text:s/>-join '|'); $pat = ("\b(?:{0})\s+\d{{1,3}}:\d{{1,3}}(?:[â-]\d{ ...</text:p>
      <text:p text:style-name="Standard">+ <text:s text:c="4"/>~</text:p>
      <text:p text:style-name="Standard">Unexpected token '.' in expression or statement.</text:p>
      <text:p text:style-name="Standard">At line:1 char:17</text:p>
      <text:p text:style-name="Standard"><text:soft-page-break/>+ + ... <text:s/>-join '|'); $pat = ("\b(?:{0})\s+\d{{1,3}}:\d{{1,3}}(?:[â-]\d{ ...</text:p>
      <text:p text:style-name="Standard">+ <text:s text:c="16"/>~</text:p>
      <text:p text:style-name="Standard">Unexpected token ')' in expression or statement.</text:p>
      <text:p text:style-name="Standard">At line:9 char:18</text:p>
      <text:p text:style-name="Standard">+ + ... ; $pat = ("\b(?:{0})\s+\d{{1,3}}:\d{{1,3}}(?:[â-]\d{{1,3}})?\b" ...</text:p>
      <text:p text:style-name="Standard">+ <text:s text:c="17"/>~~</text:p>
      <text:p text:style-name="Standard">Unexpected token '\b' in expression or statement.</text:p>
      <text:p text:style-name="Standard">At line:9 char:18</text:p>
      <text:p text:style-name="Standard">+ + ... ; $pat = ("\b(?:{0})\s+\d{{1,3}}:\d{{1,3}}(?:[â-]\d{{1,3}})?\b" ...</text:p>
      <text:p text:style-name="Standard">+ <text:s text:c="17"/>~</text:p>
      <text:p text:style-name="Standard">Missing closing ')' in expression.</text:p>
      <text:p text:style-name="Standard">At line:13 char:20</text:p>
      <text:p text:style-name="Standard">+ + ... _"+$ts+".zip"); if(Test-Path $out){ Remove-Item $out -Force }; <text:s/>...</text:p>
      <text:p text:style-name="Standard">+ <text:s text:c="19"/>~</text:p>
      <text:p text:style-name="Standard">Unexpected token ')' in expression or statement.</text:p>
      <text:p text:style-name="Standard">At line:13 char:76</text:p>
      <text:p text:style-name="Standard">+ ... ts+".zip"); if(Test-Path $out){ Remove-Item $out -Force }; $zip=[ ...</text:p>
      <text:p text:style-name="Standard">+ <text:s text:c="69"/>~</text:p>
      <text:p text:style-name="Standard">Missing type name after '['.</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s text:c="16"/>~~~~~~~~~~~~~~~~~~~~~~~~~~~~~~~~~~~~~~~~~~~~~~~~~~~~~~~~~</text:p>
      <text:p text:style-name="Standard">At line:1 char:2</text:p>
      <text:p text:style-name="Standard">+ + <text:s text:c="16"/>~~~~~~~~~~~~~~~~~~~~~~~~~~~~~~~~~~~~~~~~~~~~~~~~~~~ ...</text:p>
      <text:p text:style-name="Standard">+ <text:s/>~</text:p>
      <text:p text:style-name="Standard">Missing expression after unary operator '+'.</text:p>
      <text:p text:style-name="Standard">At line:1 char:19</text:p>
      <text:p text:style-name="Standard">+ ... <text:s text:c="12"/>~~~~~~~~~~~~~~~~~~~~~~~~~~~~~~~~~~~~~~~~~~~~~~~~~~~~~~~~~ ...</text:p>
      <text:p text:style-name="Standard">+ <text:s text:c="16"/>~~~~~~~~~~~~~~~~~~~~~~~~~~~~~~~~~~~~~~~~~~~~~~~~~~~~~~~~~</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Import-Module : The module to process 'ResearchBaseTools.psm1', listed in field 'ModuleToProcess/RootModule' of module</text:p>
      <text:p text:style-name="Standard">&gt;&gt; manifest 'F:\F Drive\modules\ResearchBaseTools\ResearchBaseTools.psd1' was not processed because no valid module was</text:p>
      <text:p text:style-name="Standard">&gt;&gt; found in any module directory.</text:p>
      <text:p text:style-name="Standard">&gt;&gt; At F:\F Drive\Setup-ResearchBase.ps1:5 char:1</text:p>
      <text:p text:style-name="Standard">&gt;&gt; + Import-Module -Force (Join-Path $ProjectRoot 'modules\ResearchBaseToo ...</text:p>
      <text:p text:style-name="Standard">&gt;&gt; + ~~~~~~~~~~~~~~~~~~~~~~~~~~~~~~~~~~~~~~~~~~~~~~~~~~~~~~~~~~~~~~~~~~~~~</text:p>
      <text:p text:style-name="Standard"><text:soft-page-break/>&gt;&gt; <text:s text:c="4"/>+ CategoryInfo <text:s text:c="9"/>: ResourceUnavailable: (ResearchBaseTools:String) [Import-Module], PSInvalidOperationExcep</text:p>
      <text:p text:style-name="Standard">&gt;&gt; <text:s text:c="3"/>tion</text:p>
      <text:p text:style-name="Standard">&gt;&gt; <text:s text:c="4"/>+ FullyQualifiedErrorId : Modules_ModuleFileNotFound,Microsoft.PowerShell.Commands.ImportModuleCommand</text:p>
      <text:p text:style-name="Standard">&gt;&gt;</text:p>
      <text:p text:style-name="Standard">&gt;&gt; Find-RBPoppler : The term 'Find-RBPoppler' is not recognized as the name of a cmdlet, function, script file, or</text:p>
      <text:p text:style-name="Standard">&gt;&gt; operable program. Check the spelling of the name, or if a path was included, verify that the path is correct and try</text:p>
      <text:p text:style-name="Standard">&gt;&gt; again.</text:p>
      <text:p text:style-name="Standard">&gt;&gt; At F:\F Drive\Setup-ResearchBase.ps1:10 char:16</text:p>
      <text:p text:style-name="Standard">&gt;&gt; + <text:s text:c="2"/>$PdfToText = Find-RBPoppler</text:p>
      <text:p text:style-name="Standard">&gt;&gt; + <text:s text:c="15"/>~~~~~~~~~~~~~~</text:p>
      <text:p text:style-name="Standard">&gt;&gt; <text:s text:c="4"/>+ CategoryInfo <text:s text:c="9"/>: ObjectNotFound: (Find-RBPoppler:String) [], CommandNotFoundException</text:p>
      <text:p text:style-name="Standard">&gt;&gt; <text:s text:c="4"/>+ FullyQualifiedErrorId : CommandNotFoundException</text:p>
      <text:p text:style-name="Standard">&gt;&gt;</text:p>
      <text:p text:style-name="Standard">&gt;&gt; Ensure-RBPoppler : The term 'Ensure-RBPoppler' is not recognized as the name of a cmdlet, function, script file, or</text:p>
      <text:p text:style-name="Standard">&gt;&gt; operable program. Check the spelling of the name, or if a path was included, verify that the path is correct and try</text:p>
      <text:p text:style-name="Standard">&gt;&gt; again.</text:p>
      <text:p text:style-name="Standard">&gt;&gt; At F:\F Drive\Setup-ResearchBase.ps1:11 char:88</text:p>
      <text:p text:style-name="Standard">&gt;&gt; + ... ler -or (-not $SkipPopplerInstall))){ $PdfToText = Ensure-RBPoppler }</text:p>
      <text:p text:style-name="Standard">&gt;&gt; + <text:s text:c="55"/>~~~~~~~~~~~~~~~~</text:p>
      <text:p text:style-name="Standard">&gt;&gt; <text:s text:c="4"/>+ CategoryInfo <text:s text:c="9"/>: ObjectNotFound: (Ensure-RBPoppler:String) [], CommandNotFoundException</text:p>
      <text:p text:style-name="Standard">&gt;&gt; <text:s text:c="4"/>+ FullyQualifiedErrorId : CommandNotFoundException</text:p>
      <text:p text:style-name="Standard">&gt;&gt;</text:p>
      <text:p text:style-name="Standard">&gt;&gt; Index-RB : The term 'Index-RB' is not recognized as the name of a cmdlet, function, script file, or operable program.</text:p>
      <text:p text:style-name="Standard">&gt;&gt; Check the spelling of the name, or if a path was included, verify that the path is correct and try again.</text:p>
      <text:p text:style-name="Standard">&gt;&gt; At F:\F Drive\Setup-ResearchBase.ps1:14 char:1</text:p>
      <text:p text:style-name="Standard">&gt;&gt; + Index-RB -ProjectRoot $ProjectRoot -PdfToText $PdfToText</text:p>
      <text:p text:style-name="Standard">&gt;&gt; + ~~~~~~~~</text:p>
      <text:p text:style-name="Standard">&gt;&gt; <text:s text:c="4"/>+ CategoryInfo <text:s text:c="9"/>: ObjectNotFound: (Index-RB:String) [], CommandNotFoundException</text:p>
      <text:p text:style-name="Standard">&gt;&gt; <text:s text:c="4"/>+ FullyQualifiedErrorId : CommandNotFoundException</text:p>
      <text:p text:style-name="Standard">&gt;&gt;</text:p>
      <text:p text:style-name="Standard">&gt;&gt; Setup &amp; Index complete.</text:p>
      <text:p text:style-name="Standard">&gt;&gt; PS F:\F Drive&gt; # optional: ensure UTF-8 in the console</text:p>
      <text:p text:style-name="Standard">&gt;&gt; PS F:\F Drive&gt; [Console]::OutputEncoding = [System.Text.Encoding]::UTF8; $OutputEncoding = [System.Text.Encoding]::UTF8</text:p>
      <text:p text:style-name="Standard">&gt;&gt; PS F:\F Drive&gt;</text:p>
      <text:p text:style-name="Standard">&gt;&gt; PS F:\F Drive&gt; .\QuickSearch.ps1 "logos|ἀγάπη"</text:p>
      <text:p text:style-name="Standard">&gt;&gt; At F:\F Drive\modules\ResearchBaseTools\ResearchBaseTools.psm1:8 char:344</text:p>
      <text:p text:style-name="Standard">&gt;&gt; + ... <text:s/>-join '|'); $pat = ("\b(?:{0})\s+\d{{1,3}}:\d{{1,3}}(?:[â-]\d{{1,3 ...</text:p>
      <text:p text:style-name="Standard">&gt;&gt; + <text:s text:c="65"/>~</text:p>
      <text:p text:style-name="Standard"><text:soft-page-break/>&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gt;&gt; Unexpected token ']' in expression or statement.</text:p>
      <text:p text:style-name="Standard">&gt;&gt; At F:\F Drive\modules\ResearchBaseTools\ResearchBaseTools.psm1:8 char:344</text:p>
      <text:p text:style-name="Standard">&gt;&gt; + ... <text:s/>-join '|'); $pat = ("\b(?:{0})\s+\d{{1,3}}:\d{{1,3}}(?:[â-]\d{{1,3 ...</text:p>
      <text:p text:style-name="Standard">&gt;&gt; + <text:s text:c="65"/>~</text:p>
      <text:p text:style-name="Standard">&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gt;&gt; + <text:s text:c="16"/>~~~~~~~~~~~~~~~~~~~~~~~~~~~~~~~~~~~~~~~~~~~~~~~~~~~~~~~~~</text:p>
      <text:p text:style-name="Standard">&gt;&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PS F:\F Drive&gt; .\Search-Refs.ps1 "Rom 8:28"</text:p>
      <text:p text:style-name="Standard">&gt;&gt; At F:\F Drive\modules\ResearchBaseTools\ResearchBaseTools.psm1:8 char:344</text:p>
      <text:p text:style-name="Standard">&gt;&gt; + ... <text:s/>-join '|'); $pat = ("\b(?:{0})\s+\d{{1,3}}:\d{{1,3}}(?:[â-]\d{{1,3 ...</text:p>
      <text:p text:style-name="Standard">&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At line:48 char:77</text:p>
      <text:p text:style-name="Standard">+ ... join '|'); $pat = ("\b(?:{0})\s+\d{{1,3}}:\d{{1,3}}(?:[â-]\d{{1,3 ...</text:p>
      <text:p text:style-name="Standard">+ <text:s text:c="72"/>~</text:p>
      <text:p text:style-name="Standard">You must provide a value expression following the '..' operator.</text:p>
      <text:p text:style-name="Standard">+ ... join '|'); $pat = ("\b(?:{0})\s+\d{{1,3}}:\d{{1,3}}(?:[â-]\d{{1,3 ...</text:p>
      <text:p text:style-name="Standard">+ <text:s text:c="72"/>~</text:p>
      <text:p text:style-name="Standard">Unexpected token '.' in expression or statement.</text:p>
      <text:p text:style-name="Standard">At line:48 char:77</text:p>
      <text:p text:style-name="Standard">+ ... join '|'); $pat = ("\b(?:{0})\s+\d{{1,3}}:\d{{1,3}}(?:[â-]\d{{1,3 ...</text:p>
      <text:p text:style-name="Standard">+ <text:s text:c="72"/>~</text:p>
      <text:p text:style-name="Standard">Missing expression after '.' in pipeline element.</text:p>
      <text:p text:style-name="Standard">At line:48 char:70</text:p>
      <text:p text:style-name="Standard">+ ... join '|'); $pat = ("\b(?:{0})\s+\d{{1,3}}:\d{{1,3}}(?:[â-]\d{{1,3 ...</text:p>
      <text:p text:style-name="Standard">+ <text:s text:c="65"/>~</text:p>
      <text:p text:style-name="Standard">Missing closing '}' in statement block or type definition.</text:p>
      <text:p text:style-name="Standard">At line:49 char:2</text:p>
      <text:p text:style-name="Standard">+ + <text:s text:c="65"/>~</text:p>
      <text:p text:style-name="Standard">+ <text:s/>~</text:p>
      <text:p text:style-name="Standard"><text:soft-page-break/>Missing expression after unary operator '+'.</text:p>
      <text:p text:style-name="Standard">At line:49 char:68</text:p>
      <text:p text:style-name="Standard">+ + <text:s text:c="65"/>~</text:p>
      <text:p text:style-name="Standard">+ <text:s text:c="67"/>~</text:p>
      <text:p text:style-name="Standard">Unexpected token '~' in expression or statement.</text:p>
      <text:p text:style-name="Standard">At line:52 char:2</text:p>
      <text:p text:style-name="Standard">+ + ... -join '|'); $pat = ("\b(?:{0})\s+\d{{1,3}}:\d{{1,3}}(?:[â-]\d{{ ...</text:p>
      <text:p text:style-name="Standard">+ <text:s/>~</text:p>
      <text:p text:style-name="Standard">Missing expression after unary operator '+'.</text:p>
      <text:p text:style-name="Standard">At line:52 char:5</text:p>
      <text:p text:style-name="Standard">+ + ... -join '|'); $pat = ("\b(?:{0})\s+\d{{1,3}}:\d{{1,3}}(?:[â-]\d{{ ...</text:p>
      <text:p text:style-name="Standard">+ <text:s text:c="4"/>~</text:p>
      <text:p text:style-name="Standard">You must provide a value expression following the '..' operator.</text:p>
      <text:p text:style-name="Standard">At line:52 char:5</text:p>
      <text:p text:style-name="Standard">+ + ... -join '|'); $pat = ("\b(?:{0})\s+\d{{1,3}}:\d{{1,3}}(?:[â-]\d{{ ...</text:p>
      <text:p text:style-name="Standard">+ <text:s text:c="4"/>~</text:p>
      <text:p text:style-name="Standard">Unexpected token '.' in expression or statement.</text:p>
      <text:p text:style-name="Standard">At line:48 char:69</text:p>
      <text:p text:style-name="Standard">+ ... join '|'); $pat = ("\b(?:{0})\s+\d{{1,3}}:\d{{1,3}}(?:[â-]\d{{1,3 ...</text:p>
      <text:p text:style-name="Standard">+ <text:s text:c="64"/>~</text:p>
      <text:p text:style-name="Standard">Missing closing '}' in statement block or type definition.</text:p>
      <text:p text:style-name="Standard">Not all parse errors were reported. <text:s/>Correct the reported errors and try again.</text:p>
      <text:p text:style-name="Standard"><text:s text:c="4"/>+ CategoryInfo <text:s text:c="9"/>: ParserError: (:) [], ParentContainsErrorRecordException</text:p>
      <text:p text:style-name="Standard"><text:s text:c="4"/>+ FullyQualifiedErrorId : ExpectedValueExpression</text:p>
      <text:p text:style-name="Standard"/>
      <text:p text:style-name="Standard">PS F:\F Drive&gt; Unexpected token ']' in expression or statement.</text:p>
      <text:p text:style-name="Standard">Unexpected : The term 'Unexpected' is not recognized as the name of a cmdlet, function, script file, or operable</text:p>
      <text:p text:style-name="Standard">program. Check the spelling of the name, or if a path was included, verify that the path is correct and try again.</text:p>
      <text:p text:style-name="Standard">At line:1 char:1</text:p>
      <text:p text:style-name="Standard">+ ~~~~~~~~~~</text:p>
      <text:p text:style-name="Standard"><text:s text:c="4"/>+ CategoryInfo <text:s text:c="9"/>: ObjectNotFound: (Unexpected:String) [], CommandNotFoundException</text:p>
      <text:p text:style-name="Standard"><text:s text:c="4"/>+ FullyQualifiedErrorId : CommandNotFoundException</text:p>
      <text:p text:style-name="Standard"/>
      <text:p text:style-name="Standard">PS F:\F Drive&gt; At F:\F Drive\modules\ResearchBaseTools\ResearchBaseTools.psm1:8 char:344</text:p>
      <text:p text:style-name="Standard">The AT command has been deprecated. Please use schtasks.exe instead.</text:p>
      <text:p text:style-name="Standard"/>
      <text:p text:style-name="Standard">Invalid command.</text:p>
      <text:p text:style-name="Standard"/>
      <text:p text:style-name="Standard">The AT command schedules commands and programs to run on a computer at</text:p>
      <text:p text:style-name="Standard">a specified time and date. The Schedule service must be running to use</text:p>
      <text:p text:style-name="Standard">the AT command.</text:p>
      <text:p text:style-name="Standard"/>
      <text:p text:style-name="Standard">AT [\\computername] [ [id] [/DELETE] | /DELETE [/YES]]</text:p>
      <text:p text:style-name="Standard">AT [\\computername] time [/INTERACTIVE]</text:p>
      <text:p text:style-name="Standard"><text:s text:c="4"/>[ /EVERY:date[,...] | /NEXT:date[,...]] "command"</text:p>
      <text:p text:style-name="Standard"/>
      <text:p text:style-name="Standard">\\computername <text:s text:c="4"/>Specifies a remote computer. Commands are scheduled on the</text:p>
      <text:p text:style-name="Standard"><text:soft-page-break/><text:s text:c="19"/>local computer if this parameter is omitted.</text:p>
      <text:p text:style-name="Standard">id <text:s text:c="16"/>Is an identification number assigned to a scheduled</text:p>
      <text:p text:style-name="Standard"><text:s text:c="19"/>command.</text:p>
      <text:p text:style-name="Standard">/delete <text:s text:c="11"/>Cancels a scheduled command. If id is omitted, all the</text:p>
      <text:p text:style-name="Standard"><text:s text:c="19"/>scheduled commands on the computer are canceled.</text:p>
      <text:p text:style-name="Standard">/yes <text:s text:c="14"/>Used with cancel all jobs command when no further</text:p>
      <text:p text:style-name="Standard"><text:s text:c="19"/>confirmation is desired.</text:p>
      <text:p text:style-name="Standard">time <text:s text:c="14"/>Specifies the time when command is to run.</text:p>
      <text:p text:style-name="Standard">/interactive <text:s text:c="6"/>Allows the job to interact with the desktop of the user</text:p>
      <text:p text:style-name="Standard"><text:s text:c="19"/>who is logged on at the time the job runs.</text:p>
      <text:p text:style-name="Standard">/every:date[,...] <text:s/>Runs the command on each specified day(s) of the week or</text:p>
      <text:p text:style-name="Standard"><text:s text:c="19"/>month. If date is omitted, the current day of the month</text:p>
      <text:p text:style-name="Standard"><text:s text:c="19"/>is assumed.</text:p>
      <text:p text:style-name="Standard">/next:date[,...] <text:s text:c="2"/>Runs the specified command on the next occurrence of the</text:p>
      <text:p text:style-name="Standard"><text:s text:c="19"/>day (for example, next Thursday). <text:s/>If date is omitted, the</text:p>
      <text:p text:style-name="Standard"><text:s text:c="19"/>current day of the month is assumed.</text:p>
      <text:p text:style-name="Standard">"command" <text:s text:c="9"/>Is the Windows NT command, or batch program to be run.</text:p>
      <text:p text:style-name="Standard">PS F:\F Drive&gt; + ... <text:s/>-join '|'); $pat = ("\b(?:{0})\s+\d{{1,3}}:\d{{1,3}}(?:[â-]\d{{1,3 ...</text:p>
      <text:p text:style-name="Standard">&gt;&gt; + <text:s text:c="65"/>~</text:p>
      <text:p text:style-name="Standard">&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At line:1 char:2</text:p>
      <text:p text:style-name="Standard">+ + ... <text:s/>-join '|'); $pat = ("\b(?:{0})\s+\d{{1,3}}:\d{{1,3}}(?:[â-]\d{ ...</text:p>
      <text:p text:style-name="Standard">+ <text:s/>~</text:p>
      <text:p text:style-name="Standard">Missing expression after unary operator '+'.</text:p>
      <text:p text:style-name="Standard">At line:1 char:5</text:p>
      <text:p text:style-name="Standard">+ + ... <text:s/>-join '|'); $pat = ("\b(?:{0})\s+\d{{1,3}}:\d{{1,3}}(?:[â-]\d{ ...</text:p>
      <text:p text:style-name="Standard">+ <text:s text:c="4"/>~</text:p>
      <text:p text:style-name="Standard">You must provide a value expression following the '..' operator.</text:p>
      <text:p text:style-name="Standard">At line:1 char:5</text:p>
      <text:p text:style-name="Standard">+ + ... <text:s/>-join '|'); $pat = ("\b(?:{0})\s+\d{{1,3}}:\d{{1,3}}(?:[â-]\d{ ...</text:p>
      <text:p text:style-name="Standard">+ <text:s text:c="4"/>~</text:p>
      <text:p text:style-name="Standard">Unexpected token '.' in expression or statement.</text:p>
      <text:p text:style-name="Standard">At line:1 char:17</text:p>
      <text:p text:style-name="Standard">+ + ... <text:s/>-join '|'); $pat = ("\b(?:{0})\s+\d{{1,3}}:\d{{1,3}}(?:[â-]\d{ ...</text:p>
      <text:p text:style-name="Standard">+ <text:s text:c="16"/>~</text:p>
      <text:p text:style-name="Standard">Unexpected token ')' in expression or statement.</text:p>
      <text:p text:style-name="Standard">At line:9 char:18</text:p>
      <text:p text:style-name="Standard">+ + ... ; $pat = ("\b(?:{0})\s+\d{{1,3}}:\d{{1,3}}(?:[â-]\d{{1,3}})?\b" ...</text:p>
      <text:p text:style-name="Standard">+ <text:s text:c="17"/>~~</text:p>
      <text:p text:style-name="Standard"><text:soft-page-break/>Unexpected token '\b' in expression or statement.</text:p>
      <text:p text:style-name="Standard">At line:9 char:18</text:p>
      <text:p text:style-name="Standard">+ + ... ; $pat = ("\b(?:{0})\s+\d{{1,3}}:\d{{1,3}}(?:[â-]\d{{1,3}})?\b" ...</text:p>
      <text:p text:style-name="Standard">+ <text:s text:c="17"/>~</text:p>
      <text:p text:style-name="Standard">Missing closing ')' in expression.</text:p>
      <text:p text:style-name="Standard">At line:13 char:20</text:p>
      <text:p text:style-name="Standard">+ + ... _"+$ts+".zip"); if(Test-Path $out){ Remove-Item $out -Force }; <text:s/>...</text:p>
      <text:p text:style-name="Standard">+ <text:s text:c="19"/>~</text:p>
      <text:p text:style-name="Standard">Unexpected token ')' in expression or statement.</text:p>
      <text:p text:style-name="Standard">At line:13 char:76</text:p>
      <text:p text:style-name="Standard">+ ... ts+".zip"); if(Test-Path $out){ Remove-Item $out -Force }; $zip=[ ...</text:p>
      <text:p text:style-name="Standard">+ <text:s text:c="69"/>~</text:p>
      <text:p text:style-name="Standard">Missing type name after '['.</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 <text:s text:c="16"/>~~~~~~~~~~~~~~~~~~~~~~~~~~~~~~~~~~~~~~~~~~~~~~~~~~~~~~~~~</text:p>
      <text:p text:style-name="Standard">At line:1 char:2</text:p>
      <text:p text:style-name="Standard">+ + <text:s text:c="16"/>~~~~~~~~~~~~~~~~~~~~~~~~~~~~~~~~~~~~~~~~~~~~~~~~~~~ ...</text:p>
      <text:p text:style-name="Standard">+ <text:s/>~</text:p>
      <text:p text:style-name="Standard">Missing expression after unary operator '+'.</text:p>
      <text:p text:style-name="Standard">At line:1 char:19</text:p>
      <text:p text:style-name="Standard">+ ... <text:s text:c="12"/>~~~~~~~~~~~~~~~~~~~~~~~~~~~~~~~~~~~~~~~~~~~~~~~~~~~~~~~~~ ...</text:p>
      <text:p text:style-name="Standard">+ <text:s text:c="16"/>~~~~~~~~~~~~~~~~~~~~~~~~~~~~~~~~~~~~~~~~~~~~~~~~~~~~~~~~~</text:p>
      <text:p text:style-name="Standard">Unexpected token '~~~~~~~~~~~~~~~~~~~~~~~~~~~~~~~~~~~~~~~~~~~~~~~~~~~~~~~~~' in expression or statement.</text:p>
      <text:p text:style-name="Standard"><text:s text:c="4"/>+ CategoryInfo <text:s text:c="9"/>: ParserError: (:) [], ParentContainsErrorRecordException</text:p>
      <text:p text:style-name="Standard"><text:s text:c="4"/>+ FullyQualifiedErrorId : MissingExpressionAfterOperator</text:p>
      <text:p text:style-name="Standard"/>
      <text:p text:style-name="Standard">PS F:\F Drive&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PS F:\F Drive&gt; # index files should exist and be growing over time</text:p>
      <text:p text:style-name="Standard">&gt;&gt; PS F:\F Drive&gt; Get-ChildItem ".\ResearchBase\09_datasets_indices\*.ndjson"</text:p>
      <text:p text:style-name="Standard">&gt;&gt;</text:p>
      <text:p text:style-name="Standard">&gt;&gt;</text:p>
      <text:p text:style-name="Standard">&gt;&gt; <text:s text:c="4"/>Directory: F:\F Drive\ResearchBase\09_datasets_indices</text:p>
      <text:p text:style-name="Standard">&gt;&gt;</text:p>
      <text:p text:style-name="Standard">&gt;&gt;</text:p>
      <text:p text:style-name="Standard">&gt;&gt; Mode <text:s text:c="16"/>LastWriteTime <text:s text:c="8"/>Length Name</text:p>
      <text:p text:style-name="Standard">&gt;&gt; ---- <text:s text:c="16"/>------------- <text:s text:c="8"/>------ ----</text:p>
      <text:p text:style-name="Standard">&gt;&gt; -a---- <text:s text:c="7"/>10/16/2025 <text:s text:c="2"/>1:27 AM <text:s text:c="10"/>9811 fulltext.ndjson</text:p>
      <text:p text:style-name="Standard">&gt;&gt; -a---- <text:s text:c="7"/>10/16/2025 <text:s text:c="2"/>1:27 AM <text:s text:c="9"/>45446 lines.ndjson</text:p>
      <text:p text:style-name="Standard">&gt;&gt; -a---- <text:s text:c="7"/>10/16/2025 <text:s text:c="2"/>1:27 AM <text:s text:c="11"/>320 refs.ndjson</text:p>
      <text:p text:style-name="Standard">&gt;&gt;</text:p>
      <text:p text:style-name="Standard">&gt;&gt;</text:p>
      <text:p text:style-name="Standard">&gt;&gt; PS F:\F Drive&gt;</text:p>
      <text:p text:style-name="Standard"><text:soft-page-break/>&gt;&gt; PS F:\F Drive&gt; # manual import to confirm the module is loadable</text:p>
      <text:p text:style-name="Standard">&gt;&gt; PS F:\F Drive&gt; Import-Module -Force .\modules\ResearchBaseTools\ResearchBaseTools.psd1</text:p>
      <text:p text:style-name="Standard">&gt;&gt; At F:\F Drive\modules\ResearchBaseTools\ResearchBaseTools.psm1:8 char:344</text:p>
      <text:p text:style-name="Standard">&gt;&gt; + ... <text:s/>-join '|'); $pat = ("\b(?:{0})\s+\d{{1,3}}:\d{{1,3}}(?:[â-]\d{{1,3 ...</text:p>
      <text:p text:style-name="Standard">&gt;&gt; + <text:s text:c="65"/>~</text:p>
      <text:p text:style-name="Standard">&gt;&gt; You must provide a value expression following the '-' operator.</text:p>
      <text:p text:style-name="Standard">&gt;&gt; At F:\F Drive\modules\ResearchBaseTools\ResearchBaseTools.psm1:8 char:344</text:p>
      <text:p text:style-name="Standard">&gt;&gt; + ... -join '|'); $pat = ("\b(?:{0})\s+\d{{1,3}}:\d{{1,3}}(?:[â-]\d{{1,3} ...</text:p>
      <text:p text:style-name="Standard">&gt;&gt; + <text:s text:c="64"/>~</text:p>
      <text:p text:style-name="Standard">&gt;&gt; Unexpected token ']' in expression or statement.</text:p>
      <text:p text:style-name="Standard">&gt;&gt; At F:\F Drive\modules\ResearchBaseTools\ResearchBaseTools.psm1:8 char:344</text:p>
      <text:p text:style-name="Standard">&gt;&gt; + ... <text:s/>-join '|'); $pat = ("\b(?:{0})\s+\d{{1,3}}:\d{{1,3}}(?:[â-]\d{{1,3 ...</text:p>
      <text:p text:style-name="Standard">&gt;&gt; + <text:s text:c="65"/>~</text:p>
      <text:p text:style-name="Standard">&gt;&gt; Missing closing ')' in expression.</text:p>
      <text:p text:style-name="Standard">&gt;&gt; At F:\F Drive\modules\ResearchBaseTools\ResearchBaseTools.psm1:8 char:25</text:p>
      <text:p text:style-name="Standard">&gt;&gt; + function Get-RBRefRegex { $rows=Get-Content -LiteralPath (Join-Path ( ...</text:p>
      <text:p text:style-name="Standard">&gt;&gt; + <text:s text:c="24"/>~</text:p>
      <text:p text:style-name="Standard">&gt;&gt; Missing closing '}' in statement block or type definition.</text:p>
      <text:p text:style-name="Standard">&gt;&gt; At F:\F Drive\modules\ResearchBaseTools\ResearchBaseTools.psm1:8 char:354</text:p>
      <text:p text:style-name="Standard">&gt;&gt; + ... ; $pat = ("\b(?:{0})\s+\d{{1,3}}:\d{{1,3}}(?:[â-]\d{{1,3}})?\b" -f <text:s/>...</text:p>
      <text:p text:style-name="Standard">&gt;&gt; + <text:s text:c="64"/>~</text:p>
      <text:p text:style-name="Standard">&gt;&gt; Unexpected token ')' in expression or statement.</text:p>
      <text:p text:style-name="Standard">&gt;&gt; At F:\F Drive\modules\ResearchBaseTools\ResearchBaseTools.psm1:14 char:255</text:p>
      <text:p text:style-name="Standard">&gt;&gt; + ... _"+$ts+".zip"); if(Test-Path $out){ Remove-Item $out -Force }; $zip=[ ...</text:p>
      <text:p text:style-name="Standard">&gt;&gt; + <text:s text:c="16"/>~~~~~~~~~~~~~~~~~~~~~~~~~~~~~~~~~~~~~~~~~~~~~~~~~~~~~~~~~</text:p>
      <text:p text:style-name="Standard">&gt;&gt; The string is missing the terminator: ".</text:p>
      <text:p text:style-name="Standard">&gt;&gt; <text:s text:c="4"/>+ CategoryInfo <text:s text:c="9"/>: ParserError: (:) [], ParentContainsErrorRecordException</text:p>
      <text:p text:style-name="Standard">&gt;&gt; <text:s text:c="4"/>+ FullyQualifiedErrorId : ExpectedValueExpression</text:p>
      <text:p text:style-name="Standard">&gt;&gt;</text:p>
      <text:p text:style-name="Standard">&gt;&gt; Import-Module : The module to process 'ResearchBaseTools.psm1', listed in field 'ModuleToProcess/RootModule' of module</text:p>
      <text:p text:style-name="Standard">&gt;&gt; manifest 'F:\F Drive\modules\ResearchBaseTools\ResearchBaseTools.psd1' was not processed because no valid module was</text:p>
      <text:p text:style-name="Standard">&gt;&gt; found in any module directory.</text:p>
      <text:p text:style-name="Standard">&gt;&gt; At line:1 char:1</text:p>
      <text:p text:style-name="Standard">&gt;&gt; + Import-Module -Force .\modules\ResearchBaseTools\ResearchBaseTools.ps ...</text:p>
      <text:p text:style-name="Standard">&gt;&gt; + ~~~~~~~~~~~~~~~~~~~~~~~~~~~~~~~~~~~~~~~~~~~~~~~~~~~~~~~~~~~~~~~~~~~~~</text:p>
      <text:p text:style-name="Standard">&gt;&gt; <text:s text:c="4"/>+ CategoryInfo <text:s text:c="9"/>: ResourceUnavailable: (ResearchBaseTools:String) [Import-Module], PSInvalidOperationExcep</text:p>
      <text:p text:style-name="Standard">&gt;&gt; <text:s text:c="3"/>tion</text:p>
      <text:p text:style-name="Standard">&gt;&gt; <text:s text:c="4"/>+ FullyQualifiedErrorId : Modules_ModuleFileNotFound,Microsoft.PowerShell.Commands.ImportModuleCommand</text:p>
      <text:p text:style-name="Standard">&gt;&gt;</text:p>
      <text:p text:style-name="Standard">&gt;&gt; PS F:\F Drive&gt; Get-Command -Module ResearchBaseTools</text:p>
      <text:p text:style-name="Standard">&gt;&gt; PS F:\F Drive&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6T12:39:31.011341700</meta:creation-date>
    <dc:date>2025-10-16T12:39:40.372927400</dc:date>
    <meta:editing-duration>PT10S</meta:editing-duration>
    <meta:editing-cycles>1</meta:editing-cycles>
    <meta:document-statistic meta:table-count="0" meta:image-count="0" meta:object-count="0" meta:page-count="66" meta:paragraph-count="2585" meta:word-count="18863" meta:character-count="155575" meta:non-whitespace-character-count="124249"/>
    <meta:generator>LibreOffice/25.8.2.2$Windows_X86_64 LibreOffice_project/d401f2107ccab8f924a8e2df40f573aab7605b6f</meta:generator>
  </office:meta>
</office:document-meta>
</file>